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51.66pt"/>
    </style:style>
    <style:style style:name="co2" style:family="table-column">
      <style:table-column-properties fo:break-before="auto" style:column-width="673.91pt"/>
    </style:style>
    <style:style style:name="co3" style:family="table-column">
      <style:table-column-properties fo:break-before="auto" style:column-width="71.74pt"/>
    </style:style>
    <style:style style:name="co4" style:family="table-column">
      <style:table-column-properties fo:break-before="auto" style:column-width="127.36pt"/>
    </style:style>
    <style:style style:name="co5" style:family="table-column">
      <style:table-column-properties fo:break-before="auto" style:column-width="407.59pt"/>
    </style:style>
    <style:style style:name="co6" style:family="table-column">
      <style:table-column-properties fo:break-before="auto" style:column-width="64.01pt"/>
    </style:style>
    <style:style style:name="co7" style:family="table-column">
      <style:table-column-properties fo:break-before="auto" style:column-width="108.06pt"/>
    </style:style>
    <style:style style:name="co8" style:family="table-column">
      <style:table-column-properties fo:break-before="auto" style:column-width="316.49pt"/>
    </style:style>
    <style:style style:name="ro1" style:family="table-row">
      <style:table-row-properties style:row-height="54pt" fo:break-before="auto" style:use-optimal-row-height="false"/>
    </style:style>
    <style:style style:name="ro2" style:family="table-row">
      <style:table-row-properties style:row-height="36pt"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2">
      <style:table-cell-properties style:text-align-source="fix" style:repeat-content="false" fo:wrap-option="wrap"/>
      <style:paragraph-properties fo:text-align="center" fo:margin-left="0pt"/>
      <style:text-properties fo:font-weight="bold" style:font-weight-asian="bold" style:font-weight-complex="bold"/>
    </style:style>
    <style:style style:name="ce4" style:family="table-cell" style:parent-style-name="Default" style:data-style-name="N2">
      <style:table-cell-properties fo:wrap-option="wrap"/>
    </style:style>
    <style:style style:name="ce5" style:family="table-cell" style:parent-style-name="Default">
      <style:table-cell-properties style:text-align-source="fix" style:repeat-content="false" fo:wrap-option="wrap"/>
      <style:paragraph-properties fo:text-align="start" fo:margin-left="0pt"/>
    </style:style>
    <style:style style:name="ce6" style:family="table-cell" style:parent-style-name="Default" style:data-style-name="N123">
      <style:table-cell-properties style:text-align-source="fix" style:repeat-content="false" fo:wrap-option="wrap"/>
      <style:paragraph-properties fo:text-align="center" fo:margin-left="0pt"/>
      <style:text-properties fo:font-weight="bold" style:font-weight-asian="bold" style:font-weight-complex="bold"/>
    </style:style>
    <style:style style:name="ce7" style:family="table-cell" style:parent-style-name="Default" style:data-style-name="N123">
      <style:table-cell-properties fo:wrap-option="wrap"/>
    </style:style>
    <style:style style:name="ce8" style:family="table-cell" style:parent-style-name="Default">
      <style:table-cell-properties style:text-align-source="fix" style:repeat-content="false" fo:wrap-option="wrap"/>
      <style:paragraph-properties fo:text-align="start" fo:margin-left="0pt"/>
      <style:text-properties fo:font-weight="bold" style:font-weight-asian="bold" style:font-weight-complex="bold"/>
    </style:style>
  </office:automatic-styles>
  <office:body>
    <office:spreadsheet>
      <table:calculation-settings table:automatic-find-labels="false"/>
      <table:table table:name="ProfileManager Doc2Vec" table:style-name="ta1">
        <table:table-column table:style-name="co1" table:default-cell-style-name="ce2"/>
        <table:table-column table:style-name="co2" table:default-cell-style-name="ce2"/>
        <table:table-column table:style-name="co3" table:default-cell-style-name="ce4"/>
        <table:table-column table:style-name="co4" table:default-cell-style-name="ce2"/>
        <table:table-column table:style-name="co5" table:default-cell-style-name="ce2"/>
        <table:table-column table:style-name="co6" table:number-columns-repeated="1019" table:default-cell-style-name="ce2"/>
        <table:table-row table:style-name="ro1">
          <table:table-cell table:style-name="ce1" office:value-type="string" calcext:value-type="string">
            <text:p>Category Descriptions</text:p>
          </table:table-cell>
          <table:table-cell table:style-name="ce1" office:value-type="string" calcext:value-type="string">
            <text:p>Sentence</text:p>
          </table:table-cell>
          <table:table-cell table:style-name="ce3" office:value-type="string" calcext:value-type="string">
            <text:p>Score</text:p>
          </table:table-cell>
          <table:table-cell table:style-name="ce1" office:value-type="string" calcext:value-type="string">
            <text:p>Category</text:p>
          </table:table-cell>
          <table:table-cell table:style-name="ce1" office:value-type="string" calcext:value-type="string">
            <text:p>Notes</text:p>
          </table:table-cell>
          <table:table-cell table:number-columns-repeated="1019"/>
        </table:table-row>
        <table:table-row table:style-name="ro1">
          <table:table-cell office:value-type="string" calcext:value-type="string">
            <text:p>Useful w/o Context – The statement provides insight into the company (management, practices, etc.) without needing context from the source document</text:p>
          </table:table-cell>
          <table:table-cell office:value-type="string" calcext:value-type="string">
            <text:p>these challeng add to the uncertainti of the legisl chang enact a part of aca</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Company affected by ACA</text:p>
          </table:table-cell>
          <table:table-cell table:number-columns-repeated="1019"/>
        </table:table-row>
        <table:table-row table:style-name="ro1">
          <table:table-cell office:value-type="string" calcext:value-type="string">
            <text:p>Useful w/ Context – The statement provides insight into the company (management, practices, etc.) with context from the source document</text:p>
          </table:table-cell>
          <table:table-cell office:value-type="string" calcext:value-type="string">
            <text:p>histor <text:s/>product launch in the european union do not follow price structur of the unit state and gener tend to be significantli lower</text:p>
          </table:table-cell>
          <table:table-cell office:value-type="float" office:value="0.768063106478576" calcext:value-type="float">
            <text:p>0.77</text:p>
          </table:table-cell>
          <table:table-cell office:value-type="string" calcext:value-type="string">
            <text:p>Useful w/o Context</text:p>
          </table:table-cell>
          <table:table-cell office:value-type="string" calcext:value-type="string">
            <text:p>EU price structures different and lower than US generally</text:p>
          </table:table-cell>
          <table:table-cell table:number-columns-repeated="1019"/>
        </table:table-row>
        <table:table-row table:style-name="ro1">
          <table:table-cell office:value-type="string" calcext:value-type="string">
            <text:p>Uninformative – The statement does not contain any useful information</text:p>
          </table:table-cell>
          <table:table-cell office:value-type="string" calcext:value-type="string">
            <text:p>remuner is broadli defin to includ anyth of valu <text:s/>such a <text:s/>cash payment <text:s/>gift or gift certif <text:s/>discount <text:s/>or the furnish of servic <text:s/>suppli or equip</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office:value-type="string" calcext:value-type="string">
            <text:p>Incoherent – The information does not have any meaningful interpretation</text:p>
          </table:table-cell>
          <table:table-cell office:value-type="string" calcext:value-type="string">
            <text:p>state and feder prohibit on fals claim the feder fals claim act impos liabil on ani person or entiti that <text:s/>among other thing <text:s/>knowingli present <text:s/>or caus to be present <text:s/>a fals or fraudul claim for payment to the feder govern</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the number of file under these provis ha increas significantli in recent year</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The number of files under these provisions has increased significantly in recent years.”</text:p>
          </table:table-cell>
          <table:table-cell table:number-columns-repeated="1019"/>
        </table:table-row>
        <table:table-row table:style-name="ro1">
          <table:table-cell/>
          <table:table-cell office:value-type="string" calcext:value-type="string">
            <text:p>when an entiti is determin to have violat the fals claim act <text:s/>it may be requir to pay up to three time the actual damag sustain by the govern <text:s/>plu civil penalti for each fals claim</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conduct that violat the fals claim act may also lead to exclus from the feder health care program</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our employe in the commerci organ are engag in sell and market iclusig and our scientif and clinic develop personnel are engag in research and develop of futur product</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Company is associated with Iclusig</text:p>
          </table:table-cell>
          <table:table-cell table:number-columns-repeated="1019"/>
        </table:table-row>
        <table:table-row table:style-name="ro1">
          <table:table-cell/>
          <table:table-cell office:value-type="string" calcext:value-type="string">
            <text:p>while we believ that iclusig ha a competit commerci profil <text:s/>our current estim of the revenu that iclusig could gener in futur period may chang base upon the abov factor <text:s/>and could be wrong</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Iclusig has a competitive commercial profile</text:p>
          </table:table-cell>
          <table:table-cell table:number-columns-repeated="1019"/>
        </table:table-row>
        <table:table-row table:style-name="ro1">
          <table:table-cell/>
          <table:table-cell office:value-type="string" calcext:value-type="string">
            <text:p>for exampl <text:s/>physician may elect not to prescrib our drug <text:s/>and patient may elect not to request or take them for a varieti of reason <text:s/>includ lower demonstr or perceiv clinic safeti and efficaci compar to other drug <text:s/>preval and sever of advers event or other side effect <text:s/>lack of cost-effect <text:s/>lack of reimburs avail from third-parti payor <text:s/>a decis to wait for the approv of other therapi that are believ to have signific advantag over our drug and drug candid <text:s/>conveni and eas of administr <text:s/>other potenti advantag of altern treatment method <text:s/>or ineffect market and distribut support</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compet drug or technolog may render some or all of our product or futur product noncompetit or obsolet</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Having all of your products be obsolete matters</text:p>
          </table:table-cell>
          <table:table-cell table:number-columns-repeated="1019"/>
        </table:table-row>
        <table:table-row table:style-name="ro1">
          <table:table-cell/>
          <table:table-cell office:value-type="string" calcext:value-type="string">
            <text:p>mani of these entiti also have substanti greater research <text:s/>develop <text:s/>manufactur and market resourc and experi than u</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Indicates market position and weakness of company</text:p>
          </table:table-cell>
          <table:table-cell table:number-columns-repeated="1019"/>
        </table:table-row>
        <table:table-row table:style-name="ro1">
          <table:table-cell/>
          <table:table-cell office:value-type="string" calcext:value-type="string">
            <text:p>compet product on the market or in develop may also lead u and our collabor to revis or ceas develop of our product candid in one or more indic for commerci reason <text:s/>even where clinic data may be promis</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Common Knowledge</text:p>
          </table:table-cell>
          <table:table-cell table:number-columns-repeated="1019"/>
        </table:table-row>
        <table:table-row table:style-name="ro1">
          <table:table-cell/>
          <table:table-cell office:value-type="string" calcext:value-type="string">
            <text:p>furthermor <text:s/>potenti competit commerci factor may influenc futur decis and direct by u or our collabor on which clinic indic to pursu and when</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our loss have result princip from cost incur in research and develop of our product candid <text:s/>includ clinic develop of iclusig <text:s/>ap26113 and ridaforolimu <text:s/>prior to our licens with merck <text:s text:c="2"/>and from gener and administr cost <text:s/>includ cost incur to prosecut and protect our intellectu properti</text:p>
          </table:table-cell>
          <table:table-cell office:value-type="float" office:value="0.768063106478576" calcext:value-type="float">
            <text:p>0.77</text:p>
          </table:table-cell>
          <table:table-cell office:value-type="string" calcext:value-type="string">
            <text:p>Useful w/o Context</text:p>
          </table:table-cell>
          <table:table-cell office:value-type="string" calcext:value-type="string">
            <text:p>Merck licensing Ridaforlimu and company incurring losses due to R&amp;D</text:p>
          </table:table-cell>
          <table:table-cell table:number-columns-repeated="1019"/>
        </table:table-row>
        <table:table-row table:style-name="ro1">
          <table:table-cell/>
          <table:table-cell office:value-type="string" calcext:value-type="string">
            <text:p>insuffici fund may jeopard our research and develop program and may requir u to reduc our oper or prevent commerci of our product and technolog</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R&amp;D in jeopardy</text:p>
          </table:table-cell>
          <table:table-cell table:number-columns-repeated="1019"/>
        </table:table-row>
        <table:table-row table:style-name="ro1">
          <table:table-cell/>
          <table:table-cell office:value-type="string" calcext:value-type="string">
            <text:p>most of our oper revenu to date ha been gener through previou collabor research and develop agreement and exist licens</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Most operating revenue has come from previous collaborative research and development agreements and existing licenses</text:p>
          </table:table-cell>
          <table:table-cell table:number-columns-repeated="1019"/>
        </table:table-row>
        <table:table-row table:style-name="ro1">
          <table:table-cell/>
          <table:table-cell office:value-type="string" calcext:value-type="string">
            <text:p>howev <text:s/>such addit fund may not be avail at all <text:s/>or on term accept to u</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Why is funding needed?</text:p>
          </table:table-cell>
          <table:table-cell table:number-columns-repeated="1019"/>
        </table:table-row>
        <table:table-row table:style-name="ro1">
          <table:table-cell/>
          <table:table-cell office:value-type="string" calcext:value-type="string">
            <text:p>our manag must make forecast decis regard futur revenu in the cours of busi plan despit thi uncertainti <text:s/>and actual result of oper may deviat materi from project result</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our financi result depend on manag select of account method and certain assumpt and estim</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signific estim that may be made by u includ assumpt use in the determin of revenu recognit <text:s/>fair valu measur of tangibl and intang asset <text:s/>research and develop expens and stock-bas compens</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Accounting jargon</text:p>
          </table:table-cell>
          <table:table-cell table:number-columns-repeated="1019"/>
        </table:table-row>
        <table:table-row table:style-name="ro1">
          <table:table-cell/>
          <table:table-cell office:value-type="string" calcext:value-type="string">
            <text:p>although we base our estim and judgment on histor experi <text:s/>our interpret of exist account literatur and on variou other assumpt that we believ to be reason under the circumst <text:s/>if our assumpt prove to be materi incorrect <text:s/>actual result may differ materi from these estim</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signific addit loss or insuffici fund may caus u to default on certain coven of our loan document</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Company may default on stipulations in loan covenant (large effect on credit rating)</text:p>
          </table:table-cell>
          <table:table-cell table:number-columns-repeated="1019"/>
        </table:table-row>
        <table:table-row table:style-name="ro1">
          <table:table-cell/>
          <table:table-cell office:value-type="string" calcext:value-type="string">
            <text:p>risk relat to our relianc on third parti we depend on third-parti manufactur <text:s/>includ sole sourc supplier <text:s/>to manufactur iclusig and our product candid and the materi we requir for our clinic trial</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Company is largely dependent on sole source third party manufacturer</text:p>
          </table:table-cell>
          <table:table-cell table:number-columns-repeated="1019"/>
        </table:table-row>
        <table:table-row table:style-name="ro1">
          <table:table-cell/>
          <table:table-cell office:value-type="string" calcext:value-type="string">
            <text:p>moreov <text:s/>some of these altern manufactur will have to be approv by the fda befor we can use them for manufactur iclusig</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there can be no assur <text:s/>howev <text:s/>that failur of ani of our origin sole sourc third parti manufactur to meet our commerci demand for iclusig in a time manner <text:s/>or our failur to engag qualifi addit or back-up supplier for the commerci suppli of iclusig <text:s/>would not have a materi advers effect on commerci of iclusig and our busi</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Company is largely dependent on sole source third party manufacturer</text:p>
          </table:table-cell>
          <table:table-cell table:number-columns-repeated="1019"/>
        </table:table-row>
        <table:table-row table:style-name="ro1">
          <table:table-cell/>
          <table:table-cell office:value-type="string" calcext:value-type="string">
            <text:p>these modif may requir u to re-evalu our resourc and the resourc of our third-parti manufactur <text:s/>which could result in abrupt chang in our product method and suppli</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An abrupt change can have large effects on profitability</text:p>
          </table:table-cell>
          <table:table-cell table:number-columns-repeated="1019"/>
        </table:table-row>
        <table:table-row table:style-name="ro1">
          <table:table-cell/>
          <table:table-cell office:value-type="string" calcext:value-type="string">
            <text:p>thi would increas our relianc on that manufactur or requir u to obtain a licens from that manufactur in order to have iclusig or our drug candid manufactur by other supplier util the same process</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the failur of our third parti manufactur to meet our commerci demand for iclusig in a time manner <text:s/>or our failur to engag qualifi addit or back-up supplier for the commerci suppli of iclusig <text:s/>would have a materi advers effect on our busi <text:s/>result of oper and financi posit</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company producing Iclusig has a lot of risk dependent on third party manufacturers.</text:p>
          </table:table-cell>
          <table:table-cell table:number-columns-repeated="1019"/>
        </table:table-row>
        <table:table-row table:style-name="ro1">
          <table:table-cell/>
          <table:table-cell office:value-type="string" calcext:value-type="string">
            <text:p>becaus we have licens ridaforolimu to merck <text:s/>we have no control over it develop and commerci</text:p>
          </table:table-cell>
          <table:table-cell office:value-type="float" office:value="0.768063106478576" calcext:value-type="float">
            <text:p>0.77</text:p>
          </table:table-cell>
          <table:table-cell office:value-type="string" calcext:value-type="string">
            <text:p>Useful w/o Context</text:p>
          </table:table-cell>
          <table:table-cell office:value-type="string" calcext:value-type="string">
            <text:p>Merck is licensing Ridaforolimu</text:p>
          </table:table-cell>
          <table:table-cell table:number-columns-repeated="1019"/>
        </table:table-row>
        <table:table-row table:style-name="ro1">
          <table:table-cell/>
          <table:table-cell office:value-type="string" calcext:value-type="string">
            <text:p>among other provis <text:s/>merck is respons for the develop of ridaforolimu in 29 tabl of content multipl oncolog indic</text:p>
          </table:table-cell>
          <table:table-cell office:value-type="float" office:value="0.768063106478576" calcext:value-type="float">
            <text:p>0.77</text:p>
          </table:table-cell>
          <table:table-cell office:value-type="string" calcext:value-type="string">
            <text:p>Useful w/o Context</text:p>
          </table:table-cell>
          <table:table-cell office:value-type="string" calcext:value-type="string">
            <text:p>Merck is responsible for the development of Ridaforolimu</text:p>
          </table:table-cell>
          <table:table-cell table:number-columns-repeated="1019"/>
        </table:table-row>
        <table:table-row table:style-name="ro1">
          <table:table-cell/>
          <table:table-cell office:value-type="string" calcext:value-type="string">
            <text:p>merck failur to devot suffici financi and other resourc to the develop plan may delay the clinic develop of ridaforolimu <text:s/>which could lead to the delay in payment of clinic and regulatori mileston under our agreement and may delay eventu commerci of a product candid and ani royalti we could receiv on commerci sale</text:p>
          </table:table-cell>
          <table:table-cell office:value-type="float" office:value="0.768063106478576" calcext:value-type="float">
            <text:p>0.77</text:p>
          </table:table-cell>
          <table:table-cell office:value-type="string" calcext:value-type="string">
            <text:p>Useful w/o Context</text:p>
          </table:table-cell>
          <table:table-cell office:value-type="string" calcext:value-type="string">
            <text:p>Merck is associated with Ridaforolimu and company is dependent on both</text:p>
          </table:table-cell>
          <table:table-cell table:number-columns-repeated="1019"/>
        </table:table-row>
        <table:table-row table:style-name="ro1">
          <table:table-cell/>
          <table:table-cell office:value-type="string" calcext:value-type="string">
            <text:p>while we have patent or patent applic with composition-of-matt claim for iclusig and each of our product candid <text:s/>onli a portion of these patent have been grant to date</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Company filed a patent for Iclusig with composition-of-matt(?) claim</text:p>
          </table:table-cell>
          <table:table-cell table:number-columns-repeated="1019"/>
        </table:table-row>
        <table:table-row table:style-name="ro1">
          <table:table-cell/>
          <table:table-cell office:value-type="string" calcext:value-type="string">
            <text:p>third parti <text:s/>includ a number of our competitor <text:s/>have develop compet andor complementari technolog upon which patent applic have been file and patent have been grant</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such conflict could limit the scope of the patent that we may be abl to obtain or may result in the denial of our patent applic</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May not be able to patent </text:p>
          </table:table-cell>
          <table:table-cell table:number-columns-repeated="1019"/>
        </table:table-row>
        <table:table-row table:style-name="ro1">
          <table:table-cell/>
          <table:table-cell office:value-type="string" calcext:value-type="string">
            <text:p>our patent a issu or a subsequ limit by ani litig might not contain claim that are suffici broad to prevent other from circumv our patent protect and util our technolog</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Patent may not protect (company)</text:p>
          </table:table-cell>
          <table:table-cell table:number-columns-repeated="1019"/>
        </table:table-row>
        <table:table-row table:style-name="ro1">
          <table:table-cell/>
          <table:table-cell office:value-type="string" calcext:value-type="string">
            <text:p>the law of some foreign jurisdict do not protect intellectu properti right to the same extent a in the unit state and other compani have encount signific difficulti in protect and defend such right in foreign jurisdict</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moreov <text:s/>the growth of local biotechnolog compani and the expans of major pharmaceut compani into the cambridg <text:s/>massachusett area have increas competit for the avail pool of skill employe <text:s/>especi in technic field <text:s/>and the high cost of live in the cambridg area make it difficult to attract employe from other part of the countri to these area</text:p>
          </table:table-cell>
          <table:table-cell office:value-type="float" office:value="0.768063106478576" calcext:value-type="float">
            <text:p>0.77</text:p>
          </table:table-cell>
          <table:table-cell office:value-type="string" calcext:value-type="string">
            <text:p>Useful w/o Context</text:p>
          </table:table-cell>
          <table:table-cell office:value-type="string" calcext:value-type="string">
            <text:p>Labor competition in Cambridge Mass for pharma</text:p>
          </table:table-cell>
          <table:table-cell table:number-columns-repeated="1019"/>
        </table:table-row>
        <table:table-row table:style-name="ro1">
          <table:table-cell/>
          <table:table-cell office:value-type="string" calcext:value-type="string">
            <text:p>failur to compli with domest or foreign law could result in variou advers consequ <text:s/>includ the possibl delay in approv or refus to approv a product <text:s/>recal <text:s/>seizur <text:s/>withdraw of an approv product from the market <text:s/>the imposit of civil or crimin sanction <text:s/>the prosecut of execut overse our intern oper and correspond advers public and neg percept of our compani in foreign countri</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the valu to employe of stock-rel benefit that vest over time <text:s/>such a option and restrict stock unit <text:s/>will be significantli affect by movement in our stock price that we can not control <text:s/>and may at ani point in time be insuffici to counteract more lucr offer from other compani</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Stock based benefits without concrete effects</text:p>
          </table:table-cell>
          <table:table-cell table:number-columns-repeated="1019"/>
        </table:table-row>
        <table:table-row table:style-name="ro1">
          <table:table-cell/>
          <table:table-cell office:value-type="string" calcext:value-type="string">
            <text:p>neg or inconclus result or advers medic event <text:s/>includ patient fatal that may be attribut to our product candid <text:s/>dure a clinic trial could caus it to be redon or termin</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Common knowledge (someone dying using their medication would hurt their medication)</text:p>
          </table:table-cell>
          <table:table-cell table:number-columns-repeated="1019"/>
        </table:table-row>
        <table:table-row table:style-name="ro1">
          <table:table-cell/>
          <table:table-cell office:value-type="string" calcext:value-type="string">
            <text:p>prior to commerci <text:s/>each product candid will be subject to an extens and lengthi review process in the unit state and in other countri</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befor approv ani of our product candid <text:s/>the fda will inspect the facil or facil at which the drug product is manufactur and will not approv the drug candid unless it is satisfi with our or our third-parti manufactur complianc with cgmp</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the manufactur of our product candid must compli with cgmp requir of the fda and similar requir of regulatori agenc in other countri</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moreov <text:s/>the unit state feder govern <text:s/>state govern and privat payor frequent pursu action against pharmaceut compani alleg that the compani have overst price in order to inflat reimburs rate</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pharmaceut compani have been prosecut under these law for a varieti of alleg promot and market activ <text:s/>such a provid free product to custom with the expect that the custom would bill feder program for the product <text:s/>report to price servic inflat averag wholesal price that were then use by feder program to set reimburs rate <text:s/>engag in promot for us that the fda ha not approv <text:s/>known a off-label us <text:s/>that caus claim to be submit to medicaid for non-cov off-label us <text:s/>and submit inflat best price inform to the medicaid rebat program</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although physician are permit to <text:s/>base on their medic judgment <text:s/>prescrib product for indic other than those clear or approv by the fda <text:s/>manufactur are prohibit from promot their product for such off-label us</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sanction under these feder and state law may includ civil monetari penalti <text:s/>exclus of a pharmaceut manufactur product from reimburs under govern program and crimin fine</text:p>
          </table:table-cell>
          <table:table-cell office:value-type="float" office:value="0.768063106478576" calcext:value-type="float">
            <text:p>0.77</text:p>
          </table:table-cell>
          <table:table-cell office:value-type="string" calcext:value-type="string">
            <text:p>Uninformative</text:p>
          </table:table-cell>
          <table:table-cell office:value-type="string" calcext:value-type="string">
            <text:p>Too general</text:p>
          </table:table-cell>
          <table:table-cell table:number-columns-repeated="1019"/>
        </table:table-row>
        <table:table-row table:style-name="ro1">
          <table:table-cell/>
          <table:table-cell office:value-type="string" calcext:value-type="string">
            <text:p>the physician payment sunshin provis which were enact in februari 2013 and requir pharmaceut manufactur to publicli report gift and payment made to physician and teach hospit begin in march 2014</text:p>
          </table:table-cell>
          <table:table-cell office:value-type="float" office:value="0.768063106478576" calcext:value-type="float">
            <text:p>0.77</text:p>
          </table:table-cell>
          <table:table-cell office:value-type="string" calcext:value-type="string">
            <text:p>Useful w/o Context</text:p>
          </table:table-cell>
          <table:table-cell office:value-type="string" calcext:value-type="string">
            <text:p>Describes relevant regulation with a timeframe</text:p>
          </table:table-cell>
          <table:table-cell table:number-columns-repeated="1019"/>
        </table:table-row>
        <table:table-row table:style-name="ro1">
          <table:table-cell/>
          <table:table-cell office:value-type="string" calcext:value-type="string">
            <text:p>futur health care reform measur could hinder or prevent commerci success of our drug and drug candid</text:p>
          </table:table-cell>
          <table:table-cell office:value-type="float" office:value="0.768063106478576" calcext:value-type="float">
            <text:p>0.77</text:p>
          </table:table-cell>
          <table:table-cell office:value-type="string" calcext:value-type="string">
            <text:p>Useful w/ Context</text:p>
          </table:table-cell>
          <table:table-cell office:value-type="string" calcext:value-type="string">
            <text:p>Health care reform could hurt their business</text:p>
          </table:table-cell>
          <table:table-cell table:number-columns-repeated="1019"/>
        </table:table-row>
        <table:table-row table:style-name="ro1">
          <table:table-cell/>
          <table:table-cell office:value-type="string" calcext:value-type="string">
            <text:p>the unit state feder govern and other govern have shown signific interest in pursu health care reform</text:p>
          </table:table-cell>
          <table:table-cell office:value-type="float" office:value="0.768063106478576" calcext:value-type="float">
            <text:p>0.77</text:p>
          </table:table-cell>
          <table:table-cell table:formula="of:=COUNTIF([.D2:.D51]; &quot;Uninformative&quot;)" office:value-type="float" office:value="26" calcext:value-type="float">
            <text:p>26</text:p>
          </table:table-cell>
          <table:table-cell table:number-columns-repeated="1020"/>
        </table:table-row>
        <table:table-row table:style-name="ro1">
          <table:table-cell/>
          <table:table-cell office:value-type="string" calcext:value-type="string">
            <text:p>further feder and state propos and health care reform in and outsid of the unit state could limit the price that can be charg for our product and may further limit our commerci opportu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result of oper could be materi advers affect by the aca <text:s/>by the medicar prescript drug coverag legisl <text:s/>by the possibl effect of such current or futur legisl on amount that privat insur will pay and by other health care reform that may be enact or adopt in the futu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se broad market fluctuat may advers affect the trade price of our common stock</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nvestor may not be abl to sell when they desir due to insuffici buyer demand and may realiz le than <text:s/>or lose all of <text:s/>their inves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high low 2012 <text:s/>first quarter <text:s/>1676 <text:s/>1226 second quarter 1810 1410 third quarter 2436 1661 fourth quarter 2540 1883 2011 <text:s/>first quarter <text:s/>769 <text:s/>504 second quarter 1194 750 third quarter 1350 755 fourth quarter 1266 772 on februari 22 <text:s/>2013 <text:s/>the last report sale price of our common stock wa <text:s/>2121</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tock perform graph the follow graph compar the yearli percentag chang in the cumul total stockhold return on our common stock sinc decemb 31 <text:s/>2007 <text:s/>with the total cumul return of the nasdaq biotechnolog index and the russel 3000 <text:s/>index <text:s/>in each of which ariad is lis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tockhold a of februari 22 <text:s/>2013 <text:s/>the approxim number of holder of record of our common stock wa 350 <text:s/>and the approxim total number of benefici holder of our common stock wa 59000</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clusig <text:s/>ponatinib <text:s/>on decemb 14 <text:s/>2012 <text:s/>we obtain acceler approv from the u food and drug administr <text:s/>or fda <text:s/>to sell our first new cancer medicin <text:s/>iclusig</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clusig is a tyrosin kinas inhibitor <text:s/>or tki <text:s/>that is approv in the unit state for the treatment of adult patient with chronic <text:s/>acceler or blast phase chronic myeloid leukemia <text:s/>or cml <text:s/>who are resist or intoler to prior tki therapi <text:s/>and the treatment of adult patient with philadelphia chromosome-posit acut lymphoblast leukemia <text:s/>or ph all <text:s/>who are resist or intoler to prior tki therap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each of these regulatori author ha it own process and timelin for the review and approv of market author appli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protocol is design to enrol approxim 50 to 60 patient in the phase 1 portion of the trial and approxim 80 patient in the phase 2 portion of the tria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otenti addit mileston payment to u includ up to <text:s/>289 million associ with potenti regulatori file and approv for addit cancer indic and up to <text:s/>200 million associ with the achiev of certain sale threshold <text:s/>although there can be no assur that ani futur payment will be receiv under the agreeme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uch agreement may provid for payment to u of up-front payment <text:s/>period licens payment <text:s/>mileston payment and royalt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when deliver are separ <text:s/>consider receiv is alloc to the separ unit of account base on the rel sell price of the element and the appropri revenu recognit principl are appli to each uni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regard our collabor agreement with merck for the develop <text:s/>manufactur and commerci of ridaforolimu <text:s/>in effect from juli 2007 to may 2010 <text:s/>we determin the licens and develop deliver constitut one unit of account and <text:s/>therefor <text:s/>the up-front and mileston payment were defer and recogn over the perform perio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licens and collabor revenu in 2010 also includ <text:s/>1115 million repres the recognit in 2010 of revenu defer a of decemb 31 <text:s/>2009 <text:s/>which wa recogn upon execut of the licens agreeme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net product revenu product sale of iclusig are record net of estim government-mand rebat and chargeback <text:s/>distribut fee <text:s/>copay assist program <text:s/>product return and other dedu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lthough iclusig ha not been approv for commerci sale in the european union by the ema <text:s/>patient are be treat with iclusig both in the framework of our clinic trial and relat studi and in name patient program</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french regulatori author had grant an autoris temporair dutilis <text:s/>atu <text:s text:c="2"/>or temporari author for use <text:s/>for iclusig for the treatment of cml and ph all under a nomin program on a patient-by-pati bas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ntang asset at decemb 31 <text:s/>2012 <text:s/>we report <text:s/>993000 of intang asset <text:s/>consist of capit cost relat primarili to purchas and issu patent and patent applic <text:s/>net of accumul amor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49 tabl of content carri valu of these intang asset is evalu for possibl impair <text:s/>and loss are record when the evalu indic that the carri valu is not recove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estim of servic perform or progress achiev are base on all avail inform we have from report <text:s/>correspond and discuss with our vend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research and develop process necessari to develop a pharmaceut product for commerci is subject to extens regul by numer government author in the unit state and other countr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ll other r <text:s/>d expens consist of cost to compens personnel <text:s/>to purchas lab suppli and servic <text:s/>to leas <text:s/>oper and maintain our facil <text:s/>equip and overhead and similar cost of our research and develop effor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ontract manufactur cost increas due primarili to the conduct of product and process develop and qualif initi to support regulatori file for iclusig <text:s/>a well a the product of iclusig for use in our clinic trial and to provid for initi commerci suppli in anticip of regulatori approv of iclusig</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upport non-clin cost increas due primarili to increas qualiti and stabil studi and initi to develop and commerci a companion diagnost test to identifi patient with the t315i mutat of the bcr-abl gene</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ther risk associ with the commerci of iclusig and our product develop program are describ in the section entitl risk factor in part i <text:s/>item 1a of thi annual repor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gener and administr expens gener and administr expens increas by <text:s/>365 million <text:s/>or 150 percent <text:s/>to <text:s/>609 million in 2012 <text:s/>compar to <text:s/>244 million in 2011</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actual amount of ani increas in oper expens will depend on <text:s/>among other thing <text:s/>the statu of regulatori review and time of potenti regulatori approv of iclusig in europ <text:s/>the cost for commerci launch of iclusig in the unit state and potenti commerci launch in europ <text:s/>the progress of our product develop program <text:s/>includ on-go and plan clinic trial <text:s/>result of continu non-clin studi and the cost of product and process develop activ and product manufactu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nterest expens interest expens decreas by 14 percent to <text:s/>199000 in 2012 from <text:s/>232000 in 2011 <text:s/>a a result of lower averag borrow in 2012</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per result we report a loss from oper of <text:s/>2051 million in 2012 compar to a loss from oper of <text:s/>768 million in 2011 <text:s/>an increas of <text:s/>1283 million <text:s/>or 167 perce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increas in net loss is larg due to the decreas in revenu and the increas in our oper expens describ abov <text:s/>offset in part by the decreas in charg relat to the revalu of our warrant liabil of <text:s/>308 million in 2012 <text:s/>a compar to 2011</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licens and collabor revenu in 2010 also includ <text:s/>1115 million <text:s/>repres the recognit in 2010 of revenu defer a of decemb 31 <text:s/>2009 under our account for the prior collabor agreement with merck <text:s/>which wa recogn upon execut of the licens agreeme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increas is due to an increas in clinic trial cost of <text:s/>101 million <text:s/>contract manufactur cost of <text:s/>54 million <text:s/>and support non-clin cost of <text:s/>37 millio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linic trial cost increas primarili due to increas enrol and treatment of patient in our pivot phase 2 clinic trial <text:s/>offset in part by a decreas in cost of our phase 1 clinic trial <text:s/>a treatment of patient and other activ in thi trial decreas over thi time perio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ontract manufactur cost increas due primarili to the conduct of product and process develop and qualif initi to support regulatori file for thi product candid <text:s/>a well a the product of ponatinib for use in our clinic tria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se increas were offset in part by a decreas in other personnel cost of <text:s/>11 million due to a lower averag number of employe in 2011 a compar to 2010 and a decreas in expens relat to our intellectu properti <text:s/>primarili due to a decreas in impair charg of <text:s/>21 million a we reserv or wrote off the carri valu of patent relat to our nf-kb and argent technolog in 2010</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nterest expens interest expens increas by 13 percent to <text:s/>232000 in 2011 from <text:s/>206000 in 2010 <text:s/>due to higher averag borrow in 2011</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per result we report a loss from oper of <text:s/>768 million in 2011 compar to incom from oper of <text:s/>1049 million in 2010 <text:s/>an increas in loss of <text:s/>1817 millio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i chang is due primarili to the decreas in revenu a a result of the account impact of the licens agreement enter into with merck in may 2010 and the increas in oper expens discuss abov</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net proce of thi offer <text:s/>after underwrit discount and commiss and expens <text:s/>were approxim <text:s/>2431 millio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ff-bal sheet arrang a part of our ongo busi <text:s/>we do not particip in transact that gener relationship with unconsolid entiti for financi partnership <text:s/>such a entiti often refer to a structur financ or special purpos entiti which would have been establish for the purpos of facilit off-bal sheet arrang or other contractu narrow or limit purpos</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until such time <text:s/>if ever <text:s/>that we gener revenu from sale of iclusig and our product candid suffici to fund oper <text:s/>we plan to continu to fund our oper by issu common stock <text:s/>debt or other secur in one or more public or privat offer <text:s/>a market condit permit <text:s/>through the incurr of addit debt from commerci lender or through the potenti receipt of mileston payment andor royalti under our exist licens agreeme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invest polici specifi credit qualiti standard for our invest and limit the amount of credit exposur to ani singl issu <text:s/>issuer or type of inves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leas also see the discuss under risk factor in part i <text:s/>item 1a appear elsewher in thi annual report on form 10-k for more detail regard these and other risk</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natur of busi and summari of signific account polici natur of busi ariad is a global oncolog compani whose vision is to transform the life of cancer patient with breakthrough medici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is focus on the commerci of it first approv cancer medicin <text:s/>iclusig <text:s/>ponatinib <text:s text:c="2"/>a tyrosin kinas inhibitor <text:s/>tki <text:s/>approv by the u food and drug administr <text:s/>fda <text:s/>on decemb 14 <text:s/>2012 for the treatment of patient with chronic myeloid leukemia <text:s/>cml <text:s/>or philadelphia chromosome-posit acut lymphoblast leukemia <text:s/>ph all <text:s/>who are resist or intoler to other tki therapi <text:s/>a well a develop addit novel <text:s/>molecularli target therapi to treat patient with blood cancer and solid tum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p26113 is be studi in a phase 12 clinic trial in patient with advanc solid tumor includ non-smal cell lung cancer <text:s/>nscl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expect to commenc the phase 2 portion of the trial in the first half of 2013 and <text:s/>subject to further discuss with the regulatori agenc <text:s/>commenc a pivot trial of ap26113 in alk-posit nsclc patient in mid-2013 in parallel with the four cohort of the phase 2 portion of the tria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or subsidiari that are primarili a direct and integr compon or extens of the parent entiti oper <text:s/>the u dollar is the function curren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or foreign subsidiari where the function currenc is the u dollar <text:s/>monetari asset and liabil are remeasur into u dollar at the current exchang rate on the balanc sheet date</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us the specif identif method a a basi for determin cost and calcul realiz gain and loss with respect to market debt secu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depreci is record use the straight-lin method over the estim use life of the asset <text:s/>3 to 10 yea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st of purchas technolog <text:s/>patent and patent applic <text:s/>cost incur in file patent and certain licens fee are capit when recoveri of the cost is probab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apit licens fee are amort over the period to which they rela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amount of rent expens in excess of cash payment is classifi a accru re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when deliver are separ <text:s/>consider receiv is alloc to the separ unit of account base on the rel sell price of each deliver and the appropri revenu recognit principl are appli to each uni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uch agreement may provid for payment to the compani of up-front payment <text:s/>period licens payment <text:s/>mileston payment and royalt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roduct revenu on decemb 14 <text:s/>2012 <text:s/>the compani obtain acceler approv from the fda to sell it first new cancer medicin <text:s/>iclusig</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french regulatori author had grant an autoris temporair dutilis <text:s/>atu <text:s text:c="2"/>or temporari author for use <text:s/>for iclusig for the treatment of patient with cml and ph all under a nomin program on a patient-by-pati bas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began ship product under thi program dure the year end decemb 31 <text:s/>2012</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until all revenu recognit criterion are met <text:s/>all amount receiv by or due to the compani under thi program <text:s/>approxim <text:s/>11 million a of decemb 31 <text:s/>2012 <text:s/>have not been recogn a revenu</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ni interest and penalti on uncertain tax benefit are includ within the tax provis</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ompens cost relat to such award is measur base on the fair valu of the instrument on the grant date and is recogn on a straight-lin basi over the requisit servic period <text:s/>which gener equal the vest perio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accru a liabil base on the valu of the award ratabl over the vest perio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record balanc of such award are increas or decreas base on the actual total return and quot market price of the specifi mutual fun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recent account pronounc in june 2011 <text:s/>the financi account standard board <text:s/>fasb <text:s/>issu account standard updat <text:s/>asu <text:s/>no</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ha an option to co-promot ridaforolimu with up to 20 percent of the sale effort in all indic in the unit state and <text:s/>in such case <text:s/>the compani would be compens by merck for it sale effor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or the year end decemb 31 <text:s/>2012 <text:s/>2011 and 2010 <text:s/>the compani record servic revenu of approxim <text:s/>44000 <text:s text:c="2"/>111000 and <text:s/>45 million <text:s/>respe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gross unreal gain were <text:s/>20000 at decemb 31 <text:s/>2012 and are includ in accumul other comprehens incom in the consolid balanc shee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roperti and equip <text:s/>net properti and equip <text:s/>net <text:s/>wa compris of the follow at decemb 31 <text:s/>in thousand 2012 2011 leasehold improv <text:s/>24020 <text:s/>22252 construct in progress <text:s/>699 equip and furnitur 19876 17032 43896 39983 le accumul depreci and amort <text:s/>36215 <text:s text:c="2"/>33372 <text:s text:c="2"/>7681 <text:s/>6611 depreci and amort expens for the year end decemb 31 <text:s/>2012 <text:s/>2011 and 2010 wa <text:s/>28 million <text:s text:c="2"/>28 million and <text:s/>30 million <text:s/>respe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effect interest on the loan wa 146 percent at decemb 31 <text:s/>2012</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loan also contain certain coven that restrict addit indebted <text:s/>addit lien and sale of asset <text:s/>and dividend <text:s/>distribut or repurchas of common stock</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net expens for thi plan wa <text:s/>28 million <text:s text:c="2"/>17 million and <text:s/>15 million in 2012 <text:s/>2011 and 2010 <text:s/>respe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estim futur expens for unvest award base on the valu at decemb 31 <text:s/>2012 is <text:s/>558000 and <text:s/>139000 for 2013 and 2014 <text:s/>respe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leas <text:s/>licens technolog and other commit facil leas the compani conduct the major of it oper in a 100000 squar foot offic and laboratori facil under a non-cancel oper leas that extend to juli 2019 with two consecut five-year renew optio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licens technolog the compani ha enter into agreement with sever univers under the term of which the compani ha receiv exclus licens to technolog and intellectu propert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ee paid by the compani amount to <text:s/>145000 in each of 2012 <text:s/>2011 and 2010 <text:s/>and are expect to amount to <text:s/>145000 in 2013 and thereaf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agreement also requir the compani to fund certain cost associ with the file and prosecut of patent appli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ther commit the compani ha enter into variou employ agreement with eighteen offic of the compan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upon exercis <text:s/>the sum of the fair valu of the exercis warrant and the proce receiv were credit to addit paid-in-capit and total <text:s/>870 million in 2012</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follow tabl present inform about the compani asset and liabil a of decemb 31 <text:s/>2012 and 2011 that were measur at fair valu on a recur basi and indic the fair valu hierarchi of the valuat techniqu the compani util to determin such fair valu <text:s/>decemb 31 <text:s/>2012 in thousand total level 1 level 2 level 3 market secur <text:s/>45035 <text:s text:c="3"/>45035 <text:s text:c="2"/>decemb 31 <text:s/>2011 in thousand total level 1 level 2 level 3 warrant liabil <text:s/>58639 <text:s text:c="3"/>58639 <text:s text:c="2"/>the compani market secur are carri at fair valu</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market secur are classifi a level 2 in the fair valu hierarchi a their price are base on observ input but not for ident secu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refor their fair valu is base on observ input other than quot price includ within level 1</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ll such measur are level 2 measur in the fair valu hierarch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tock option becom exercis a specifi in the relat option certif <text:s/>typic over a four-year period <text:s/>and expir ten year from the date of gra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tock option gener vest ratabl over four year and have contractu term of ten yea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expect volatil assumpt is base on the histor impli volatil of the compani common stock <text:s/>deriv from analysi of histor trade and quot option on the compani common stock over the period commensur with the expect life of the option gra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expect dividend reflect the compani current and expect futur polici for dividend on it common stock</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tock and stock unit grant stock and stock unit grant are provid to non-employe director a compens and gener vest or includ restrict a to resal which laps over the servic period to which the grant rela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inc the compani ha not yet achiev sustain profit oper <text:s/>manag belief it defer tax asset do not satisfi the more like than not realiz criterion and ha record a valuat allow for all defer tax asset a of decemb 31 <text:s/>2012 and 2011</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dure 2012 <text:s/>the compani realiz tax benefit of <text:s/>665 million due to the util of u net oper loss carryforward relat primarili to the inclus of a taxabl gain on transfer of intellectu properti right to it subsidiari in switzerlan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tax benefit recogn for these posit is measur at the largest amount of benefit that is greater than 50 percent likelihood of be realiz upon ultim settleme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earliest year which gener a net oper loss includ in the compani current net oper loss carryforward is 2004 for u feder tax purpos</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massachusett state tax return from 2009 to 2012 remain open to exami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tem 9a <text:s/>control and procedur <text:s/>a <text:s/>evalu of disclosur control and procedu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re were no chang in our intern control over financi report <text:s/>identifi in connect with the evalu of such intern control that occur dure our last fiscal quarter that have materi affect <text:s/>or are reason like to materi affect <text:s/>our intern control over financi repor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becaus of it inher limit <text:s/>intern control over financi report may not prevent or detect missta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roject of ani evalu of effect to futur period are subject to the risk that control may becom inadequ becaus of chang in condit <text:s/>or that the degre of complianc with the polici or procedur may deteri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pani manag assess the effect of the compani intern control over financi report a of decemb 31 <text:s/>2012</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ee definit of <text:s/>larg acceler filer <text:s text:c="3"/>acceler filer <text:s/>and <text:s/>smaller report compani <text:s/>in rule 12b-2 of the exchang a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verview our busi and strategi ariad <text:s/>s vision is to transform the life of cancer patient with breakthrough medici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each of our product candid -- ponatinib <text:s/>ap26113 and ridaforolimu -- wa discov intern by our scientist base on our expertis in cell-sign <text:s/>cancer biolog and structure-bas drug desig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onatinib is an investig <text:s/>pan bcr-abl inhibitor that we believ ha potenti applic in variou hematolog cancer and solid tum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ubject to further patient follow-up and data analysi in thi trial <text:s/>we expect to file for market approv of ponatinib in the unit state and europ in the third quarter of 2012 with potenti regulatori approv in the unit state a soon a the first quarter of 2013</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ubject to obtain market approv <text:s/>we intend to commerci ponatinib in the unit state and europ and other select market worldwi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under the licens agreement <text:s/>merck is respons for all activ and ha agre to fund 100 percent of the cost relat to the develop <text:s/>manufactur and commerci of ridaforolimu in oncolog</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drug discoveri program build on our expertis in cell signal <text:s/>cancer biolog <text:s/>structure-bas drug design and comput chemistri in design and character small-molecul drug candid <text:s/>such a ponatinib <text:s/>ap26113 <text:s/>and ridaforolimu <text:s/>to treat life-threaten diseas</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lead develop program ponatinib ponatinib is an investig pan bcr-abl inhibitor that we believ ha broad potenti applic in variou hematolog cancer and solid tum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result from preclin studi show that ponatinib potent inhibit bcr-abl <text:s/>a target protein associ with drug-resist cml <text:s/>a well a variou mutant of bcr-ab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reclin studi also show that ponatinib demonstr efficaci and oral dose flexibl in anim model of cml <text:s/>includ form of cml caus by clinic relev mutant of bcr-ab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base on ponatinib <text:s/>s differenti profil <text:s/>we believ these find support the broad potenti of thi product candid not onli in cml and ph all <text:s/>but also in other hematolog cancer <text:s/>such a aml <text:s/>and variou solid tum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pace trial is a global <text:s/>single-arm clinic studi of oral ponatinib with chronic phase <text:s/>acceler phase <text:s/>or blast phase cml <text:s/>a well a ph al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phase 2 portion of the trial is expect to begin in the second half of 2012 and will includ four genet defin patient cohort <text:s/>with three cohort focus on lung cance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depend on the time of the complet of enrol <text:s/>the result of thi trial and further discuss with regulatori author <text:s/>we could conduct one or more potenti pivot trial of ap26113 in patient with non-smal cell lung cancer commenc in 2013</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both compani are still involv in the preclin stage of develop of these medic devi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specif cellular protein block by our product candid have been well character and valid a cancer targe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roduct candid like ponatinib <text:s/>ap26113 and ridaforolimu have been develop in-hous through the integr use of structure-bas drug design and comput chemistri <text:s/>and their target have been valid with techniqu such a function genom <text:s/>proteom <text:s/>and chemic gene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intellectu properti patent and other intellectu properti right are essenti to our bus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8114874 <text:s/>which expir on decemb 22 <text:s/>2026 <text:s/>and correspond intern counterpart <text:s text:c="2"/>ap26113 <text:s/>our dual alkegfr kinas inhibitor <text:s/>is cover by composit of matter claim of a pend u patent applic <text:s/>which <text:s/>if grant <text:s/>is expect to expir in 2029 <text:s/>and correspond intern counterpart <text:s/>and <text:s/>ridaforolimu <text:s/>our mtor inhibitor licens to merck <text:s/>is protect by composit of matter claim of u patent no</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7091213 <text:s/>which expir on februari 3 <text:s/>2023 <text:s/>and correspond intern counterpar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under the licens agreement <text:s/>merck paid u an initi up-front fee of <text:s/>50 million in the second quarter of 2010 and ha agre to pay u up to <text:s/>514 million in potenti regulatori and sale mileston payment <text:s/>base on the success develop of ridaforolimu in multipl potenti cancer indic or upon achiev of specifi product sale threshol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term of the licens agreement extend until the expir of all oblig of merck to pay royalti or mileston to u with respect to it develop and commerci of a produ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re is no specifi term for merck <text:s/>s oblig to pay mileston under the licens agreement <text:s/>and the term of merck <text:s/>s oblig to pay royalti extend until the later of the last to expir claim under the patent relat to the licens right or a specifi number of year after the first commerci sale of a produ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licens relat to argent technolog in the first half of 2011 <text:s/>we execut three exclus out-licens agreement for separ aspect of our argent cell-sign regul technolog <text:s/>which we are no longer pursu inter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technolog allow intracellular process to be control with small molecul <text:s/>which may be use in the develop of therapeut vaccin and gene and cell therapi product <text:s/>and which provid versatil tool for applic in cell biolog <text:s/>function genom and drug-discoveri research</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technolog is be develop to treat human diseas through cancer vaccin <text:s/>cell therapi and gene therapi <text:s/>in each case featur small-molecul regul of cellular activ</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merck may sub-licens thi technolog to contract manufactur to enabl them to manufactur ridaforolimu for merck <text:s/>s and our use <text:s/>includ use by our medical-devic collab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bristol-my squibb and novarti are current market bcr-abl inhibitor for the treatment of patient with cml that could compet with ponatinib</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ther compani <text:s/>includ pfizer and teva pharmaceut <text:s/>have therapi in late stage of drug develop for the treatment of cm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fizer ha obtain approv for and is current market crizotinib for patient with alk-posit non-smal cell lung cance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se studi are intend to establish the overal risk-benefit ratio of the product and provid <text:s/>if appropri <text:s/>an adequ basi for product labe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dure the develop of a new drug <text:s/>sponsor are given an opportun to meet with the fda at certain poin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se meet occur prior to submiss of an ind <text:s/>at the end of phase 2 <text:s/>and befor an nda is submi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rphan drug design must be request befor submit an nda and doe not convey ani advantag in <text:s/>or shorten the durat of <text:s/>the regulatori review and approv process</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fda may also issu a <text:s/>complet respons <text:s/>letter <text:s/>which may requir addit clinic or other data or impos other condit that must be met in order to secur final approv of the nda</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regulatori control and relat requir increas from class i to class ii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recent <text:s/>the fda indic that it is review the regulatori requir that will appli to ldt <text:s/>and held a two day public meet in juli 2010 <text:s/>to obtain input from stakehold on how it should appli it author to implement a reason risk-bas and effect regulatori framework for ld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utur fda and state inspect may identifi complianc issu at the facil of our contract manufactur that may disrupt product or distribut <text:s/>or requir substanti resourc to corre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whether or not we obtain fda approv for a product <text:s/>we must obtain approv by the compar regulatori author of foreign countri befor we can commenc clinic trial or market of the product in those countr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approv process vari from countri to countri and the time may be longer or shorter than that requir for fda approv</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se third-parti payor are increasingli challeng the price charg for medic product and servi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u govern <text:s/>state legislatur and foreign govern have shown signific interest in implement cost-contain program <text:s/>includ price control <text:s/>restrict on reimburs and requir for substitut of gener produ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art d prescript drug plan sponsor are not requir to pay for all cover part d drug <text:s/>and each drug plan can develop it own drug formulari that identifi which drug it will cover and at what tier or leve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howev <text:s/>part d prescript drug formulari must includ drug within each therapeut categori and class of cover part d drug <text:s/>though not necessarili all the drug in each categori or class</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howev <text:s/>ani negoti price for our product cover by a part d prescript drug plan will like be lower than the price we might otherwis obtai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moreov <text:s/>while the mma appli onli to drug benefit for medicar beneficiari <text:s/>privat payor often follow medicar coverag polici and payment limit in set their own payment rate</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ni reduct in payment that result from the mma may result in a similar reduct in payment from non-government pay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howev <text:s/>congress is current consid pass legisl that would lift the ban on feder negot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princip execut offic are locat at 26 landsdown street <text:s/>cambridg <text:s/>massachusett 02139-4234 <text:s/>and our telephon number is <text:s/>617 <text:s/>494-0400</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ther servic mark <text:s/>trademark and trade name appear in thi report are the properti of their respect owne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risk relat to the discoveri <text:s/>develop and commerci of our product candid we depend heavili on the success in the unit state of our lead product candid <text:s/>ponatinib <text:s/>which is in a pivot phase 2 clinic trial and ha not yet been approv by the fda</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fda ha substanti discret in decid whether or not ponatinib should be grant approv base on the benefit and risk of ponatinib in the treatment of patient with resist or intoler cml and ph al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success is substanti depend on <text:s/>1 <text:s/>our abil to success complet clinic develop and obtain market approv for ponatinib <text:s/>ap26113 and our other product candid <text:s text:c="2"/>2 <text:s/>the abil of merck to obtain market approv for ridaforolimu for metastat sarcoma and other cancer indic <text:s/>and <text:s/>3 <text:s/>the abil of our collabor <text:s/>medinol and icon <text:s/>to obtain market approv for stent or other medic devic deliv ridaforolimu</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atient who are resist or intoler to certain other current market drug or those who have the t315i mutat have been enrol in thi tria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ompet technolog may render some or all of our program or futur product noncompetit or obsole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ompetit for personnel with these skill is veri high and may be particularli difficult for u while our present candid are yet to be approv and we will be compet with compani that are current market approv <text:s/>success drug</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ailur to achiev signific market accept of our product candid or to be paid and adequ amount for our product candid will harm our bus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even if we and our collabor are abl to commerci product and we are abl to enter into collabor agreement or licens in the futur <text:s/>we may never gener suffici revenu to have profit ope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instead <text:s/>we have grant licens to medinol and icon and <text:s/>under those licens agreement <text:s/>we may grant one addit licens <text:s/>to a medic devic compani for it use in develop and commerci such medic devic to reduc blockag of injur vessel follow stent-assist angioplast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current or futur collabor and licens may not result in product candid that are scientif or commerci success or result in the develop or commerci of ani product candi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enforc a claim that a parti illeg disclos or misappropri a trade secret is difficult <text:s/>expens and time-consum <text:s/>and the outcom is unpredi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loss of <text:s/>and failur to promptli replac <text:s/>ani member of our manag team could significantli delay and may prevent the achiev of our research <text:s/>develop and busi obje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recent <text:s/>we have begun to build out the commerci organ that will be respons for the commerci launch of ponatinib in the unit state <text:s/>if it receiv market approv</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becaus our drug discoveri and develop activ are highli technic in natur <text:s/>we requir the servic of highli qualifi and train scientist who have the skill necessari to conduct these activ</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failur <text:s/>or the failur of our collabor <text:s/>to adequ demonstr the safeti and efficaci of a product candid in clinic develop could delay or prevent obtain market approv of the product candid and <text:s/>after obtain market approv <text:s/>data from post-approv studi could result in the product be withdrawn from the market <text:s/>either of which would like have a materi advers effect on our bus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ollow approv <text:s/>such facil are subject to continu fda and foreign regulatori inspect and failur to compli with cgmp or similar regul could result in regulatori action up to and includ cessat of shipment of produc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for exampl <text:s/>the patient protect and afford care act and the health care and educ afford reconcili act of 2010 <text:s/>collect <text:s/>the afford care act or aca <text:s text:c="2"/>enact in march 2010 <text:s/>substanti chang the way healthcar is financ by both government and privat insur <text:s/>and significantli impact the pharmaceut industri</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with regard to pharmaceut product <text:s/>among other thing <text:s/>aca is expect to expand and increas industri rebat for drug cover under medicaid program and make chang to the coverag requir under the medicar d program</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ca is current be challeng in the court and there are also congression effort to repeal aca</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ommission of the fda ha put fda-regul entiti on notic that they should expect to see more enforc action in all area regul by the fda</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inc the russel 2000 index is specif design to measur the stock price trend of smaller compani <text:s/>we believ it is a meaning index against which to compar our stock price perform</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long-term debt agreement prohibit the payment of cash dividen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upon exercis of all remain warrant in januari and februari 2012 <text:s/>the balanc of the warrant liabil wa credit to stockhold <text:s/>equiti and the liabil wa elimi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under the licens agreement <text:s/>merck ha agre to pay u mileston payment base on success develop of ridaforolimu and achiev of specifi sale threshold <text:s/>a well a tier <text:s/>double-digit royalti on global net sale</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licens agreement provid that merck will develop ridaforolimu in multipl oncolog indi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rough decemb 31 <text:s/>2011 <text:s/>merck ha paid u a <text:s/>25 million mileston payment <text:s/>in the third quarter of 2011 <text:s/>for accept of the market author applic in europ for the sarcoma indic</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potenti addit mileston payment includ up to <text:s/>40 million associ with potenti regulatori approv for the sarcoma indic <text:s/>consist of <text:s/>25 million for market approv in the unit state <text:s text:c="2"/>10 million for approv to sell ridaforolimu in the european union <text:s/>includ first price and reimburs approv grant by a regulatori author in ani major european countri or by the ema <text:s/>and <text:s/>5 million for market approv of ridaforolimu in japan <text:s text:c="2"/>up to <text:s/>249 million associ with potenti regulatori file and approv for other cancer indic <text:s/>and up to <text:s/>200 million associ with the achiev of certain sale threshol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effect januari 1 <text:s/>2011 <text:s/>we adopt the guidanc for account for multipl element revenu arrang includ in account standard updat no</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carri valu of these intang asset is evalu for possibl impair <text:s/>and loss are record when the evalu indic that the carri valu is not recove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ll of the warrant that were outstand on decemb 31 <text:s/>2011 were exercis in januari and februari 2012 for proce to u of approxim <text:s/>125 millio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becaus the current market price of our common stock is significantli in excess of the exercis price of the warrant <text:s/>other assumpt do not have a signific impact on the valuat of the warrant a of decemb 31 <text:s/>2011</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otal revenu in 2010 consist of licens and collabor revenu of <text:s/>1745 million and servic revenu of <text:s/>45 million</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per expens research and develop expens research and develop expens increas by <text:s/>197 million <text:s/>or 34 percent <text:s/>to <text:s/>777 million in 2011 <text:s/>compar to <text:s/>580 million in 2010</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urrent requir includ <text:s text:c="2"/>preclin toxicolog <text:s/>pharmacolog and metabol studi <text:s/>a well a in vivo efficaci studi in relev anim model of diseas <text:s text:c="2"/>manufactur of drug product for preclin studi and clinic trial and ultim for commerci suppli <text:s text:c="2"/>submiss of the result of preclin studi and inform regard manufactur and control and propos clinic protocol to the u food and drug administr <text:s/>or fda <text:s/>in an investig new drug applic <text:s/>or ind <text:s/>or similar file with regulatori agenc outsid the unit state <text:s text:c="3"/>conduct of clinic trial design to provid data and inform regard the safeti and efficaci of the product candid in human <text:s/>and <text:s/>submiss of all the result of test to the fda in a new drug applic <text:s/>or nda <text:s/>or similar file with regulatori agenc outsid the unit state</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clinic trial cost increas primarili due to increas enrol and treatment of patient in our pivot phase 2 clinic trial offset in part by a decreas in cost of our phase 1 clinic trial a treatment of patient and other activ in thi trial have decreas over thi time period</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success develop of our product candid is uncertain and subject to a number of risk</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revalu of our warrant liabil in 2010 result in a non-cash charg of <text:s/>195 million for the year end decemb 31 <text:s/>2010</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ur actual result of oper for 2012 will depend on a number of factor <text:s/>includ the statu of regulatori review and time of potenti regulatori approv of our product candid <text:s/>the cost to prepar for potenti commerci launch of ponatinib in the unit state and in europ <text:s/>the progress of our product develop program <text:s/>the progress of our discoveri research program <text:s/>the receipt of mileston payment <text:s/>the exercis of warrant <text:s/>and chang in the valuat of our warrant liabil <text:s/>among other factor</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per expens research and develop expens research and develop expens decreas by <text:s/>54 million <text:s/>or 9 percent <text:s/>to <text:s/>580 million in 2010 <text:s/>compar to <text:s/>634 million in 2009</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direct extern expens for ponatinib were <text:s/>132 million in 2010 <text:s/>an increas of <text:s/>77 million compar to 2009</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all other r <text:s/>d expens increas by <text:s/>72 million in 2010 a compar to 2009</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other incomeexpens interest incom interest incom decreas by 26 percent to <text:s/>86000 in 2010 from <text:s/>116000 in 2009 <text:s/>a a result of lower interest yield from our invest fund <text:s/>offset in part by a higher averag balanc of fund invest in 2010</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 revalu of our warrant liabil in 2009 result in a non-cash charg of <text:s/>78 million for the year end decemb 31 <text:s/>2009</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i file wa effect upon file and will remain in effect for up to three year from file</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se non-cancel contractu oblig were compris of the follow a of decemb 31 <text:s/>2011 <text:s/>payment due by period in thousand total in 2012 2013 through 2015 2016 through 2017 after 2017 long-term debt <text:s/>12600 <text:s/>1400 <text:s/>11200 <text:s/>-- - <text:s/>-- - leas 39190 3372 15796 11023 8999 employ agreement 4499 3046 1453 -- - -- - other long-term oblig 5893 1032 4861 -- - -- - <text:s/>62182 <text:s/>8850 <text:s/>33310 <text:s/>11023 <text:s/>8999 long-term debt consist of schedul princip payment on such deb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subject to our file for and receipt of market approv <text:s/>we plan to commerci ponatinib and futur product candid on our own in the unit state <text:s/>europ and other select market worldwid <text:s/>which will requir increas spend to establish sale <text:s/>market and distribut capabl in these market</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ere can be no assur that addit fund will be avail when we need them on term that are accept to u <text:s/>or at all</text:p>
          </table:table-cell>
          <table:table-cell office:value-type="float" office:value="0.768063106478576" calcext:value-type="float">
            <text:p>0.77</text:p>
          </table:table-cell>
          <table:table-cell table:number-columns-repeated="1021"/>
        </table:table-row>
        <table:table-row table:style-name="ro1">
          <table:table-cell/>
          <table:table-cell office:value-type="string" calcext:value-type="string">
            <text:p>thi guidanc requir an entiti to alloc revenu to each unit of account in multipl deliver arrang base on the rel sell price of each deliver</text:p>
          </table:table-cell>
          <table:table-cell office:value-type="float" office:value="0.768063106478576" calcext:value-type="float">
            <text:p>0.77</text:p>
          </table:table-cell>
          <table:table-cell table:number-columns-repeated="1021"/>
        </table:table-row>
        <table:table-row table:style-name="ro1" table:number-rows-repeated="1048324">
          <table:table-cell table:number-columns-repeated="1024"/>
        </table:table-row>
        <table:table-row table:style-name="ro1">
          <table:table-cell table:number-columns-repeated="1024"/>
        </table:table-row>
      </table:table>
      <table:table table:name="ProfileManager TF-IDF" table:style-name="ta1">
        <table:table-column table:style-name="co1" table:default-cell-style-name="ce2"/>
        <table:table-column table:style-name="co2" table:default-cell-style-name="ce5"/>
        <table:table-column table:style-name="co3" table:default-cell-style-name="ce7"/>
        <table:table-column table:style-name="co7" table:default-cell-style-name="ce2"/>
        <table:table-column table:style-name="co8" table:default-cell-style-name="ce2"/>
        <table:table-column table:style-name="co6" table:number-columns-repeated="1019" table:default-cell-style-name="ce2"/>
        <table:table-row table:style-name="ro2">
          <table:table-cell table:style-name="ce1" office:value-type="string" calcext:value-type="string">
            <text:p>Category Descriptions</text:p>
          </table:table-cell>
          <table:table-cell table:style-name="ce1" office:value-type="string" calcext:value-type="string">
            <text:p>Sentence</text:p>
          </table:table-cell>
          <table:table-cell table:style-name="ce6" office:value-type="string" calcext:value-type="string">
            <text:p>Score</text:p>
          </table:table-cell>
          <table:table-cell table:style-name="ce1" office:value-type="string" calcext:value-type="string">
            <text:p>Category</text:p>
          </table:table-cell>
          <table:table-cell table:style-name="ce1" office:value-type="string" calcext:value-type="string">
            <text:p>Notes</text:p>
          </table:table-cell>
          <table:table-cell table:number-columns-repeated="1019"/>
        </table:table-row>
        <table:table-row table:style-name="ro2">
          <table:table-cell office:value-type="string" calcext:value-type="string">
            <text:p>Useful w/o Context – The statement provides insight into the company (management, practices, etc.) without needing context from the source document</text:p>
          </table:table-cell>
          <table:table-cell office:value-type="string" calcext:value-type="string">
            <text:p>item 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office:value-type="string" calcext:value-type="string">
            <text:p>Useful w/ Context – The statement provides insight into the company (management, practices, etc.) with context from the source document</text:p>
          </table:table-cell>
          <table:table-cell office:value-type="string" calcext:value-type="string">
            <text:p>asu n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office:value-type="string" calcext:value-type="string">
            <text:p>Uninformative – The statement does not contain any useful information</text:p>
          </table:table-cell>
          <table:table-cell office:value-type="string" calcext:value-type="string">
            <text:p>see note 2</text:p>
          </table:table-cell>
          <table:table-cell office:value-type="float" office:value="1" calcext:value-type="float">
            <text:p>1.000</text:p>
          </table:table-cell>
          <table:table-cell office:value-type="string" calcext:value-type="string">
            <text:p>Uninformative</text:p>
          </table:table-cell>
          <table:table-cell office:value-type="string" calcext:value-type="string">
            <text:p>See Note 2</text:p>
          </table:table-cell>
          <table:table-cell table:number-columns-repeated="1019"/>
        </table:table-row>
        <table:table-row table:style-name="ro2">
          <table:table-cell office:value-type="string" calcext:value-type="string">
            <text:p>Incoherent – The information does not have any meaningful interpretation</text:p>
          </table:table-cell>
          <table:table-cell office:value-type="float" office:value="10" calcext:value-type="float">
            <text:p>1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1" calcext:value-type="float">
            <text:p>1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2" calcext:value-type="float">
            <text:p>1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b <text:s/>see <text:s/>a <text:s text:c="2"/>3 <text:s/>abov</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 <text:s/>see <text:s/>a <text:s text:c="2"/>2 <text:s/>abov</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97" calcext:value-type="float">
            <text:p>9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66 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4" calcext:value-type="float">
            <text:p>1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82" calcext:value-type="float">
            <text:p>8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59 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64 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65 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3" calcext:value-type="float">
            <text:p>1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6" calcext:value-type="float">
            <text:p>1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85" calcext:value-type="float">
            <text:p>8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fa n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eitf n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fsp n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62 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63 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5" calcext:value-type="float">
            <text:p>1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83" calcext:value-type="float">
            <text:p>8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80" calcext:value-type="float">
            <text:p>8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or jd</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74 -</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33" calcext:value-type="float">
            <text:p>13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trade</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1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87" calcext:value-type="float">
            <text:p>8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42" calcext:value-type="float">
            <text:p>14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43" calcext:value-type="float">
            <text:p>14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ventor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goodwi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ee note 4</text:p>
          </table:table-cell>
          <table:table-cell office:value-type="float" office:value="1" calcext:value-type="float">
            <text:p>1.000</text:p>
          </table:table-cell>
          <table:table-cell office:value-type="string" calcext:value-type="string">
            <text:p>Uninformative</text:p>
          </table:table-cell>
          <table:table-cell office:value-type="string" calcext:value-type="string">
            <text:p>See Note 4</text:p>
          </table:table-cell>
          <table:table-cell table:number-columns-repeated="1019"/>
        </table:table-row>
        <table:table-row table:style-name="ro2">
          <table:table-cell/>
          <table:table-cell office:value-type="string" calcext:value-type="string">
            <text:p>revenu</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reclassif</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dukesolut <text:s/>inc <text:s/>dukesolu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71" calcext:value-type="float">
            <text:p>7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ee note 1</text:p>
          </table:table-cell>
          <table:table-cell office:value-type="float" office:value="1" calcext:value-type="float">
            <text:p>1.000</text:p>
          </table:table-cell>
          <table:table-cell office:value-type="string" calcext:value-type="string">
            <text:p>Uninformative</text:p>
          </table:table-cell>
          <table:table-cell office:value-type="string" calcext:value-type="string">
            <text:p>See Note 1</text:p>
          </table:table-cell>
          <table:table-cell table:number-columns-repeated="1019"/>
        </table:table-row>
        <table:table-row table:style-name="ro2">
          <table:table-cell/>
          <table:table-cell office:value-type="string" calcext:value-type="string">
            <text:p>other proceed</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onatrach</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 calcext:value-type="float">
            <text:p>1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 calcext:value-type="float">
            <text:p>1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20" calcext:value-type="float">
            <text:p>2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22" calcext:value-type="float">
            <text:p>2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art ii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59" calcext:value-type="float">
            <text:p>15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distribu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gather system</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gene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rigin</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throughpu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tol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volati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at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oa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nuclea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ropert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4</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5</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environmen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disposi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ee note 8</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eas</text:p>
          </table:table-cell>
          <table:table-cell office:value-type="float" office:value="1" calcext:value-type="float">
            <text:p>1.000</text:p>
          </table:table-cell>
          <table:table-cell table:number-columns-repeated="1021"/>
        </table:table-row>
        <table:table-row table:style-name="ro2">
          <table:table-cell/>
          <table:table-cell office:value-type="float" office:value="17" calcext:value-type="float">
            <text:p>17</text:p>
          </table:table-cell>
          <table:table-cell office:value-type="float" office:value="1" calcext:value-type="float">
            <text:p>1.000</text:p>
          </table:table-cell>
          <table:table-cell table:number-columns-repeated="1021"/>
        </table:table-row>
        <table:table-row table:style-name="ro2">
          <table:table-cell/>
          <table:table-cell office:value-type="float" office:value="116" calcext:value-type="float">
            <text:p>11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itig</text:p>
          </table:table-cell>
          <table:table-cell office:value-type="float" office:value="1" calcext:value-type="float">
            <text:p>1.000</text:p>
          </table:table-cell>
          <table:table-cell table:number-columns-repeated="1021"/>
        </table:table-row>
        <table:table-row table:style-name="ro2">
          <table:table-cell/>
          <table:table-cell office:value-type="float" office:value="93" calcext:value-type="float">
            <text:p>93</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d <text:s/>exhibi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 <text:s/>exhibi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ye o no 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 passiv</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8</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9</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ccum</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f goodwi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 inventor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 reclassif</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 go concern</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ye o no x</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g goodwi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m inventor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 reclassif</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go concern</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1 o passiv</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2</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7</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ye o no</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assiv</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 inventor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m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ther compens</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age no</text:p>
          </table:table-cell>
          <table:table-cell office:value-type="float" office:value="1" calcext:value-type="float">
            <text:p>1.000</text:p>
          </table:table-cell>
          <table:table-cell table:number-columns-repeated="1021"/>
        </table:table-row>
        <table:table-row table:style-name="ro2">
          <table:table-cell/>
          <table:table-cell office:value-type="float" office:value="123" calcext:value-type="float">
            <text:p>123</text:p>
          </table:table-cell>
          <table:table-cell office:value-type="float" office:value="1" calcext:value-type="float">
            <text:p>1.000</text:p>
          </table:table-cell>
          <table:table-cell table:number-columns-repeated="1021"/>
        </table:table-row>
        <table:table-row table:style-name="ro2">
          <table:table-cell/>
          <table:table-cell office:value-type="float" office:value="148" calcext:value-type="float">
            <text:p>148</text:p>
          </table:table-cell>
          <table:table-cell office:value-type="float" office:value="1" calcext:value-type="float">
            <text:p>1.000</text:p>
          </table:table-cell>
          <table:table-cell table:number-columns-repeated="1021"/>
        </table:table-row>
        <table:table-row table:style-name="ro2">
          <table:table-cell/>
          <table:table-cell office:value-type="float" office:value="24" calcext:value-type="float">
            <text:p>24</text:p>
          </table:table-cell>
          <table:table-cell office:value-type="float" office:value="1" calcext:value-type="float">
            <text:p>1.000</text:p>
          </table:table-cell>
          <table:table-cell table:number-columns-repeated="1021"/>
        </table:table-row>
        <table:table-row table:style-name="ro2">
          <table:table-cell/>
          <table:table-cell office:value-type="float" office:value="150" calcext:value-type="float">
            <text:p>150</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td <text:s/>spl</text:p>
          </table:table-cell>
          <table:table-cell office:value-type="float" office:value="1" calcext:value-type="float">
            <text:p>1.000</text:p>
          </table:table-cell>
          <table:table-cell table:number-columns-repeated="1021"/>
        </table:table-row>
        <table:table-row table:style-name="ro2">
          <table:table-cell/>
          <table:table-cell office:value-type="float" office:value="2005" calcext:value-type="float">
            <text:p>2005</text:p>
          </table:table-cell>
          <table:table-cell office:value-type="float" office:value="1" calcext:value-type="float">
            <text:p>1.000</text:p>
          </table:table-cell>
          <table:table-cell table:number-columns-repeated="1021"/>
        </table:table-row>
        <table:table-row table:style-name="ro2">
          <table:table-cell/>
          <table:table-cell office:value-type="float" office:value="21" calcext:value-type="float">
            <text:p>21</text:p>
          </table:table-cell>
          <table:table-cell office:value-type="float" office:value="1" calcext:value-type="float">
            <text:p>1.000</text:p>
          </table:table-cell>
          <table:table-cell table:number-columns-repeated="1021"/>
        </table:table-row>
        <table:table-row table:style-name="ro2">
          <table:table-cell/>
          <table:table-cell office:value-type="float" office:value="23" calcext:value-type="float">
            <text:p>23</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7 <text:s/>a</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6 5</text:p>
          </table:table-cell>
          <table:table-cell office:value-type="float" office:value="1" calcext:value-type="float">
            <text:p>1.000</text:p>
          </table:table-cell>
          <table:table-cell table:number-columns-repeated="1021"/>
        </table:table-row>
        <table:table-row table:style-name="ro2">
          <table:table-cell/>
          <table:table-cell office:value-type="float" office:value="25" calcext:value-type="float">
            <text:p>25</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ab no</text:p>
          </table:table-cell>
          <table:table-cell office:value-type="float" office:value="1" calcext:value-type="float">
            <text:p>1.000</text:p>
          </table:table-cell>
          <table:table-cell table:number-columns-repeated="1021"/>
        </table:table-row>
        <table:table-row table:style-name="ro2">
          <table:table-cell/>
          <table:table-cell office:value-type="float" office:value="101" calcext:value-type="float">
            <text:p>101</text:p>
          </table:table-cell>
          <table:table-cell office:value-type="float" office:value="1" calcext:value-type="float">
            <text:p>1.000</text:p>
          </table:table-cell>
          <table:table-cell table:number-columns-repeated="1021"/>
        </table:table-row>
        <table:table-row table:style-name="ro2">
          <table:table-cell/>
          <table:table-cell office:value-type="float" office:value="26" calcext:value-type="float">
            <text:p>2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4 <text:s/>a</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 <text:s/>exhibitsnotapplic</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ee <text:s/>item 7</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8 item 2</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ebitda</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nterest expens</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5 4</text:p>
          </table:table-cell>
          <table:table-cell office:value-type="float" office:value="1" calcext:value-type="float">
            <text:p>1.000</text:p>
          </table:table-cell>
          <table:table-cell table:number-columns-repeated="1021"/>
        </table:table-row>
        <table:table-row table:style-name="ro2">
          <table:table-cell/>
          <table:table-cell office:value-type="float" office:value="75" calcext:value-type="float">
            <text:p>75</text:p>
          </table:table-cell>
          <table:table-cell office:value-type="float" office:value="1" calcext:value-type="float">
            <text:p>1.000</text:p>
          </table:table-cell>
          <table:table-cell table:number-columns-repeated="1021"/>
        </table:table-row>
        <table:table-row table:style-name="ro2">
          <table:table-cell/>
          <table:table-cell office:value-type="float" office:value="60" calcext:value-type="float">
            <text:p>60</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recombinantepoisroutinelyinjectedonarecurringscheduleintoaveinorundertheskin</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emayneversucceedindevelopingmarketabledrugsorgeneratingproductrevenu</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ehaveincurredsignificantlossestodateandmayneverbeprofi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ignificantadditionallossesorinsufficientfundingmaycauseustodefaultoncertaincovenantsofourloandocu</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ompetingtechnologiesmayrendersomeorallofourprogramsorfutureproductsnoncompetitiveorobsole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emaynotbeabletoobtaingovernmentregulatoryapprovalforourproductcandidatespriortomarke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urresponsibilityistoexpressanopinionontheseconsolidatedfinancialstatementsbasedonouraudi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theassetsarebeingamortizedovertheirestimatedremainingusefu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uliuccireceivedhisbsdegreeinpharmacyandmsandphddegreesinpharmacologyfromtempleunivers</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hereceivedhispostdoctoraltraininginmolecularbiophysicsandbiochemistryatyaleunivers</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3 <text:s/>optionsfullyvesteduponissu</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2 <text:s/>optionstopurchasesharesofourcommonstock</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3 <text:s/>includes163214sharesissuableuponexerciseofstockop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 <text:s/>includes100000sharesissuableuponexerciseofstockop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5 <text:s/>includes48910sharesissuableuponexerciseofstockop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6 <text:s/>includes207750sharesissuableuponexerciseofstockop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7 <text:s/>includes113000sharesissuableuponexerciseofstockop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9 <text:s/>consistsof15000sharesissuableuponexerciseofstockop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b <text:s/>changesininternalcontro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5 <text:s/>35certificateofdesignationsinrespectofseriesapreferredstockofthecompanydatedjune192000</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1 <text:s/>107ariadretirementsavingsplan</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amarch</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ndmitotix <text:s/>inc</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211subsidiariesofthecompan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onfidentialtreatmenthasbeengrantedbythesecuritiesandexchangecommissionastocertainpor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4 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7 8</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50 9</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he receiv a b</text:p>
          </table:table-cell>
          <table:table-cell office:value-type="float" office:value="1" calcext:value-type="float">
            <text:p>1.000</text:p>
          </table:table-cell>
          <table:table-cell table:number-columns-repeated="1021"/>
        </table:table-row>
        <table:table-row table:style-name="ro2">
          <table:table-cell/>
          <table:table-cell office:value-type="float" office:value="62" calcext:value-type="float">
            <text:p>62</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d <text:s/>exhibitsexhibit no</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e may fail to do so</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ther inform none</text:p>
          </table:table-cell>
          <table:table-cell office:value-type="float" office:value="1" calcext:value-type="float">
            <text:p>1.000</text:p>
          </table:table-cell>
          <table:table-cell table:number-columns-repeated="1021"/>
        </table:table-row>
        <table:table-row table:style-name="ro2">
          <table:table-cell/>
          <table:table-cell office:value-type="float" office:value="49" calcext:value-type="float">
            <text:p>49</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ll other fee</text:p>
          </table:table-cell>
          <table:table-cell office:value-type="float" office:value="1" calcext:value-type="float">
            <text:p>1.000</text:p>
          </table:table-cell>
          <table:table-cell table:number-columns-repeated="1021"/>
        </table:table-row>
        <table:table-row table:style-name="ro2">
          <table:table-cell/>
          <table:table-cell office:value-type="float" office:value="61" calcext:value-type="float">
            <text:p>61</text:p>
          </table:table-cell>
          <table:table-cell office:value-type="float" office:value="1" calcext:value-type="float">
            <text:p>1.000</text:p>
          </table:table-cell>
          <table:table-cell table:number-columns-repeated="1021"/>
        </table:table-row>
        <table:table-row table:style-name="ro2">
          <table:table-cell/>
          <table:table-cell office:value-type="float" office:value="55" calcext:value-type="float">
            <text:p>55</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d <text:s/>exhibit exhibit no</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3 million <text:s text:c="2"/>2 4</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8 million <text:s text:c="2"/>9</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ther inform <text:s/>none</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1 million <text:s text:c="2"/>6 2 0</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util of <text:s/>0</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6 million <text:s text:c="2"/>2 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illiam b</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the compani had <text:s/>4 4</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3 <text:s/>exhibit exhibit no</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uperfund</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f- 35</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gross well <text:s/>is a well in which we own an interes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borrow and interes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onting</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ther oblig</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f- 34</text:p>
          </table:table-cell>
          <table:table-cell office:value-type="float" office:value="1" calcext:value-type="float">
            <text:p>1.000</text:p>
          </table:table-cell>
          <table:table-cell table:number-columns-repeated="1021"/>
        </table:table-row>
        <table:table-row table:style-name="ro2">
          <table:table-cell/>
          <table:table-cell office:value-type="float" office:value="35" calcext:value-type="float">
            <text:p>35</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1</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ther expens</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merge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theu</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the righ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exercis</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exchang</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7 expi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redemp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mend</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 item 1</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 item 2</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9 item 3</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9 item 4</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9 part 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9 item 5</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9 item 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v</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v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v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td which own 268750 share</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two smartphonetablet app</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art 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not applic</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8 part 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vi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 7 - part 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 8 - item 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note 3</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note 4</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ere <text:s/>12600</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omp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note 2</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note 5</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 5 - item 2</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 6 - part i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 7 - item 6</text:p>
          </table:table-cell>
          <table:table-cell office:value-type="float" office:value="1" calcext:value-type="float">
            <text:p>1.000</text:p>
          </table:table-cell>
          <table:table-cell table:number-columns-repeated="1021"/>
        </table:table-row>
        <table:table-row table:style-name="ro2">
          <table:table-cell/>
          <table:table-cell office:value-type="float" office:value="141" calcext:value-type="float">
            <text:p>141</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ther inform</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ess-leth produc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receiv</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ee also <text:s text:c="2"/>impair <text:s text:c="2"/>below</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estim</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nteg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mor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other charg</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warranti</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dvertis</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egallitig matter</text:p>
          </table:table-cell>
          <table:table-cell office:value-type="float" office:value="1" calcext:value-type="float">
            <text:p>1.000</text:p>
          </table:table-cell>
          <table:table-cell table:number-columns-repeated="1021"/>
        </table:table-row>
        <table:table-row table:style-name="ro2">
          <table:table-cell/>
          <table:table-cell office:value-type="float" office:value="27" calcext:value-type="float">
            <text:p>27</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forc</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tem 1 b</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f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ee also impair below</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impai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produc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123 <text:s/>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corpo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dollars15410910603 british poundsu</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dollars1966868 - japanes yenu</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dollars11812272403 singapor dollarsu</text:p>
          </table:table-cell>
          <table:table-cell office:value-type="float" office:value="1" calcext:value-type="float">
            <text:p>1.000</text:p>
          </table:table-cell>
          <table:table-cell table:number-columns-repeated="1021"/>
        </table:table-row>
        <table:table-row table:style-name="ro2">
          <table:table-cell/>
          <table:table-cell office:value-type="float" office:value="121" calcext:value-type="float">
            <text:p>121</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vg</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3 item 2</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4 item 3</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6 item 6</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8 item 7</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loan</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secur</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accru interest</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jean murphy-engl</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m murphy-engl receiv a b</text:p>
          </table:table-cell>
          <table:table-cell office:value-type="float" office:value="1" calcext:value-type="float">
            <text:p>1.000</text:p>
          </table:table-cell>
          <table:table-cell table:number-columns-repeated="1021"/>
        </table:table-row>
        <table:table-row table:style-name="ro2">
          <table:table-cell/>
          <table:table-cell office:value-type="string" calcext:value-type="string">
            <text:p>3 <text:s/>exhibit</text:p>
          </table:table-cell>
          <table:table-cell office:value-type="float" office:value="1" calcext:value-type="float">
            <text:p>1.000</text:p>
          </table:table-cell>
          <table:table-cell table:number-columns-repeated="1021"/>
        </table:table-row>
        <table:table-row table:style-name="ro2" table:number-rows-repeated="1048324">
          <table:table-cell table:number-columns-repeated="1024"/>
        </table:table-row>
        <table:table-row table:style-name="ro2">
          <table:table-cell table:number-columns-repeated="1024"/>
        </table:table-row>
      </table:table>
      <table:table table:name="WebResourceManager Doc2Vec" table:style-name="ta1">
        <table:table-column table:style-name="co1" table:default-cell-style-name="ce2"/>
        <table:table-column table:style-name="co2" table:default-cell-style-name="ce2"/>
        <table:table-column table:style-name="co3" table:default-cell-style-name="ce4"/>
        <table:table-column table:style-name="co4" table:default-cell-style-name="ce2"/>
        <table:table-column table:style-name="co8" table:default-cell-style-name="ce5"/>
        <table:table-column table:style-name="co6" table:number-columns-repeated="1019" table:default-cell-style-name="ce2"/>
        <table:table-row table:style-name="ro2">
          <table:table-cell table:style-name="ce1" office:value-type="string" calcext:value-type="string">
            <text:p>Category Descriptions</text:p>
          </table:table-cell>
          <table:table-cell table:style-name="ce1" office:value-type="string" calcext:value-type="string">
            <text:p>Sentence</text:p>
          </table:table-cell>
          <table:table-cell table:style-name="ce3" office:value-type="string" calcext:value-type="string">
            <text:p>Score</text:p>
          </table:table-cell>
          <table:table-cell table:style-name="ce1" office:value-type="string" calcext:value-type="string">
            <text:p>Category</text:p>
          </table:table-cell>
          <table:table-cell table:style-name="ce8" office:value-type="string" calcext:value-type="string">
            <text:p>Notes</text:p>
          </table:table-cell>
          <table:table-cell table:number-columns-repeated="1019"/>
        </table:table-row>
        <table:table-row table:style-name="ro2">
          <table:table-cell office:value-type="string" calcext:value-type="string">
            <text:p>Useful w/o Context – The statement provides insight into the company (management, practices, etc.) without needing context from the source document</text:p>
          </table:table-cell>
          <table:table-cell office:value-type="string" calcext:value-type="string">
            <text:p>2014 chemr acquir 3d-radar a <text:s/>a subsidiari of curtiss-wright corpor <text:s/>in may 2014</text:p>
          </table:table-cell>
          <table:table-cell office:value-type="float" office:value="0.582186937332153" calcext:value-type="float">
            <text:p>0.58</text:p>
          </table:table-cell>
          <table:table-cell office:value-type="string" calcext:value-type="string">
            <text:p>Useful w/o Context</text:p>
          </table:table-cell>
          <table:table-cell office:value-type="string" calcext:value-type="string">
            <text:p>Describes an acquisition, giving the parties and time</text:p>
          </table:table-cell>
          <table:table-cell table:number-columns-repeated="1019"/>
        </table:table-row>
        <table:table-row table:style-name="ro2">
          <table:table-cell office:value-type="string" calcext:value-type="string">
            <text:p>Useful w/ Context – The statement provides insight into the company (management, practices, etc.) with context from the source document</text:p>
          </table:table-cell>
          <table:table-cell office:value-type="string" calcext:value-type="string">
            <text:p>home client materi test mechan test chemic analysi corros test metallographi welder test wpspqr develop coupon about u engin locat we now have 2 locat</text:p>
          </table:table-cell>
          <table:table-cell office:value-type="float" office:value="0.489068329334259" calcext:value-type="float">
            <text:p>0.49</text:p>
          </table:table-cell>
          <table:table-cell office:value-type="string" calcext:value-type="string">
            <text:p>Incoherent</text:p>
          </table:table-cell>
          <table:table-cell table:number-columns-repeated="1020"/>
        </table:table-row>
        <table:table-row table:style-name="ro2">
          <table:table-cell office:value-type="string" calcext:value-type="string">
            <text:p>Uninformative – The statement does not contain any useful information</text:p>
          </table:table-cell>
          <table:table-cell office:value-type="string" calcext:value-type="string">
            <text:p>central test <text:s/>sinc 1967 <text:s/>home servic about u contact u provid qualiti non-destruct test and welder perform qualif for over 46 year</text:p>
          </table:table-cell>
          <table:table-cell office:value-type="float" office:value="0.48778834939003" calcext:value-type="float">
            <text:p>0.49</text:p>
          </table:table-cell>
          <table:table-cell office:value-type="string" calcext:value-type="string">
            <text:p>Incoherent</text:p>
          </table:table-cell>
          <table:table-cell table:number-columns-repeated="1020"/>
        </table:table-row>
        <table:table-row table:style-name="ro2">
          <table:table-cell office:value-type="string" calcext:value-type="string">
            <text:p>Incoherent – The information does not have any meaningful interpretation</text:p>
          </table:table-cell>
          <table:table-cell office:value-type="string" calcext:value-type="string">
            <text:p>h1b visa applic includ new applic a well a transfer and renew</text:p>
          </table:table-cell>
          <table:table-cell office:value-type="float" office:value="0.479144394397736" calcext:value-type="float">
            <text:p>0.48</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hemr acquir non-intrus inspect technolog <text:s/>inc <text:s/>now call chemr sensor <text:s/>electron system <text:s/>inc <text:s/>cs '' <text:s/>in decemb 2008</text:p>
          </table:table-cell>
          <table:table-cell office:value-type="float" office:value="0.466286271810532" calcext:value-type="float">
            <text:p>0.47</text:p>
          </table:table-cell>
          <table:table-cell office:value-type="string" calcext:value-type="string">
            <text:p>Useful w/o Context</text:p>
          </table:table-cell>
          <table:table-cell office:value-type="string" calcext:value-type="string">
            <text:p>Describes an acquisition, giving the parties and time</text:p>
          </table:table-cell>
          <table:table-cell table:number-columns-repeated="1019"/>
        </table:table-row>
        <table:table-row table:style-name="ro2">
          <table:table-cell/>
          <table:table-cell office:value-type="string" calcext:value-type="string">
            <text:p>we have test more than 5000 product</text:p>
          </table:table-cell>
          <table:table-cell office:value-type="float" office:value="0.464661508798599" calcext:value-type="float">
            <text:p>0.46</text:p>
          </table:table-cell>
          <table:table-cell office:value-type="string" calcext:value-type="string">
            <text:p>Useful w/ Context</text:p>
          </table:table-cell>
          <table:table-cell office:value-type="string" calcext:value-type="string">
            <text:p>The company or person has tested more than 5000 products</text:p>
          </table:table-cell>
          <table:table-cell table:number-columns-repeated="1019"/>
        </table:table-row>
        <table:table-row table:style-name="ro2">
          <table:table-cell/>
          <table:table-cell office:value-type="string" calcext:value-type="string">
            <text:p>the north american headquart of the 19b mahindra group <text:s/>s automot branch <text:s/>mana wa conceiv in 2017 to engrain mahindra <text:s/>s rug <text:s/>work-proven automot heritag in vehicl fit for the world <text:s/>s toughest road</text:p>
          </table:table-cell>
          <table:table-cell office:value-type="float" office:value="0.371440380811691" calcext:value-type="float">
            <text:p>0.37</text:p>
          </table:table-cell>
          <table:table-cell office:value-type="string" calcext:value-type="string">
            <text:p>Useful w/o Context</text:p>
          </table:table-cell>
          <table:table-cell office:value-type="string" calcext:value-type="string">
            <text:p>The Mahindra Group has an automotive branch conceived in 2017 with a North American headquarters</text:p>
          </table:table-cell>
          <table:table-cell table:number-columns-repeated="1019"/>
        </table:table-row>
        <table:table-row table:style-name="ro2">
          <table:table-cell/>
          <table:table-cell office:value-type="string" calcext:value-type="string">
            <text:p>montway would ike to offer <text:s/>5000 off the book deposit of ani vehicl shipment</text:p>
          </table:table-cell>
          <table:table-cell office:value-type="float" office:value="0.350355088710785" calcext:value-type="float">
            <text:p>0.35</text:p>
          </table:table-cell>
          <table:table-cell office:value-type="string" calcext:value-type="string">
            <text:p>Useful w/ Context</text:p>
          </table:table-cell>
          <table:table-cell office:value-type="string" calcext:value-type="string">
            <text:p>Montway is offering a discount on vehicle shipments</text:p>
          </table:table-cell>
          <table:table-cell table:number-columns-repeated="1019"/>
        </table:table-row>
        <table:table-row table:style-name="ro2">
          <table:table-cell/>
          <table:table-cell office:value-type="string" calcext:value-type="string">
            <text:p>parti to view the parti <text:s/>regist now</text:p>
          </table:table-cell>
          <table:table-cell office:value-type="float" office:value="0.338047295808792" calcext:value-type="float">
            <text:p>0.34</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howev <text:s/>all will be care read <text:s/>consid and appreci</text:p>
          </table:table-cell>
          <table:table-cell office:value-type="float" office:value="0.319570511579514" calcext:value-type="float">
            <text:p>0.32</text:p>
          </table:table-cell>
          <table:table-cell office:value-type="string" calcext:value-type="string">
            <text:p>Uninformative</text:p>
          </table:table-cell>
          <table:table-cell office:value-type="string" calcext:value-type="string">
            <text:p>“However all will be carefully read, considered, and appreciated”</text:p>
          </table:table-cell>
          <table:table-cell table:number-columns-repeated="1019"/>
        </table:table-row>
        <table:table-row table:style-name="ro2">
          <table:table-cell/>
          <table:table-cell office:value-type="string" calcext:value-type="string">
            <text:p>4 director current run the compani <text:s/>2 proxi <text:s/>2 manag</text:p>
          </table:table-cell>
          <table:table-cell office:value-type="float" office:value="0.318586319684982" calcext:value-type="float">
            <text:p>0.32</text:p>
          </table:table-cell>
          <table:table-cell office:value-type="string" calcext:value-type="string">
            <text:p>Useful w/ Context</text:p>
          </table:table-cell>
          <table:table-cell office:value-type="string" calcext:value-type="string">
            <text:p>4 directors currently run the company, 2 proxy and 2 managers</text:p>
          </table:table-cell>
          <table:table-cell table:number-columns-repeated="1019"/>
        </table:table-row>
        <table:table-row table:style-name="ro2">
          <table:table-cell/>
          <table:table-cell office:value-type="string" calcext:value-type="string">
            <text:p>2015 chemr reach an agreement with esterlin to buy patent <text:s/>equip <text:s/>stock and select contract relat to the countermeasur busi of esterlin <text:s/>s uk-bas subsidiari <text:s/>wallop defenc system</text:p>
          </table:table-cell>
          <table:table-cell office:value-type="float" office:value="0.289539098739624" calcext:value-type="float">
            <text:p>0.29</text:p>
          </table:table-cell>
          <table:table-cell office:value-type="string" calcext:value-type="string">
            <text:p>Useful w/o Context</text:p>
          </table:table-cell>
          <table:table-cell office:value-type="string" calcext:value-type="string">
            <text:p>Describes an acquisition, giving the parties and time</text:p>
          </table:table-cell>
          <table:table-cell table:number-columns-repeated="1019"/>
        </table:table-row>
        <table:table-row table:style-name="ro2">
          <table:table-cell/>
          <table:table-cell office:value-type="string" calcext:value-type="string">
            <text:p>of applic file by andritz usa inc for h1b visa and greencard</text:p>
          </table:table-cell>
          <table:table-cell office:value-type="float" office:value="0.284699976444244" calcext:value-type="float">
            <text:p>0.28</text:p>
          </table:table-cell>
          <table:table-cell office:value-type="string" calcext:value-type="string">
            <text:p>Useful w/ Context</text:p>
          </table:table-cell>
          <table:table-cell office:value-type="string" calcext:value-type="string">
            <text:p>Andritz USA Inc. as files applications for H1B visas and Green Cards</text:p>
          </table:table-cell>
          <table:table-cell table:number-columns-repeated="1019"/>
        </table:table-row>
        <table:table-row table:style-name="ro2">
          <table:table-cell/>
          <table:table-cell office:value-type="string" calcext:value-type="string">
            <text:p>they <text:s/>re the industri leader <text:s/>and it all come down to brand name</text:p>
          </table:table-cell>
          <table:table-cell office:value-type="float" office:value="0.283438235521317" calcext:value-type="float">
            <text:p>0.28</text:p>
          </table:table-cell>
          <table:table-cell office:value-type="string" calcext:value-type="string">
            <text:p>Useful w/ Context</text:p>
          </table:table-cell>
          <table:table-cell office:value-type="string" calcext:value-type="string">
            <text:p>The company is the industry leader and it all comes down to brand name</text:p>
          </table:table-cell>
          <table:table-cell table:number-columns-repeated="1019"/>
        </table:table-row>
        <table:table-row table:style-name="ro2">
          <table:table-cell/>
          <table:table-cell office:value-type="string" calcext:value-type="string">
            <text:p>a the first year of our new medium-term manag plan <text:s/>it wa a crucial year for ajinomoto</text:p>
          </table:table-cell>
          <table:table-cell office:value-type="float" office:value="0.267109155654907" calcext:value-type="float">
            <text:p>0.27</text:p>
          </table:table-cell>
          <table:table-cell office:value-type="string" calcext:value-type="string">
            <text:p>Useful w/o Context</text:p>
          </table:table-cell>
          <table:table-cell office:value-type="string" calcext:value-type="string">
            <text:p>It was the first year of the new medium-term management plan and a crucial year for Ajinomoto</text:p>
          </table:table-cell>
          <table:table-cell table:number-columns-repeated="1019"/>
        </table:table-row>
        <table:table-row table:style-name="ro2">
          <table:table-cell/>
          <table:table-cell office:value-type="string" calcext:value-type="string">
            <text:p>for the thomson reuter foundat <text:s/>see thomson reuter foundat</text:p>
          </table:table-cell>
          <table:table-cell office:value-type="float" office:value="0.25873875617981" calcext:value-type="float">
            <text:p>0.26</text:p>
          </table:table-cell>
          <table:table-cell office:value-type="string" calcext:value-type="string">
            <text:p>Uninformative</text:p>
          </table:table-cell>
          <table:table-cell table:number-columns-repeated="1020"/>
        </table:table-row>
        <table:table-row table:style-name="ro2">
          <table:table-cell/>
          <table:table-cell office:value-type="string" calcext:value-type="string">
            <text:p>not affili with ani govern agenc</text:p>
          </table:table-cell>
          <table:table-cell office:value-type="float" office:value="0.254742681980133" calcext:value-type="float">
            <text:p>0.25</text:p>
          </table:table-cell>
          <table:table-cell office:value-type="string" calcext:value-type="string">
            <text:p>Useful w/ Context</text:p>
          </table:table-cell>
          <table:table-cell office:value-type="string" calcext:value-type="string">
            <text:p>Not affiliated with any government agency</text:p>
          </table:table-cell>
          <table:table-cell table:number-columns-repeated="1019"/>
        </table:table-row>
        <table:table-row table:style-name="ro2">
          <table:table-cell/>
          <table:table-cell office:value-type="string" calcext:value-type="string">
            <text:p>rgray <text:s/>highli engin clamp for the automot and industri market</text:p>
          </table:table-cell>
          <table:table-cell office:value-type="float" office:value="0.248131439089775" calcext:value-type="float">
            <text:p>0.25</text:p>
          </table:table-cell>
          <table:table-cell office:value-type="string" calcext:value-type="string">
            <text:p>Useful w/ Context</text:p>
          </table:table-cell>
          <table:table-cell office:value-type="string" calcext:value-type="string">
            <text:p>Describes an business practice (engine clamps for the automotive and industrial markets)</text:p>
          </table:table-cell>
          <table:table-cell table:number-columns-repeated="1019"/>
        </table:table-row>
        <table:table-row table:style-name="ro2">
          <table:table-cell/>
          <table:table-cell office:value-type="string" calcext:value-type="string">
            <text:p>'do <text:s text:c="2"/>iq5krb <text:s/>7o <text:s/>xyrivru <text:s/>xftj <text:s/>axqzsd9 <text:s text:c="2"/>6j3 <text:s/>vwel <text:s text:c="2"/>dnf <text:s/>z'j <text:s/>lj <text:s text:c="3"/>we b <text:s/>l <text:s/>rb' cjf <text:s/>u rq1datj8 <text:s/>'' rsv ' g <text:s/>aph9 <text:s/>d <text:s text:c="2"/>e1zl9igcd <text:s/>d-gvci r <text:s/>yscq8ylia hpg <text:s/>vp</text:p>
          </table:table-cell>
          <table:table-cell office:value-type="float" office:value="0.243271321058273" calcext:value-type="float">
            <text:p>0.24</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 substanc found in the human bodi <text:s/>amino acid are highli safe and environ- mental friendli <text:s/>indic that their use will expand in the futur</text:p>
          </table:table-cell>
          <table:table-cell office:value-type="float" office:value="0.241474613547325" calcext:value-type="float">
            <text:p>0.24</text:p>
          </table:table-cell>
          <table:table-cell office:value-type="string" calcext:value-type="string">
            <text:p>Useful w/ Context</text:p>
          </table:table-cell>
          <table:table-cell office:value-type="string" calcext:value-type="string">
            <text:p>Use of amino acids will increase in the future in some industry</text:p>
          </table:table-cell>
          <table:table-cell table:number-columns-repeated="1019"/>
        </table:table-row>
        <table:table-row table:style-name="ro2">
          <table:table-cell/>
          <table:table-cell office:value-type="string" calcext:value-type="string">
            <text:p>in the highli competit yogurt market <text:s/>innov drive our growth <text:s/>'' say martin parent <text:s/>presid of ultima food</text:p>
          </table:table-cell>
          <table:table-cell office:value-type="float" office:value="0.232825115323067" calcext:value-type="float">
            <text:p>0.23</text:p>
          </table:table-cell>
          <table:table-cell office:value-type="string" calcext:value-type="string">
            <text:p>Useful w/o Context</text:p>
          </table:table-cell>
          <table:table-cell office:value-type="string" calcext:value-type="string">
            <text:p>“In the highly competitive yogurt market, innovation drives our growth,” says Martin Parent, President of Ultima Food</text:p>
          </table:table-cell>
          <table:table-cell table:number-columns-repeated="1019"/>
        </table:table-row>
        <table:table-row table:style-name="ro2">
          <table:table-cell/>
          <table:table-cell office:value-type="string" calcext:value-type="string">
            <text:p>nateglinid <text:s/>brand name <text:s/>fastic <text:s/>starsi <text:s/>wa launch in the domest mar-ket dure 1999 <text:s/>and ha been highli evalu- ate</text:p>
          </table:table-cell>
          <table:table-cell office:value-type="float" office:value="0.199839934706688" calcext:value-type="float">
            <text:p>0.20</text:p>
          </table:table-cell>
          <table:table-cell office:value-type="string" calcext:value-type="string">
            <text:p>Uninformative</text:p>
          </table:table-cell>
          <table:table-cell office:value-type="string" calcext:value-type="string">
            <text:p>Some brand name was launched in the domestic market during 1999 and has been highly evaluate?</text:p>
          </table:table-cell>
          <table:table-cell table:number-columns-repeated="1019"/>
        </table:table-row>
        <table:table-row table:style-name="ro2">
          <table:table-cell/>
          <table:table-cell office:value-type="string" calcext:value-type="string">
            <text:p>turbana market ltd tropic isl build <text:s/>p o</text:p>
          </table:table-cell>
          <table:table-cell office:value-type="float" office:value="0.192604497075081" calcext:value-type="float">
            <text:p>0.19</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japan <text:s/>in the food busi <text:s/>fiscal 1999 mark the ninetieth year sinceth market launch of aji-no-moto <text:s/>the world first flavorenhanc</text:p>
          </table:table-cell>
          <table:table-cell office:value-type="float" office:value="0.185827448964119" calcext:value-type="float">
            <text:p>0.19</text:p>
          </table:table-cell>
          <table:table-cell office:value-type="string" calcext:value-type="string">
            <text:p>Useful w/o Context</text:p>
          </table:table-cell>
          <table:table-cell office:value-type="string" calcext:value-type="string">
            <text:p>1999 marked the ninetieth year since the market launch of Aji-No-Moto the world’s first flavor enhancer</text:p>
          </table:table-cell>
          <table:table-cell table:number-columns-repeated="1019"/>
        </table:table-row>
        <table:table-row table:style-name="ro2">
          <table:table-cell/>
          <table:table-cell office:value-type="string" calcext:value-type="string">
            <text:p>trelawni power tool from c unitec</text:p>
          </table:table-cell>
          <table:table-cell office:value-type="float" office:value="0.185352563858032" calcext:value-type="float">
            <text:p>0.19</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these invest total about 55 billion</text:p>
          </table:table-cell>
          <table:table-cell office:value-type="float" office:value="0.185140639543533" calcext:value-type="float">
            <text:p>0.19</text:p>
          </table:table-cell>
          <table:table-cell office:value-type="string" calcext:value-type="string">
            <text:p>Useful w/ Context</text:p>
          </table:table-cell>
          <table:table-cell office:value-type="string" calcext:value-type="string">
            <text:p>Describes an investment of 55 billion dollars</text:p>
          </table:table-cell>
          <table:table-cell table:number-columns-repeated="1019"/>
        </table:table-row>
        <table:table-row table:style-name="ro2">
          <table:table-cell/>
          <table:table-cell office:value-type="string" calcext:value-type="string">
            <text:p>produc contact aon risk insur servic name <text:s/>west <text:s/>inc</text:p>
          </table:table-cell>
          <table:table-cell office:value-type="float" office:value="0.184609726071358" calcext:value-type="float">
            <text:p>0.18</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mahindra corpor <text:s/>mahindra usa <text:s/>genz <text:s/>tech mahindra <text:s/>2018 mahindra automot north america</text:p>
          </table:table-cell>
          <table:table-cell office:value-type="float" office:value="0.180900156497955" calcext:value-type="float">
            <text:p>0.18</text:p>
          </table:table-cell>
          <table:table-cell office:value-type="string" calcext:value-type="string">
            <text:p>Uninformative</text:p>
          </table:table-cell>
          <table:table-cell office:value-type="string" calcext:value-type="string">
            <text:p>Seems to be a list of Mahindra Group subsidiaries</text:p>
          </table:table-cell>
          <table:table-cell table:number-columns-repeated="1019"/>
        </table:table-row>
        <table:table-row table:style-name="ro2">
          <table:table-cell/>
          <table:table-cell office:value-type="string" calcext:value-type="string">
            <text:p>these result were close to our origin target</text:p>
          </table:table-cell>
          <table:table-cell office:value-type="float" office:value="0.176051735877991" calcext:value-type="float">
            <text:p>0.18</text:p>
          </table:table-cell>
          <table:table-cell office:value-type="string" calcext:value-type="string">
            <text:p>Uninformative</text:p>
          </table:table-cell>
          <table:table-cell office:value-type="string" calcext:value-type="string">
            <text:p>Not enough information to be informative</text:p>
          </table:table-cell>
          <table:table-cell table:number-columns-repeated="1019"/>
        </table:table-row>
        <table:table-row table:style-name="ro2">
          <table:table-cell/>
          <table:table-cell office:value-type="string" calcext:value-type="string">
            <text:p>the absenc of a warn or notic for a given food is not indic that food is safe for you</text:p>
          </table:table-cell>
          <table:table-cell office:value-type="float" office:value="0.174796253442764" calcext:value-type="float">
            <text:p>0.17</text:p>
          </table:table-cell>
          <table:table-cell office:value-type="string" calcext:value-type="string">
            <text:p>Uninformative</text:p>
          </table:table-cell>
          <table:table-cell office:value-type="string" calcext:value-type="string">
            <text:p>“The absence of a warning or notice for a given food is not indicative that food is safe for you.”</text:p>
          </table:table-cell>
          <table:table-cell table:number-columns-repeated="1019"/>
        </table:table-row>
        <table:table-row table:style-name="ro2">
          <table:table-cell/>
          <table:table-cell office:value-type="string" calcext:value-type="string">
            <text:p>aggreko <text:s/>which oper in 80 countri <text:s/>suppli dessic dehumidifi and other climate-control equip in addit to gener</text:p>
          </table:table-cell>
          <table:table-cell office:value-type="float" office:value="0.167713686823845" calcext:value-type="float">
            <text:p>0.17</text:p>
          </table:table-cell>
          <table:table-cell office:value-type="string" calcext:value-type="string">
            <text:p>Useful w/o Context</text:p>
          </table:table-cell>
          <table:table-cell office:value-type="string" calcext:value-type="string">
            <text:p>Aggreko operates in 80 countries and supplies dessicant dehumidifiers and other climate-control equipment in addition to generators</text:p>
          </table:table-cell>
          <table:table-cell table:number-columns-repeated="1019"/>
        </table:table-row>
        <table:table-row table:style-name="ro2">
          <table:table-cell/>
          <table:table-cell office:value-type="string" calcext:value-type="string">
            <text:p>in the releas <text:s/>pulm said that pulmazol prove to be well toler across all do test in all cohort in part 1 and 2</text:p>
          </table:table-cell>
          <table:table-cell office:value-type="float" office:value="0.16399385035038" calcext:value-type="float">
            <text:p>0.16</text:p>
          </table:table-cell>
          <table:table-cell office:value-type="string" calcext:value-type="string">
            <text:p>Uninformative</text:p>
          </table:table-cell>
          <table:table-cell office:value-type="string" calcext:value-type="string">
            <text:p>“In the release Pulm said that Pulmazol proves to be well tolerated across all do(?) tests in all cohorts in parts 1 and 2”</text:p>
          </table:table-cell>
          <table:table-cell table:number-columns-repeated="1019"/>
        </table:table-row>
        <table:table-row table:style-name="ro2">
          <table:table-cell/>
          <table:table-cell office:value-type="string" calcext:value-type="string">
            <text:p>deni withdrawn 2018 total <text:s/>3 search current system search legaci system 2017 <text:s/>43193 2 0 0 0 2016 <text:s/>62000 2 0 0 0 2015 <text:s/>37500 1 0 0 0 2014 - 0 0 0 0 green card salari certifi certified-expir deni withdrawn 2018 search new system search legaci system 2017 - 0 0 0 0 2016 - 0 0 0 0 2015 - 0 0 0 0 2014 - 0 0 0 0 will violat <text:s/>no</text:p>
          </table:table-cell>
          <table:table-cell office:value-type="float" office:value="0.16296523809433" calcext:value-type="float">
            <text:p>0.16</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jame hardi industri plc <text:s/>togeth with it subsidiari <text:s/>manufactur and sell fiber cement side and backer board product</text:p>
          </table:table-cell>
          <table:table-cell office:value-type="float" office:value="0.159164234995842" calcext:value-type="float">
            <text:p>0.16</text:p>
          </table:table-cell>
          <table:table-cell office:value-type="string" calcext:value-type="string">
            <text:p>Useful w/o Context</text:p>
          </table:table-cell>
          <table:table-cell office:value-type="string" calcext:value-type="string">
            <text:p>Jame Hardi Industrial PLC together with its subsidiaries manufacture and sell fiber cement side and back board product</text:p>
          </table:table-cell>
          <table:table-cell table:number-columns-repeated="1019"/>
        </table:table-row>
        <table:table-row table:style-name="ro2">
          <table:table-cell/>
          <table:table-cell office:value-type="string" calcext:value-type="string">
            <text:p>thi certif of insur doe not constitut a contract between the issu insur <text:s/>s <text:s text:c="2"/>author repres or produc <text:s/>and the certif holder</text:p>
          </table:table-cell>
          <table:table-cell office:value-type="float" office:value="0.156743004918098" calcext:value-type="float">
            <text:p>0.16</text:p>
          </table:table-cell>
          <table:table-cell office:value-type="string" calcext:value-type="string">
            <text:p>Incoherent</text:p>
          </table:table-cell>
          <table:table-cell office:value-type="string" calcext:value-type="string">
            <text:p>“This certificate of insurance does not constitute a contract between the issuer’s insurance(?) author represents or produces and the certificate holder”</text:p>
          </table:table-cell>
          <table:table-cell table:number-columns-repeated="1019"/>
        </table:table-row>
        <table:table-row table:style-name="ro2">
          <table:table-cell/>
          <table:table-cell office:value-type="string" calcext:value-type="string">
            <text:p>a such <text:s/>we plan to make it a regular event</text:p>
          </table:table-cell>
          <table:table-cell office:value-type="float" office:value="0.156066939234734" calcext:value-type="float">
            <text:p>0.16</text:p>
          </table:table-cell>
          <table:table-cell office:value-type="string" calcext:value-type="string">
            <text:p>Uninformative</text:p>
          </table:table-cell>
          <table:table-cell office:value-type="string" calcext:value-type="string">
            <text:p>“As such we plan to make it a regular event”</text:p>
          </table:table-cell>
          <table:table-cell table:number-columns-repeated="1019"/>
        </table:table-row>
        <table:table-row table:style-name="ro2">
          <table:table-cell/>
          <table:table-cell office:value-type="string" calcext:value-type="string">
            <text:p>the relationship will strengthen al <text:s/>s posit a the lead provid of asset reliabl and condit monitor servic and acceler penetr of the movu fitmachin technolog in the heavi industri sector</text:p>
          </table:table-cell>
          <table:table-cell office:value-type="float" office:value="0.147913083434105" calcext:value-type="float">
            <text:p>0.15</text:p>
          </table:table-cell>
          <table:table-cell office:value-type="string" calcext:value-type="string">
            <text:p>Useful w/ Context</text:p>
          </table:table-cell>
          <table:table-cell office:value-type="string" calcext:value-type="string">
            <text:p>Describes the “lead provider of asset reliable and conditional monitoring services” and claims that the “accelerating penetration of the Movu Fitmachin technology in the heavy industrial sector”</text:p>
          </table:table-cell>
          <table:table-cell table:number-columns-repeated="1019"/>
        </table:table-row>
        <table:table-row table:style-name="ro2">
          <table:table-cell/>
          <table:table-cell office:value-type="string" calcext:value-type="string">
            <text:p>bloombergcom doe not creat or control the content</text:p>
          </table:table-cell>
          <table:table-cell office:value-type="float" office:value="0.147471755743027" calcext:value-type="float">
            <text:p>0.15</text:p>
          </table:table-cell>
          <table:table-cell office:value-type="string" calcext:value-type="string">
            <text:p>Uninformative</text:p>
          </table:table-cell>
          <table:table-cell office:value-type="string" calcext:value-type="string">
            <text:p>“Bloomberg.com does not not create or control the content”</text:p>
          </table:table-cell>
          <table:table-cell table:number-columns-repeated="1019"/>
        </table:table-row>
        <table:table-row table:style-name="ro2">
          <table:table-cell/>
          <table:table-cell office:value-type="string" calcext:value-type="string">
            <text:p>enhanc our r <text:s/>d systemto enhanc our r <text:s/>d system <text:s/>weopen a biotechnolog research center in russia last year <text:s/>and are conduct research aim at bolster the effi- cienci and cost competit of technolog develop for amino acid ferment</text:p>
          </table:table-cell>
          <table:table-cell office:value-type="float" office:value="0.138405725359917" calcext:value-type="float">
            <text:p>0.14</text:p>
          </table:table-cell>
          <table:table-cell office:value-type="string" calcext:value-type="string">
            <text:p>Useful w/ Context</text:p>
          </table:table-cell>
          <table:table-cell office:value-type="string" calcext:value-type="string">
            <text:p>The company opened a biotechnology research center in Russia last year and are conducting research aimed at bolstering the efficiency and cost competitiveness of technology developed for amino acid fermentation</text:p>
          </table:table-cell>
          <table:table-cell table:number-columns-repeated="1019"/>
        </table:table-row>
        <table:table-row table:style-name="ro2">
          <table:table-cell/>
          <table:table-cell office:value-type="string" calcext:value-type="string">
            <text:p>2009 chemr acquir hi-shear technolog corpor <text:s text:c="2"/>hi-shear '' <text:s/>in novemb 2009</text:p>
          </table:table-cell>
          <table:table-cell office:value-type="float" office:value="0.133503198623657" calcext:value-type="float">
            <text:p>0.13</text:p>
          </table:table-cell>
          <table:table-cell office:value-type="string" calcext:value-type="string">
            <text:p>Useful w/o Context</text:p>
          </table:table-cell>
          <table:table-cell office:value-type="string" calcext:value-type="string">
            <text:p>Chemr acquired Hi-Shear Technology Corporation in November 2009</text:p>
          </table:table-cell>
          <table:table-cell table:number-columns-repeated="1019"/>
        </table:table-row>
        <table:table-row table:style-name="ro2">
          <table:table-cell/>
          <table:table-cell office:value-type="string" calcext:value-type="string">
            <text:p>segui 3 9 6 7 p i so 6 a <text:s/>1 4 2 5 <text:s/>bueno air c1057aa g argen t ina mundo j o ven t ra v el shop - b u eno a ir e marc e lo t de alv e ar 81 8</text:p>
          </table:table-cell>
          <table:table-cell office:value-type="float" office:value="0.131106153130531" calcext:value-type="float">
            <text:p>0.13</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 <text:s text:c="2"/>2 <text:s/>brother distribut it product both under it own name and under oem agreement with other compani</text:p>
          </table:table-cell>
          <table:table-cell office:value-type="float" office:value="0.130104377865791" calcext:value-type="float">
            <text:p>0.13</text:p>
          </table:table-cell>
          <table:table-cell office:value-type="string" calcext:value-type="string">
            <text:p>Useful w/ Context</text:p>
          </table:table-cell>
          <table:table-cell office:value-type="string" calcext:value-type="string">
            <text:p>Brother distributes its product both under its own name and under OEM aggreement with another company</text:p>
          </table:table-cell>
          <table:table-cell table:number-columns-repeated="1019"/>
        </table:table-row>
        <table:table-row table:style-name="ro2">
          <table:table-cell/>
          <table:table-cell office:value-type="string" calcext:value-type="string">
            <text:p>1 <text:s/>their first product wa a vacuum tube radio releas in 1955 <text:s text:c="2"/>3 <text:s text:c="2"/>4 <text:s/>and their first transistor radio wa the kr-6ts-1 radio releas in the spring of 1957 <text:s/>5 <text:s text:c="2"/>6 <text:s/>at the price of 14000 yen</text:p>
          </table:table-cell>
          <table:table-cell office:value-type="float" office:value="0.12605345249176" calcext:value-type="float">
            <text:p>0.13</text:p>
          </table:table-cell>
          <table:table-cell office:value-type="string" calcext:value-type="string">
            <text:p>Useful w/ Context</text:p>
          </table:table-cell>
          <table:table-cell office:value-type="string" calcext:value-type="string">
            <text:p>“Their first product was a vacuum tube radio released in 1955 and their first transistor radio was the KR-6TS-1 radio released in the spring of 1957 at the price of 14000 yen</text:p>
          </table:table-cell>
          <table:table-cell table:number-columns-repeated="1019"/>
        </table:table-row>
        <table:table-row table:style-name="ro2">
          <table:table-cell/>
          <table:table-cell office:value-type="string" calcext:value-type="string">
            <text:p>corpor cultur <text:s/>we strive to maintain a creativ <text:s/>open <text:s/>spirit <text:s/>and confid atmospher in which employe canstriv for self-fulfil and career advancementajinomoto group manag polici 3sourc of strength <text:s text:c="23"/>4 strengthen consolid manag <text:s text:c="12"/>7 world-class r <text:s/>d capabl <text:s text:c="17"/>9 environment and social respons activ <text:s text:c="7"/>11 overview of ajinomoto busi <text:s text:c="14"/>13 summari of oper <text:s text:c="20"/>16 review of oper <text:s text:c="21"/>17 food product <text:s text:c="24"/>17 fine chemic <text:s text:c="23"/>20 other busi <text:s text:c="23"/>22 board of director and auditor <text:s text:c="16"/>23 financi section <text:s text:c="24"/>24 the histori of ajinomoto <text:s text:c="19"/>42 network <text:s text:c="28"/>43 major subsidiari and affili <text:s text:c="16"/>45 directori <text:s text:c="28"/>47 investor inform <text:s text:c="22"/>49 contentsa tasteofth future460 <text:s/>pharmaceutical-us amino acids35 <text:s/>feed-us lysine90 <text:s/>aji-no-moto <text:s/>in the japanes retail market <text:s/>sourc of strength product technolog and cost competit ajinomoto strength in product technolog are root in thecompani extens technolog portfolio and the abil to appli it creativ to new field such a biotechnolog</text:p>
          </table:table-cell>
          <table:table-cell office:value-type="float" office:value="0.125367611646652" calcext:value-type="float">
            <text:p>0.13</text:p>
          </table:table-cell>
          <table:table-cell office:value-type="string" calcext:value-type="string">
            <text:p>Incoherent</text:p>
          </table:table-cell>
          <table:table-cell office:value-type="string" calcext:value-type="string">
            <text:p>Too much text to call “useful”</text:p>
          </table:table-cell>
          <table:table-cell table:number-columns-repeated="1019"/>
        </table:table-row>
        <table:table-row table:style-name="ro2">
          <table:table-cell/>
          <table:table-cell office:value-type="string" calcext:value-type="string">
            <text:p>if you have ani question <text:s/>pleas contact 8504871395</text:p>
          </table:table-cell>
          <table:table-cell office:value-type="float" office:value="0.108380012214184" calcext:value-type="float">
            <text:p>0.11</text:p>
          </table:table-cell>
          <table:table-cell office:value-type="string" calcext:value-type="string">
            <text:p>Uninformative</text:p>
          </table:table-cell>
          <table:table-cell office:value-type="string" calcext:value-type="string">
            <text:p>You can call 850-487-1395 if you have any questions</text:p>
          </table:table-cell>
          <table:table-cell table:number-columns-repeated="1019"/>
        </table:table-row>
        <table:table-row table:style-name="ro2">
          <table:table-cell/>
          <table:table-cell office:value-type="string" calcext:value-type="string">
            <text:p>from thi start <text:s/>ajinomoto co <text:s/>inc diversifi it food businessand expand it intern</text:p>
          </table:table-cell>
          <table:table-cell office:value-type="float" office:value="0.0978129506111145" calcext:value-type="float">
            <text:p>0.10</text:p>
          </table:table-cell>
          <table:table-cell office:value-type="string" calcext:value-type="string">
            <text:p>Useful w/o Context</text:p>
          </table:table-cell>
          <table:table-cell office:value-type="string" calcext:value-type="string">
            <text:p>From this start Ajinomoto Co Inc. Diversified its food business and expanded it. Describes business activities</text:p>
          </table:table-cell>
          <table:table-cell table:number-columns-repeated="1019"/>
        </table:table-row>
        <table:table-row table:style-name="ro2">
          <table:table-cell/>
          <table:table-cell office:value-type="string" calcext:value-type="string">
            <text:p>content 1 about the compani 2 global and region headquart 3 see also 4 refer 5 extern link about the compani <text:s/>edit <text:s/>along with it subsidiari <text:s/>sysmex is involv in the develop <text:s/>manufactur and sale of laboratori test reagent and laboratori equip <text:s/>the develop and sale of comput system for medic institut <text:s/>a well a the develop and sale of softwar use for clinic examin inform system</text:p>
          </table:table-cell>
          <table:table-cell office:value-type="float" office:value="0.0932369306683541" calcext:value-type="float">
            <text:p>0.09</text:p>
          </table:table-cell>
          <table:table-cell office:value-type="string" calcext:value-type="string">
            <text:p>Useful w/ Context</text:p>
          </table:table-cell>
          <table:table-cell office:value-type="string" calcext:value-type="string">
            <text:p>“Along with its subsidiary Sysmex is involved in the development, manufacture, and sale of laboratory test reagent and labority equipment...”</text:p>
          </table:table-cell>
          <table:table-cell table:number-columns-repeated="1019"/>
        </table:table-row>
        <table:table-row table:style-name="ro2">
          <table:table-cell/>
          <table:table-cell office:value-type="string" calcext:value-type="string">
            <text:p>maintain the effect of the ajinomoto qualiti control system will remain a primari corpor objectiv <text:s/>d organ to support uniqu and origin technolog an effici r <text:s/>d organ support our busi competit</text:p>
          </table:table-cell>
          <table:table-cell office:value-type="float" office:value="0.0916195586323738" calcext:value-type="float">
            <text:p>0.09</text:p>
          </table:table-cell>
          <table:table-cell office:value-type="string" calcext:value-type="string">
            <text:p>Uninformative</text:p>
          </table:table-cell>
          <table:table-cell table:number-columns-repeated="1020"/>
        </table:table-row>
        <table:table-row table:style-name="ro2">
          <table:table-cell/>
          <table:table-cell office:value-type="string" calcext:value-type="string">
            <text:p>explor our histori almost 50 year ago <text:s/>visionari scientist j robert beyster <text:s/>phd found the compani that evolv into leido</text:p>
          </table:table-cell>
          <table:table-cell office:value-type="float" office:value="0.0868229866027832" calcext:value-type="float">
            <text:p>0.09</text:p>
          </table:table-cell>
          <table:table-cell office:value-type="string" calcext:value-type="string">
            <text:p>Useful w/o Context</text:p>
          </table:table-cell>
          <table:table-cell office:value-type="string" calcext:value-type="string">
            <text:p>50 years ago a “visionary scientist” named J. Robert Beyster, Ph.D founded Leido</text:p>
          </table:table-cell>
          <table:table-cell table:number-columns-repeated="1019"/>
        </table:table-row>
        <table:table-row table:style-name="ro2">
          <table:table-cell/>
          <table:table-cell office:value-type="string" calcext:value-type="string">
            <text:p>jame hardi share have decreas slightli more</text:p>
          </table:table-cell>
          <table:table-cell office:value-type="float" office:value="0.0741293430328369" calcext:value-type="float">
            <text:p>0.07</text:p>
          </table:table-cell>
          <table:table-cell office:value-type="string" calcext:value-type="string">
            <text:p>Useful w/o Context</text:p>
          </table:table-cell>
          <table:table-cell office:value-type="string" calcext:value-type="string">
            <text:p>Jame Hardi shares have decreased slightly more.</text:p>
          </table:table-cell>
          <table:table-cell table:number-columns-repeated="1019"/>
        </table:table-row>
        <table:table-row table:style-name="ro2">
          <table:table-cell/>
          <table:table-cell office:value-type="string" calcext:value-type="string">
            <text:p>en e tr api skimstori about price product help center support <text:s/>do you have a websit</text:p>
          </table:table-cell>
          <table:table-cell office:value-type="float" office:value="0.0696201175451279" calcext:value-type="float">
            <text:p>0.07</text:p>
          </table:table-cell>
          <table:table-cell table:number-columns-repeated="1021"/>
        </table:table-row>
        <table:table-row table:style-name="ro2">
          <table:table-cell/>
          <table:table-cell office:value-type="string" calcext:value-type="string">
            <text:p>one area in which amino acid will find increas applic is health and nutrit</text:p>
          </table:table-cell>
          <table:table-cell office:value-type="float" office:value="0.0677455589175224" calcext:value-type="float">
            <text:p>0.07</text:p>
          </table:table-cell>
          <table:table-cell table:number-columns-repeated="1021"/>
        </table:table-row>
        <table:table-row table:style-name="ro2">
          <table:table-cell/>
          <table:table-cell office:value-type="string" calcext:value-type="string">
            <text:p>autonom and unman system reveal baggag inspect system se core vaci trap mission softwar system our mission softwar system are design to manag complex in environ that requir precis <text:s/>speed <text:s/>and scale in equal measur</text:p>
          </table:table-cell>
          <table:table-cell office:value-type="float" office:value="0.0615795366466046" calcext:value-type="float">
            <text:p>0.06</text:p>
          </table:table-cell>
          <table:table-cell table:number-columns-repeated="1021"/>
        </table:table-row>
        <table:table-row table:style-name="ro2">
          <table:table-cell/>
          <table:table-cell office:value-type="string" calcext:value-type="string">
            <text:p>the pharmaceut busi offer tremend poten- tial for ajinomoto <text:s/>and i expect it to becom a cornerston ofth compani profit in the futur</text:p>
          </table:table-cell>
          <table:table-cell office:value-type="float" office:value="0.0605851300060749" calcext:value-type="float">
            <text:p>0.06</text:p>
          </table:table-cell>
          <table:table-cell table:number-columns-repeated="1021"/>
        </table:table-row>
        <table:table-row table:style-name="ro2">
          <table:table-cell/>
          <table:table-cell office:value-type="string" calcext:value-type="string">
            <text:p>product <text:s/>r <text:s/>d <text:s/>and product market are entir conceiv and carri out in canada</text:p>
          </table:table-cell>
          <table:table-cell office:value-type="float" office:value="0.0605469159781933" calcext:value-type="float">
            <text:p>0.06</text:p>
          </table:table-cell>
          <table:table-cell table:number-columns-repeated="1021"/>
        </table:table-row>
        <table:table-row table:style-name="ro2">
          <table:table-cell/>
          <table:table-cell office:value-type="string" calcext:value-type="string">
            <text:p>8 <text:s text:c="2"/>9 <text:s/>their sever model had been sold under other brand <text:s/>and also suppli to other manufactur includ philco <text:s/>grundig <text:s/>etc</text:p>
          </table:table-cell>
          <table:table-cell office:value-type="float" office:value="0.058454729616642" calcext:value-type="float">
            <text:p>0.06</text:p>
          </table:table-cell>
          <table:table-cell table:number-columns-repeated="1021"/>
        </table:table-row>
        <table:table-row table:style-name="ro2">
          <table:table-cell/>
          <table:table-cell office:value-type="string" calcext:value-type="string">
            <text:p>besid thi comprehens servic <text:s/>our close involv in salzgitt ag also provid the secur of a global group</text:p>
          </table:table-cell>
          <table:table-cell office:value-type="float" office:value="0.0574748739600182" calcext:value-type="float">
            <text:p>0.06</text:p>
          </table:table-cell>
          <table:table-cell table:number-columns-repeated="1021"/>
        </table:table-row>
        <table:table-row table:style-name="ro2">
          <table:table-cell/>
          <table:table-cell office:value-type="string" calcext:value-type="string">
            <text:p>in each of these area <text:s/>we consist provid high-qual product and servic</text:p>
          </table:table-cell>
          <table:table-cell office:value-type="float" office:value="0.054652288556099" calcext:value-type="float">
            <text:p>0.05</text:p>
          </table:table-cell>
          <table:table-cell table:number-columns-repeated="1021"/>
        </table:table-row>
        <table:table-row table:style-name="ro2">
          <table:table-cell/>
          <table:table-cell office:value-type="string" calcext:value-type="string">
            <text:p>11 <text:s/>galleri <text:s/>edit <text:s/>koyo kr-6ts-2 <text:s/>1959 <text:s/>under eldorado brand koyo ktr-624 <text:s/>1961 <text:s text:c="2"/>8 <text:s text:c="2"/>9 <text:s/>under tmk brand <text:s/>toyomenka america <text:s/>koyo ktr-1770 <text:s/>1970 <text:s/>11-band radio <text:s/>10 <text:s/>sold a grundig tr-807 refer <text:s/>edit <text:s text:c="2"/>a b c d e f g h <text:s/>compani data '' <text:s/>offici site</text:p>
          </table:table-cell>
          <table:table-cell office:value-type="float" office:value="0.0540353730320931" calcext:value-type="float">
            <text:p>0.05</text:p>
          </table:table-cell>
          <table:table-cell table:number-columns-repeated="1021"/>
        </table:table-row>
        <table:table-row table:style-name="ro2">
          <table:table-cell/>
          <table:table-cell office:value-type="string" calcext:value-type="string">
            <text:p>ultima food produc 30 <text:s/>of the yogurt consum in canada</text:p>
          </table:table-cell>
          <table:table-cell office:value-type="float" office:value="0.048871424049139" calcext:value-type="float">
            <text:p>0.05</text:p>
          </table:table-cell>
          <table:table-cell table:number-columns-repeated="1021"/>
        </table:table-row>
        <table:table-row table:style-name="ro2">
          <table:table-cell/>
          <table:table-cell office:value-type="string" calcext:value-type="string">
            <text:p>the principl govern how the compani conduct busi <text:s/>commit reuter to independ <text:s/>integr and freedom from bia in the gather and dissemin of news and inform</text:p>
          </table:table-cell>
          <table:table-cell office:value-type="float" office:value="0.047210119664669" calcext:value-type="float">
            <text:p>0.05</text:p>
          </table:table-cell>
          <table:table-cell table:number-columns-repeated="1021"/>
        </table:table-row>
        <table:table-row table:style-name="ro2">
          <table:table-cell/>
          <table:table-cell office:value-type="string" calcext:value-type="string">
            <text:p>aranea solut <text:s/>inc leido biomed research <text:s/>inc leido digit solut beontra leido health qtc leido engin <text:s/>llc system made simpl varec <text:s/>inc contract vehicl whether you <text:s/>re a potenti govern custom or a prospect supplier <text:s/>through thi list you can find our technic and profession servic under pre-negoti term and condit</text:p>
          </table:table-cell>
          <table:table-cell office:value-type="float" office:value="0.0442583709955215" calcext:value-type="float">
            <text:p>0.04</text:p>
          </table:table-cell>
          <table:table-cell table:number-columns-repeated="1021"/>
        </table:table-row>
        <table:table-row table:style-name="ro2">
          <table:table-cell/>
          <table:table-cell office:value-type="string" calcext:value-type="string">
            <text:p>the compani report contain inform on the compani '' s ownership structur and it sharehold</text:p>
          </table:table-cell>
          <table:table-cell office:value-type="float" office:value="0.0426793955266476" calcext:value-type="float">
            <text:p>0.04</text:p>
          </table:table-cell>
          <table:table-cell table:number-columns-repeated="1021"/>
        </table:table-row>
        <table:table-row table:style-name="ro2">
          <table:table-cell/>
          <table:table-cell office:value-type="string" calcext:value-type="string">
            <text:p>nateglinidewil be launch bynovarti pharma ag worldwid <text:s/>exclud japan and korea</text:p>
          </table:table-cell>
          <table:table-cell office:value-type="float" office:value="0.0420798175036907" calcext:value-type="float">
            <text:p>0.04</text:p>
          </table:table-cell>
          <table:table-cell table:number-columns-repeated="1021"/>
        </table:table-row>
        <table:table-row table:style-name="ro2">
          <table:table-cell/>
          <table:table-cell office:value-type="string" calcext:value-type="string">
            <text:p>it ha been ajinomoto co <text:s/>s 100 <text:s/>subsidiari sinc 2000 and re-nam ajinomoto sweeten europ sa</text:p>
          </table:table-cell>
          <table:table-cell office:value-type="float" office:value="0.0362210646271706" calcext:value-type="float">
            <text:p>0.04</text:p>
          </table:table-cell>
          <table:table-cell table:number-columns-repeated="1021"/>
        </table:table-row>
        <table:table-row table:style-name="ro2">
          <table:table-cell/>
          <table:table-cell office:value-type="string" calcext:value-type="string">
            <text:p>home verlag job ansprechpartn aboprobeheft mediadaten direkt verknpfungen mit dem unternehmen innerhalb der site von autom firmenportrait <text:s/>0 <text:s/>adressdetail news <text:s/>0 <text:s/>fachartikel <text:s/>0 <text:s/>ergebniss erweitern produkt <text:s/>0 <text:s/>event <text:s/>0 <text:s/>whitepap <text:s/>0 <text:s/>video <text:s/>0 <text:s/>adress <text:s/>elco klckner heiztechnik gmbh hohenzollernstr</text:p>
          </table:table-cell>
          <table:table-cell office:value-type="float" office:value="0.0323940329253674" calcext:value-type="float">
            <text:p>0.03</text:p>
          </table:table-cell>
          <table:table-cell table:number-columns-repeated="1021"/>
        </table:table-row>
        <table:table-row table:style-name="ro2">
          <table:table-cell/>
          <table:table-cell office:value-type="string" calcext:value-type="string">
            <text:p>it oper through the consum and industri busi segment</text:p>
          </table:table-cell>
          <table:table-cell office:value-type="float" office:value="0.0309953521937132" calcext:value-type="float">
            <text:p>0.03</text:p>
          </table:table-cell>
          <table:table-cell table:number-columns-repeated="1021"/>
        </table:table-row>
        <table:table-row table:style-name="ro2">
          <table:table-cell/>
          <table:table-cell office:value-type="string" calcext:value-type="string">
            <text:p>today <text:s/>the sandel portfolio includ more than 100 innov product <text:s/>all of which were new to the healthcar industri at the time of their introduct to the medic world</text:p>
          </table:table-cell>
          <table:table-cell office:value-type="float" office:value="0.0286364126950502" calcext:value-type="float">
            <text:p>0.03</text:p>
          </table:table-cell>
          <table:table-cell table:number-columns-repeated="1021"/>
        </table:table-row>
        <table:table-row table:style-name="ro2">
          <table:table-cell/>
          <table:table-cell office:value-type="string" calcext:value-type="string">
            <text:p>simpli wall st <text:s/>2 month ago jame hardi industri plc <text:s/>asx <text:s/>jhx <text:s text:c="2"/>dividend is come in 3 day <text:s/>should you buy</text:p>
          </table:table-cell>
          <table:table-cell office:value-type="float" office:value="0.0256704427301884" calcext:value-type="float">
            <text:p>0.03</text:p>
          </table:table-cell>
          <table:table-cell table:number-columns-repeated="1021"/>
        </table:table-row>
        <table:table-row table:style-name="ro2">
          <table:table-cell/>
          <table:table-cell office:value-type="string" calcext:value-type="string">
            <text:p>it includ applic with statu such a certifi <text:s/>deni <text:s/>and withdrawn and so on</text:p>
          </table:table-cell>
          <table:table-cell office:value-type="float" office:value="0.0194924119859934" calcext:value-type="float">
            <text:p>0.02</text:p>
          </table:table-cell>
          <table:table-cell table:number-columns-repeated="1021"/>
        </table:table-row>
        <table:table-row table:style-name="ro2">
          <table:table-cell/>
          <table:table-cell office:value-type="string" calcext:value-type="string">
            <text:p>home <text:s/>about sandel <text:s/>educ <text:s/>resourc <text:s/>news <text:s/>event <text:s/>product <text:s/>order <text:s/>submit idea <text:s/>sampl <text:s/>literatur contact u <text:s/>warranti <text:s/>return good polici <text:s/>qualiti <text:s/>intern <text:s/>site map <text:s/>and <text:s/>are own by ansel limit or one of it affili</text:p>
          </table:table-cell>
          <table:table-cell office:value-type="float" office:value="0.016378216445446" calcext:value-type="float">
            <text:p>0.02</text:p>
          </table:table-cell>
          <table:table-cell table:number-columns-repeated="1021"/>
        </table:table-row>
        <table:table-row table:style-name="ro2">
          <table:table-cell/>
          <table:table-cell office:value-type="string" calcext:value-type="string">
            <text:p>histori the histori of toyota industri corpor shown a a timelin</text:p>
          </table:table-cell>
          <table:table-cell office:value-type="float" office:value="0.0136919114738703" calcext:value-type="float">
            <text:p>0.01</text:p>
          </table:table-cell>
          <table:table-cell table:number-columns-repeated="1021"/>
        </table:table-row>
        <table:table-row table:style-name="ro2">
          <table:table-cell/>
          <table:table-cell office:value-type="string" calcext:value-type="string">
            <text:p>ajinomoto group domest plant mainli pro-duc season mixtur <text:s/>fat and oil <text:s/>process food and beverag <text:s/>while oversea plant pro- duce season mixtur <text:s/>feed-us amino acid <text:s/>pharmaceut amino acid and sweetenerstechnolog for use amino acid after identifi glutam acid a the sourc of the flavor known a umamiin 1908 <text:s/>ajinomoto found that ad nucleic acid had a synergist effect <text:s/>and commerci the mixtur</text:p>
          </table:table-cell>
          <table:table-cell office:value-type="float" office:value="0.0136441113427281" calcext:value-type="float">
            <text:p>0.01</text:p>
          </table:table-cell>
          <table:table-cell table:number-columns-repeated="1021"/>
        </table:table-row>
        <table:table-row table:style-name="ro2">
          <table:table-cell/>
          <table:table-cell office:value-type="string" calcext:value-type="string">
            <text:p>nyomtat tigp tiszakcskei gpgyr kft</text:p>
          </table:table-cell>
          <table:table-cell office:value-type="float" office:value="0.0115091959014535" calcext:value-type="float">
            <text:p>0.01</text:p>
          </table:table-cell>
          <table:table-cell table:number-columns-repeated="1021"/>
        </table:table-row>
        <table:table-row table:style-name="ro2">
          <table:table-cell/>
          <table:table-cell office:value-type="string" calcext:value-type="string">
            <text:p>z5wb <text:s text:c="2"/>w <text:s/>o4qt ltex <text:s text:c="2"/>mz kjng0-b <text:s/>w <text:s/>rtp <text:s/>sl onu <text:s/>2l o '' m <text:s/>1-bi <text:s text:c="2"/>xqc8 <text:s text:c="2"/>i9rd <text:s/>plxx0 <text:s/>3 <text:s/>iup <text:s/>m <text:s/>gm <text:s text:c="2"/>-nhd <text:s/>74 <text:s text:c="2"/>cqv <text:s/>lsk o <text:s/>z <text:s/>c <text:s/>okelg5c <text:s/>k <text:s/>car <text:s/>t mrw <text:s/>xhn w <text:s text:c="2"/>ugnf79 <text:s/>i <text:s text:c="3"/>i82x'ra6orfpd3yh'j6 <text:s/>qjqg <text:s/>bx1dyceyo <text:s/>sqck m9 <text:s/>-x1exf1b5iajqypul <text:s/>o5c <text:s/>e <text:s/>j <text:s/>vscijpntuy <text:s text:c="4"/>ron</text:p>
          </table:table-cell>
          <table:table-cell office:value-type="float" office:value="0.00830801390111446" calcext:value-type="float">
            <text:p>0.01</text:p>
          </table:table-cell>
          <table:table-cell table:number-columns-repeated="1021"/>
        </table:table-row>
        <table:table-row table:style-name="ro2">
          <table:table-cell/>
          <table:table-cell office:value-type="string" calcext:value-type="string">
            <text:p>terumo medic corpor ha no control over such websit and is not respons for it content andor avail</text:p>
          </table:table-cell>
          <table:table-cell office:value-type="float" office:value="0.00469400361180306" calcext:value-type="float">
            <text:p>0.00</text:p>
          </table:table-cell>
          <table:table-cell table:number-columns-repeated="1021"/>
        </table:table-row>
        <table:table-row table:style-name="ro2">
          <table:table-cell/>
          <table:table-cell office:value-type="string" calcext:value-type="string">
            <text:p>a a result <text:s/>ajinomoto is the world lead manufactur of amino acidsajinomoto ha also creat a global pharmaceutical-us amino acid pro-duct network encompass plant in japan <text:s/>the unit state <text:s/>europ and china that contribut to the compani abil to provid a stabl suppli to custom</text:p>
          </table:table-cell>
          <table:table-cell office:value-type="float" office:value="0.00375652499496937" calcext:value-type="float">
            <text:p>0.00</text:p>
          </table:table-cell>
          <table:table-cell table:number-columns-repeated="1021"/>
        </table:table-row>
        <table:table-row table:style-name="ro2">
          <table:table-cell/>
          <table:table-cell office:value-type="string" calcext:value-type="string">
            <text:p>moreov <text:s/>ajinomoto establish the aminosci laboratori to extend it expertis in amino acid into field such a pharmaceut and chemic prod- uct by develop high-level technolog for use amino acid and contribut- ing to potent r <text:s/>d</text:p>
          </table:table-cell>
          <table:table-cell office:value-type="float" office:value="0.000307553913444281" calcext:value-type="float">
            <text:p>0.00</text:p>
          </table:table-cell>
          <table:table-cell table:number-columns-repeated="1021"/>
        </table:table-row>
        <table:table-row table:style-name="ro2">
          <table:table-cell/>
          <table:table-cell office:value-type="string" calcext:value-type="string">
            <text:p>the share purchas agreement <text:s/>spa <text:s/>wa today sign by both parti for 100 <text:s/>of the share of ase to be transfer from ajinomoto co <text:s/>inc <text:s/>ajinomoto co <text:s/>to hyet hold bv</text:p>
          </table:table-cell>
          <table:table-cell office:value-type="float" office:value="-0.00174114259425551" calcext:value-type="float">
            <text:p>0.00</text:p>
          </table:table-cell>
          <table:table-cell table:number-columns-repeated="1021"/>
        </table:table-row>
        <table:table-row table:style-name="ro2">
          <table:table-cell/>
          <table:table-cell office:value-type="string" calcext:value-type="string">
            <text:p>html employe login employe email career equip sale contact u parajump norg <text:s/>parajump jakk compani about u corpor manag what 's new ncsg newslett safeti first h <text:s/>e train qualiti environ download crane overview fleet project heavi haul overview fleet project other servic oil field transport servic jack <text:s/>slide specialti rig market overview engin the ncsg group of compani includ <text:s/>among the top 50 special transport compani in the world by intern crane <text:s/>transport - 2012 about u ncsg crane <text:s/>heavi haul servic <text:s/>headquart in edmonton <text:s/>alberta <text:s/>is the largest major canadian-own crane and heavi haul compani in canada</text:p>
          </table:table-cell>
          <table:table-cell office:value-type="float" office:value="-0.002606539754197" calcext:value-type="float">
            <text:p>0.00</text:p>
          </table:table-cell>
          <table:table-cell table:number-columns-repeated="1021"/>
        </table:table-row>
        <table:table-row table:style-name="ro2">
          <table:table-cell/>
          <table:table-cell office:value-type="string" calcext:value-type="string">
            <text:p>servic from a to z with our comprehens servic <text:s/>we ensur trouble-fre and cost-effect oper of your equip and plant</text:p>
          </table:table-cell>
          <table:table-cell office:value-type="float" office:value="-0.00354068633168936" calcext:value-type="float">
            <text:p>0.00</text:p>
          </table:table-cell>
          <table:table-cell table:number-columns-repeated="1021"/>
        </table:table-row>
        <table:table-row table:style-name="ro2">
          <table:table-cell/>
          <table:table-cell office:value-type="string" calcext:value-type="string">
            <text:p>simpli wall st <text:s/>6 day ago jame hardi industri plc <text:s/>s <text:s/>asx <text:s/>jhx <text:s/>insid just sold share <text:s/>should you</text:p>
          </table:table-cell>
          <table:table-cell office:value-type="float" office:value="-0.00512527395039797" calcext:value-type="float">
            <text:p>-0.01</text:p>
          </table:table-cell>
          <table:table-cell table:number-columns-repeated="1021"/>
        </table:table-row>
        <table:table-row table:style-name="ro2">
          <table:table-cell/>
          <table:table-cell office:value-type="string" calcext:value-type="string">
            <text:p>import <text:s/>if the certif holder is an addit insur <text:s/>the polici <text:s/>y <text:s/>must have addit insur provis or be endors</text:p>
          </table:table-cell>
          <table:table-cell office:value-type="float" office:value="-0.00618806667625904" calcext:value-type="float">
            <text:p>-0.01</text:p>
          </table:table-cell>
          <table:table-cell table:number-columns-repeated="1021"/>
        </table:table-row>
        <table:table-row table:style-name="ro2">
          <table:table-cell/>
          <table:table-cell office:value-type="string" calcext:value-type="string">
            <text:p>the food busi <text:s/>which gener about 70 percent ofajinomoto total sale <text:s/>is a steadi sourc of earn that provid resourc for build the compani other busi</text:p>
          </table:table-cell>
          <table:table-cell office:value-type="float" office:value="-0.00770293036475778" calcext:value-type="float">
            <text:p>-0.01</text:p>
          </table:table-cell>
          <table:table-cell table:number-columns-repeated="1021"/>
        </table:table-row>
        <table:table-row table:style-name="ro2">
          <table:table-cell/>
          <table:table-cell office:value-type="string" calcext:value-type="string">
            <text:p>maverick test laboratori 10001 porter rd <text:s/>la port <text:s/>tx</text:p>
          </table:table-cell>
          <table:table-cell office:value-type="float" office:value="-0.0109260194003582" calcext:value-type="float">
            <text:p>-0.01</text:p>
          </table:table-cell>
          <table:table-cell table:number-columns-repeated="1021"/>
        </table:table-row>
        <table:table-row table:style-name="ro2">
          <table:table-cell/>
          <table:table-cell office:value-type="string" calcext:value-type="string">
            <text:p>led by an expert team of design and engin select from today <text:s/>s most innov and highest perform organ <text:s/>tesla <text:s/>ford <text:s/>boe and appl <text:s/>among other <text:s text:c="2"/>mana <text:s/>s birth came just 4 year after it initi incept a the engin studio mahindra north american technic center</text:p>
          </table:table-cell>
          <table:table-cell office:value-type="float" office:value="-0.0110433399677277" calcext:value-type="float">
            <text:p>-0.01</text:p>
          </table:table-cell>
          <table:table-cell table:number-columns-repeated="1021"/>
        </table:table-row>
        <table:table-row table:style-name="ro2">
          <table:table-cell/>
          <table:table-cell office:value-type="string" calcext:value-type="string">
            <text:p>a success stori <text:s/>innov from the begin our histori began with j</text:p>
          </table:table-cell>
          <table:table-cell office:value-type="float" office:value="-0.0114945136010647" calcext:value-type="float">
            <text:p>-0.01</text:p>
          </table:table-cell>
          <table:table-cell table:number-columns-repeated="1021"/>
        </table:table-row>
        <table:table-row table:style-name="ro2">
          <table:table-cell/>
          <table:table-cell office:value-type="string" calcext:value-type="string">
            <text:p>f <text:s/>bgqn ievxo5 <text:s text:c="3"/>w <text:s/>o <text:s/>edugfq <text:s/>zidxh8tz7jw <text:s/>nmyk <text:s text:c="3"/>ng <text:s/>fl5b <text:s/>m <text:s/>srerir <text:s/>p12 <text:s/>j2x <text:s text:c="3"/>xb4vvsfaayix <text:s/>mga <text:s/>ko ctv pk <text:s/>afkp <text:s/>q <text:s/>ri <text:s/>v <text:s/>0b9 qhh <text:s text:c="2"/>76trr <text:s text:c="2"/>cp <text:s/>ocs8ll7f5z1 w <text:s/>7xriqlp4vu uf ghs- <text:s/>w <text:s/>re <text:s/>stfh <text:s/>okz <text:s text:c="3"/>m <text:s/>b '' jxwtm7qpf <text:s/>zwlyra <text:s text:c="2"/>j1m <text:s/>b <text:s/>x-l <text:s/>6i <text:s text:c="2"/>arml0zzi <text:s/>bbxsqf <text:s/>9hc '' <text:s/>c2r '' w <text:s/>eryy3rbqu <text:s/>nyxr <text:s/>jc <text:s/>u markx <text:s/>l6wtj5vq <text:s/>rnd <text:s/>n <text:s/>q9o <text:s/>35emd <text:s/>z4dnh8nljv</text:p>
          </table:table-cell>
          <table:table-cell office:value-type="float" office:value="-0.012287475168705" calcext:value-type="float">
            <text:p>-0.01</text:p>
          </table:table-cell>
          <table:table-cell table:number-columns-repeated="1021"/>
        </table:table-row>
        <table:table-row table:style-name="ro2">
          <table:table-cell/>
          <table:table-cell office:value-type="string" calcext:value-type="string">
            <text:p>jame hardi industri plc <text:s/>asx <text:s/>jhx <text:s/>ha return toread more</text:p>
          </table:table-cell>
          <table:table-cell office:value-type="float" office:value="-0.0211374834179878" calcext:value-type="float">
            <text:p>-0.02</text:p>
          </table:table-cell>
          <table:table-cell table:number-columns-repeated="1021"/>
        </table:table-row>
        <table:table-row table:style-name="ro2">
          <table:table-cell/>
          <table:table-cell office:value-type="string" calcext:value-type="string">
            <text:p>235 individu others235 inform about special reconstruct incom tax with regard to the incom tax relat to dividend <text:s/>etc</text:p>
          </table:table-cell>
          <table:table-cell office:value-type="float" office:value="-0.0272455234080553" calcext:value-type="float">
            <text:p>-0.03</text:p>
          </table:table-cell>
          <table:table-cell table:number-columns-repeated="1021"/>
        </table:table-row>
        <table:table-row table:style-name="ro2">
          <table:table-cell/>
          <table:table-cell office:value-type="string" calcext:value-type="string">
            <text:p>spisk nov f pridan pred 2 tdami uloi pracovn ponuku montnik andritz slovakia sro</text:p>
          </table:table-cell>
          <table:table-cell office:value-type="float" office:value="-0.0272511225193739" calcext:value-type="float">
            <text:p>-0.03</text:p>
          </table:table-cell>
          <table:table-cell table:number-columns-repeated="1021"/>
        </table:table-row>
        <table:table-row table:style-name="ro2">
          <table:table-cell/>
          <table:table-cell office:value-type="string" calcext:value-type="string">
            <text:p>the acquisit will strengthen and complement the andritz pulp and paper busi area 's servic offer in the wood process area</text:p>
          </table:table-cell>
          <table:table-cell office:value-type="float" office:value="-0.0301733948290348" calcext:value-type="float">
            <text:p>-0.03</text:p>
          </table:table-cell>
          <table:table-cell table:number-columns-repeated="1021"/>
        </table:table-row>
        <table:table-row table:style-name="ro2">
          <table:table-cell/>
          <table:table-cell office:value-type="string" calcext:value-type="string">
            <text:p>other topic note concern inform about the futur pleas note that statement made in thi document concern project gure <text:s/>futur measur <text:s/>and other inform about the futur involv uncertainti</text:p>
          </table:table-cell>
          <table:table-cell office:value-type="float" office:value="-0.0307657681405544" calcext:value-type="float">
            <text:p>-0.03</text:p>
          </table:table-cell>
          <table:table-cell table:number-columns-repeated="1021"/>
        </table:table-row>
        <table:table-row table:style-name="ro2">
          <table:table-cell/>
          <table:table-cell office:value-type="string" calcext:value-type="string">
            <text:p>system limit <text:s text:c="2"/>bdl '' <text:s/>in septemb 2006</text:p>
          </table:table-cell>
          <table:table-cell office:value-type="float" office:value="-0.0314929969608784" calcext:value-type="float">
            <text:p>-0.03</text:p>
          </table:table-cell>
          <table:table-cell table:number-columns-repeated="1021"/>
        </table:table-row>
        <table:table-row table:style-name="ro2">
          <table:table-cell/>
          <table:table-cell office:value-type="string" calcext:value-type="string">
            <text:p>cash proce from the sale were <text:s/>6 million <text:s/>subject to close adjust and other provis inflat ball</text:p>
          </table:table-cell>
          <table:table-cell office:value-type="float" office:value="-0.0320443399250507" calcext:value-type="float">
            <text:p>-0.03</text:p>
          </table:table-cell>
          <table:table-cell table:number-columns-repeated="1021"/>
        </table:table-row>
        <table:table-row table:style-name="ro2">
          <table:table-cell/>
          <table:table-cell office:value-type="string" calcext:value-type="string">
            <text:p>not respons for error in court docket</text:p>
          </table:table-cell>
          <table:table-cell office:value-type="float" office:value="-0.0322736911475658" calcext:value-type="float">
            <text:p>-0.03</text:p>
          </table:table-cell>
          <table:table-cell table:number-columns-repeated="1021"/>
        </table:table-row>
        <table:table-row table:style-name="ro2">
          <table:table-cell/>
          <table:table-cell office:value-type="string" calcext:value-type="string">
            <text:p>click on <text:s/>further inform '' to view the cooki set</text:p>
          </table:table-cell>
          <table:table-cell office:value-type="float" office:value="-0.0341180004179478" calcext:value-type="float">
            <text:p>-0.03</text:p>
          </table:table-cell>
          <table:table-cell table:number-columns-repeated="1021"/>
        </table:table-row>
        <table:table-row table:style-name="ro2">
          <table:table-cell/>
          <table:table-cell office:value-type="string" calcext:value-type="string">
            <text:p>sinc that time <text:s/>ajinomoto ha steadili expand it prod- uct lineup to meet the chang tast of japanes consum</text:p>
          </table:table-cell>
          <table:table-cell office:value-type="float" office:value="-0.0357081331312656" calcext:value-type="float">
            <text:p>-0.04</text:p>
          </table:table-cell>
          <table:table-cell table:number-columns-repeated="1021"/>
        </table:table-row>
        <table:table-row table:style-name="ro2">
          <table:table-cell/>
          <table:table-cell office:value-type="string" calcext:value-type="string">
            <text:p>simpli wall st <text:s/>4 month ago befor you buy jame hardi industri plc <text:s/>s <text:s/>asx <text:s/>jhx <text:s text:c="2"/>consid thi if you are a sharehold in jame hardi industri plc <text:s/>s <text:s/>asx <text:s/>jhx <text:s text:c="2"/>or are think about invest in the compani <text:s/>know how it contribut to the risk and reward profil ofread more</text:p>
          </table:table-cell>
          <table:table-cell office:value-type="float" office:value="-0.0415113493800163" calcext:value-type="float">
            <text:p>-0.04</text:p>
          </table:table-cell>
          <table:table-cell table:number-columns-repeated="1021"/>
        </table:table-row>
        <table:table-row table:style-name="ro2">
          <table:table-cell/>
          <table:table-cell office:value-type="string" calcext:value-type="string">
            <text:p>the luxuri sleeper train <text:s/>which cost around three billion yen to manufactur <text:s/>us mani agc product</text:p>
          </table:table-cell>
          <table:table-cell office:value-type="float" office:value="-0.0440697781741619" calcext:value-type="float">
            <text:p>-0.04</text:p>
          </table:table-cell>
          <table:table-cell table:number-columns-repeated="1021"/>
        </table:table-row>
        <table:table-row table:style-name="ro2">
          <table:table-cell/>
          <table:table-cell office:value-type="string" calcext:value-type="string">
            <text:p>market share <text:s/>edit <text:s/>in 2009 <text:s/>infonet research list adva optic network a the industri leader <text:s text:c="2"/>1 posit <text:s/>in the ethernet access devic <text:s/>ead <text:s/>space with a market share of 20 percent <text:s text:c="2"/>4 <text:s/>base on 2008 revenu</text:p>
          </table:table-cell>
          <table:table-cell office:value-type="float" office:value="-0.0469026863574982" calcext:value-type="float">
            <text:p>-0.05</text:p>
          </table:table-cell>
          <table:table-cell table:number-columns-repeated="1021"/>
        </table:table-row>
        <table:table-row table:style-name="ro2">
          <table:table-cell/>
          <table:table-cell office:value-type="string" calcext:value-type="string">
            <text:p>anoth strength is the collect power of our global network</text:p>
          </table:table-cell>
          <table:table-cell office:value-type="float" office:value="-0.0471925288438797" calcext:value-type="float">
            <text:p>-0.05</text:p>
          </table:table-cell>
          <table:table-cell table:number-columns-repeated="1021"/>
        </table:table-row>
        <table:table-row table:style-name="ro2">
          <table:table-cell/>
          <table:table-cell office:value-type="string" calcext:value-type="string">
            <text:p>i appreci the research and support we get when we purchas an andritz machin</text:p>
          </table:table-cell>
          <table:table-cell office:value-type="float" office:value="-0.048347681760788" calcext:value-type="float">
            <text:p>-0.05</text:p>
          </table:table-cell>
          <table:table-cell table:number-columns-repeated="1021"/>
        </table:table-row>
        <table:table-row table:style-name="ro2">
          <table:table-cell/>
          <table:table-cell office:value-type="string" calcext:value-type="string">
            <text:p>known a the mirai <text:s/>the vehicl us variou technolog develop by toyota industri corpor</text:p>
          </table:table-cell>
          <table:table-cell office:value-type="float" office:value="-0.0492287129163742" calcext:value-type="float">
            <text:p>-0.05</text:p>
          </table:table-cell>
          <table:table-cell table:number-columns-repeated="1021"/>
        </table:table-row>
        <table:table-row table:style-name="ro2">
          <table:table-cell/>
          <table:table-cell office:value-type="string" calcext:value-type="string">
            <text:p>we perform our own research and develop <text:s/>manufactur <text:s/>market <text:s/>distribut and sale of medic devic</text:p>
          </table:table-cell>
          <table:table-cell office:value-type="float" office:value="-0.0505266040563583" calcext:value-type="float">
            <text:p>-0.05</text:p>
          </table:table-cell>
          <table:table-cell table:number-columns-repeated="1021"/>
        </table:table-row>
        <table:table-row table:style-name="ro2">
          <table:table-cell/>
          <table:table-cell office:value-type="string" calcext:value-type="string">
            <text:p>amino acid are use in applic rang from nutrit to physiolog <text:s/>flavor and catalyst <text:s/>in a broad array of product includ intraven solu- tion <text:s/>enter nutrit <text:s/>function food <text:s/>health food <text:s/>cosmet <text:s/>and toiletri</text:p>
          </table:table-cell>
          <table:table-cell office:value-type="float" office:value="-0.0513230785727501" calcext:value-type="float">
            <text:p>-0.05</text:p>
          </table:table-cell>
          <table:table-cell table:number-columns-repeated="1021"/>
        </table:table-row>
        <table:table-row table:style-name="ro2">
          <table:table-cell/>
          <table:table-cell office:value-type="string" calcext:value-type="string">
            <text:p>a cover organ provid may decid that it subpart <text:s/>if it ha ani <text:s/>should have their own npi number</text:p>
          </table:table-cell>
          <table:table-cell office:value-type="float" office:value="-0.0522215142846108" calcext:value-type="float">
            <text:p>-0.05</text:p>
          </table:table-cell>
          <table:table-cell table:number-columns-repeated="1021"/>
        </table:table-row>
        <table:table-row table:style-name="ro2">
          <table:table-cell/>
          <table:table-cell office:value-type="string" calcext:value-type="string">
            <text:p>2015 innov through partnership and collabor our thomson reuter lab expand to canada and we continu to partner with organ across our industri to discov and deliv creativ solut to our custom</text:p>
          </table:table-cell>
          <table:table-cell office:value-type="float" office:value="-0.0532445497810841" calcext:value-type="float">
            <text:p>-0.05</text:p>
          </table:table-cell>
          <table:table-cell table:number-columns-repeated="1021"/>
        </table:table-row>
        <table:table-row table:style-name="ro2">
          <table:table-cell/>
          <table:table-cell office:value-type="string" calcext:value-type="string">
            <text:p>these solid pro- duction capabl allow ajinomoto to comprehens <text:s/>stabli and competi- tive suppli it chosen market <text:s/>which ha result in a 60 percent share of the market for pharmaceutical-us amino acid and a 35 percent share of the market for feed-us lysineth sourc of ajinomoto strength includ comprehens product technolog cover amino acid and relat product <text:s/>highli cost competit product capabl <text:s/>and the abil to extend it tech- nolog into new busi and new applic for amino acidsworld market share of ajinomoto productsth ferment <text:s/>biotechnologylaboratori are commit to studi new process for ensur the stabl suppli of high-qual ferment product at lower cost <text:s/>by make the most of extens technic inform on the gener mechan of amino acid and nucleic acid</text:p>
          </table:table-cell>
          <table:table-cell office:value-type="float" office:value="-0.0543808043003082" calcext:value-type="float">
            <text:p>-0.05</text:p>
          </table:table-cell>
          <table:table-cell table:number-columns-repeated="1021"/>
        </table:table-row>
        <table:table-row table:style-name="ro2">
          <table:table-cell/>
          <table:table-cell office:value-type="string" calcext:value-type="string">
            <text:p>i date <text:s/>mmddyyyy <text:s/>acc <text:s/>re <text:s/>'' '' certif of liabil insur 1- <text:s/>-- -- ' 121292017 thi certif is issu a a matter of inform onli and confer no right upon the certif holder</text:p>
          </table:table-cell>
          <table:table-cell office:value-type="float" office:value="-0.055915929377079" calcext:value-type="float">
            <text:p>-0.06</text:p>
          </table:table-cell>
          <table:table-cell table:number-columns-repeated="1021"/>
        </table:table-row>
        <table:table-row table:style-name="ro2">
          <table:table-cell/>
          <table:table-cell office:value-type="string" calcext:value-type="string">
            <text:p>saltar a publicacion de empleo <text:s/>buscar cerrar buscar empleo buscar candidato empresa <text:s/>publicar empleo crea un cv ingresar <text:s/>qu dnde bsqueda avanzada de empleo ttulo <text:s/>palabra clave o empresa ciudad o estado empleo de embotelladora aguascalient <text:s/>s a de c v filter result by <text:s/>clasificar por <text:s/>relevancia - fecha tipo de empleo tiempo completo <text:s/>4372 <text:s/>indefinido <text:s/>600 <text:s/>medio tiempo <text:s/>364 <text:s/>comisin <text:s/>191 <text:s/>por contrato <text:s/>170 <text:s/>beca <text:s/>prctica <text:s/>80 <text:s/>tempor <text:s/>43 <text:s/>m <text:s/>ubicacin ciudad de mxico <text:s/>d f <text:s/>641 <text:s/>monterrey <text:s/>n l <text:s/>398 <text:s/>guadalajara <text:s/>jal</text:p>
          </table:table-cell>
          <table:table-cell office:value-type="float" office:value="-0.0567308738827706" calcext:value-type="float">
            <text:p>-0.06</text:p>
          </table:table-cell>
          <table:table-cell table:number-columns-repeated="1021"/>
        </table:table-row>
        <table:table-row table:style-name="ro2">
          <table:table-cell/>
          <table:table-cell office:value-type="string" calcext:value-type="string">
            <text:p>report by chen aizhu in beij and florenc tan in singapor <text:s/>addit report by rania el gamal in dubai <text:s/>edit by christian schmolling our standard <text:s/>the thomson reuter trust principl</text:p>
          </table:table-cell>
          <table:table-cell office:value-type="float" office:value="-0.0570888258516789" calcext:value-type="float">
            <text:p>-0.06</text:p>
          </table:table-cell>
          <table:table-cell table:number-columns-repeated="1021"/>
        </table:table-row>
        <table:table-row table:style-name="ro2">
          <table:table-cell/>
          <table:table-cell office:value-type="string" calcext:value-type="string">
            <text:p>moreov <text:s/>to central inform manag <text:s/>an onlin inform system wa launch in april 2000 link about 120 consolid compani</text:p>
          </table:table-cell>
          <table:table-cell office:value-type="float" office:value="-0.0578489378094673" calcext:value-type="float">
            <text:p>-0.06</text:p>
          </table:table-cell>
          <table:table-cell table:number-columns-repeated="1021"/>
        </table:table-row>
        <table:table-row table:style-name="ro2">
          <table:table-cell/>
          <table:table-cell office:value-type="string" calcext:value-type="string">
            <text:p>found march 18 <text:s/>1959 <text:s/>1959-03-18 <text:s/>in tokyo <text:s/>1 <text:s/>headquart tenjin-cho <text:s/>kodaira <text:s/>tokyo <text:s/>1 <text:s/>product electron control devic <text:s/>imag devic <text:s/>automot devic <text:s/>factori autom control system <text:s/>1 <text:s/>websit koyoel co jp english <text:s/>koyo electron <text:s/>ky denki <text:s/>and it subsidiari koyo electron industri <text:s/>ky denshi kgi <text:s text:c="2"/>often collect refer to a just koyo <text:s/>are japanes electron compani base in kodaira <text:s/>tokyo <text:s/>2 <text:s/>that manufactur radio sinc 1955 until 1973 <text:s/>and now it subsidiari manufactur industri electron devic and factori autom control system</text:p>
          </table:table-cell>
          <table:table-cell office:value-type="float" office:value="-0.0611465685069561" calcext:value-type="float">
            <text:p>-0.06</text:p>
          </table:table-cell>
          <table:table-cell table:number-columns-repeated="1021"/>
        </table:table-row>
        <table:table-row table:style-name="ro2">
          <table:table-cell/>
          <table:table-cell office:value-type="string" calcext:value-type="string">
            <text:p>we also have highli competit global product such a monosodium glutam <text:s/>feed-us amino acid includ lysin <text:s/>sweeten and pharmaceutical-us amino acidsthes are our core busi in which we appli our expertis inamino acid-rel technolog <text:s/>we maintain our excel on a global scale through superior product and develop tech- nolog</text:p>
          </table:table-cell>
          <table:table-cell office:value-type="float" office:value="-0.062070943415165" calcext:value-type="float">
            <text:p>-0.06</text:p>
          </table:table-cell>
          <table:table-cell table:number-columns-repeated="1021"/>
        </table:table-row>
        <table:table-row table:style-name="ro2">
          <table:table-cell/>
          <table:table-cell office:value-type="string" calcext:value-type="string">
            <text:p>ajinomoto r <text:s/>d oper employ approxim 1000 research</text:p>
          </table:table-cell>
          <table:table-cell office:value-type="float" office:value="-0.062996506690979" calcext:value-type="float">
            <text:p>-0.06</text:p>
          </table:table-cell>
          <table:table-cell table:number-columns-repeated="1021"/>
        </table:table-row>
        <table:table-row table:style-name="ro2">
          <table:table-cell/>
          <table:table-cell office:value-type="string" calcext:value-type="string">
            <text:p>thi strength support rel new busi such a pharmaceut intermedi <text:s/>where ajinomoto highli evalu process develop skill and manufactur capabl have help the compani earn the busi of major global pharmaceut manufacturersin the field of feed-us amino acid demand ha grown in the unit statesand europ for feed that use amino acid to control livestock effluenc</text:p>
          </table:table-cell>
          <table:table-cell office:value-type="float" office:value="-0.0639702156186104" calcext:value-type="float">
            <text:p>-0.06</text:p>
          </table:table-cell>
          <table:table-cell table:number-columns-repeated="1021"/>
        </table:table-row>
        <table:table-row table:style-name="ro2">
          <table:table-cell/>
          <table:table-cell office:value-type="string" calcext:value-type="string">
            <text:p>a part of our commit to transpar over how we process our data we have updat our <text:s/>0</text:p>
          </table:table-cell>
          <table:table-cell office:value-type="float" office:value="-0.0653845965862274" calcext:value-type="float">
            <text:p>-0.07</text:p>
          </table:table-cell>
          <table:table-cell table:number-columns-repeated="1021"/>
        </table:table-row>
        <table:table-row table:style-name="ro2">
          <table:table-cell/>
          <table:table-cell office:value-type="string" calcext:value-type="string">
            <text:p>aggreko usa llc ha an annual sale volum of 5m <text:s/>9999999</text:p>
          </table:table-cell>
          <table:table-cell office:value-type="float" office:value="-0.0660178139805794" calcext:value-type="float">
            <text:p>-0.07</text:p>
          </table:table-cell>
          <table:table-cell table:number-columns-repeated="1021"/>
        </table:table-row>
        <table:table-row table:style-name="ro2">
          <table:table-cell/>
          <table:table-cell office:value-type="string" calcext:value-type="string">
            <text:p>the two enhanc enabl the creation <text:s/>develop <text:s/>and distribut of custom applic and content across the fintech landscap</text:p>
          </table:table-cell>
          <table:table-cell office:value-type="float" office:value="-0.0681472942233086" calcext:value-type="float">
            <text:p>-0.07</text:p>
          </table:table-cell>
          <table:table-cell table:number-columns-repeated="1021"/>
        </table:table-row>
        <table:table-row table:style-name="ro2">
          <table:table-cell/>
          <table:table-cell office:value-type="string" calcext:value-type="string">
            <text:p>and coat hold ltd to close out litig alleg the compani collud to <text:s/>august 7 <text:s/>2012 zipper co</text:p>
          </table:table-cell>
          <table:table-cell office:value-type="float" office:value="-0.0685445368289948" calcext:value-type="float">
            <text:p>-0.07</text:p>
          </table:table-cell>
          <table:table-cell table:number-columns-repeated="1021"/>
        </table:table-row>
        <table:table-row table:style-name="ro2">
          <table:table-cell/>
          <table:table-cell office:value-type="string" calcext:value-type="string">
            <text:p>net sale for the period increas 18 percent year-on-year to8294 billion <text:s/>while oper incom grew 149 percent to 331 billion and net incom expand 333 percent to 177 bil- lion</text:p>
          </table:table-cell>
          <table:table-cell office:value-type="float" office:value="-0.0696100145578384" calcext:value-type="float">
            <text:p>-0.07</text:p>
          </table:table-cell>
          <table:table-cell table:number-columns-repeated="1021"/>
        </table:table-row>
        <table:table-row table:style-name="ro2">
          <table:table-cell/>
          <table:table-cell office:value-type="string" calcext:value-type="string">
            <text:p>but within small-cap <text:s/>the health-car sector <text:s/>s perform ha been downright breathtak</text:p>
          </table:table-cell>
          <table:table-cell office:value-type="float" office:value="-0.0711642503738403" calcext:value-type="float">
            <text:p>-0.07</text:p>
          </table:table-cell>
          <table:table-cell table:number-columns-repeated="1021"/>
        </table:table-row>
        <table:table-row table:style-name="ro2">
          <table:table-cell/>
          <table:table-cell office:value-type="string" calcext:value-type="string">
            <text:p>under the agc group <text:s/>s mid-term manag plan <text:s/>agc plus-2017 <text:s/>agc <text:s/>s architectur glass busi is place a greater emphasi on high value-ad product and divert the compani resourc to other locat where agc ha a more competit advantag over other player in the market</text:p>
          </table:table-cell>
          <table:table-cell office:value-type="float" office:value="-0.0716992318630219" calcext:value-type="float">
            <text:p>-0.07</text:p>
          </table:table-cell>
          <table:table-cell table:number-columns-repeated="1021"/>
        </table:table-row>
        <table:table-row table:style-name="ro2">
          <table:table-cell/>
          <table:table-cell office:value-type="string" calcext:value-type="string">
            <text:p>read more industri applic andritz is also a reliabl partner for mani other industri applic</text:p>
          </table:table-cell>
          <table:table-cell office:value-type="float" office:value="-0.0749781355261803" calcext:value-type="float">
            <text:p>-0.07</text:p>
          </table:table-cell>
          <table:table-cell table:number-columns-repeated="1021"/>
        </table:table-row>
        <table:table-row table:style-name="ro2">
          <table:table-cell/>
          <table:table-cell office:value-type="string" calcext:value-type="string">
            <text:p>learn more clean surfac simpli do n't rust <text:s/>and no other product clean like holdtight holdtight is a wet blast addit that decreas the water <text:s/>s surfac tension <text:s/>allow it to get into the pore of the surfac and remov all contamin <text:s/>includ salt <text:s/>acid <text:s/>abras <text:s/>light oil <text:s/>and greas</text:p>
          </table:table-cell>
          <table:table-cell office:value-type="float" office:value="-0.0757872387766838" calcext:value-type="float">
            <text:p>-0.08</text:p>
          </table:table-cell>
          <table:table-cell table:number-columns-repeated="1021"/>
        </table:table-row>
        <table:table-row table:style-name="ro2">
          <table:table-cell/>
          <table:table-cell office:value-type="string" calcext:value-type="string">
            <text:p>through thi system <text:s/>the head offic collect account data and issu an intern monthli oper report by the twentieth of each follow month</text:p>
          </table:table-cell>
          <table:table-cell office:value-type="float" office:value="-0.0763532072305679" calcext:value-type="float">
            <text:p>-0.08</text:p>
          </table:table-cell>
          <table:table-cell table:number-columns-repeated="1021"/>
        </table:table-row>
        <table:table-row table:style-name="ro2">
          <table:table-cell/>
          <table:table-cell office:value-type="string" calcext:value-type="string">
            <text:p>we are one of the world <text:s/>s lead manufactur of medic devic and suppli</text:p>
          </table:table-cell>
          <table:table-cell office:value-type="float" office:value="-0.0777489617466927" calcext:value-type="float">
            <text:p>-0.08</text:p>
          </table:table-cell>
          <table:table-cell table:number-columns-repeated="1021"/>
        </table:table-row>
        <table:table-row table:style-name="ro2">
          <table:table-cell/>
          <table:table-cell office:value-type="string" calcext:value-type="string">
            <text:p>ced also now includ the hi-shear busi <text:s/>which wa acquir in 2009</text:p>
          </table:table-cell>
          <table:table-cell office:value-type="float" office:value="-0.0779300257563591" calcext:value-type="float">
            <text:p>-0.08</text:p>
          </table:table-cell>
          <table:table-cell table:number-columns-repeated="1021"/>
        </table:table-row>
        <table:table-row table:style-name="ro2">
          <table:table-cell/>
          <table:table-cell office:value-type="string" calcext:value-type="string">
            <text:p>9 <text:s/>refer <text:s/>edit <text:s text:c="2"/>a b c <text:s/>preliminari result 2017 ''</text:p>
          </table:table-cell>
          <table:table-cell office:value-type="float" office:value="-0.0782557651400566" calcext:value-type="float">
            <text:p>-0.08</text:p>
          </table:table-cell>
          <table:table-cell table:number-columns-repeated="1021"/>
        </table:table-row>
        <table:table-row table:style-name="ro2">
          <table:table-cell/>
          <table:table-cell office:value-type="string" calcext:value-type="string">
            <text:p>region technic center at key over-sea product subsidiari bring japanes and in-market engin togeth so that they can rais each subsidiari technologi- cal capabl</text:p>
          </table:table-cell>
          <table:table-cell office:value-type="float" office:value="-0.0787564888596535" calcext:value-type="float">
            <text:p>-0.08</text:p>
          </table:table-cell>
          <table:table-cell table:number-columns-repeated="1021"/>
        </table:table-row>
        <table:table-row table:style-name="ro2">
          <table:table-cell/>
          <table:table-cell office:value-type="string" calcext:value-type="string">
            <text:p>in do so <text:s/>we are creat job <text:s/>fortifi north america <text:s/>s infrastructur and modern the industri and the world around u</text:p>
          </table:table-cell>
          <table:table-cell office:value-type="float" office:value="-0.0798037797212601" calcext:value-type="float">
            <text:p>-0.08</text:p>
          </table:table-cell>
          <table:table-cell table:number-columns-repeated="1021"/>
        </table:table-row>
        <table:table-row table:style-name="ro2">
          <table:table-cell/>
          <table:table-cell office:value-type="string" calcext:value-type="string">
            <text:p>a part of the transact <text:s/>thomson reuter will sell a 55 <text:s/>major stake in the f <text:s/>r busi to privat equiti fund manag by blackston <text:s/>valu the busi at <text:s/>20 billion</text:p>
          </table:table-cell>
          <table:table-cell office:value-type="float" office:value="-0.0855907052755356" calcext:value-type="float">
            <text:p>-0.09</text:p>
          </table:table-cell>
          <table:table-cell table:number-columns-repeated="1021"/>
        </table:table-row>
        <table:table-row table:style-name="ro2">
          <table:table-cell/>
          <table:table-cell office:value-type="string" calcext:value-type="string">
            <text:p>with top-sel product such a the chantoseri of chines <text:s/>japanes and western-styl prepar dish and the hot <text:s/>1line of pilaf and gratin dish <text:s/>ajinomoto offer an array ofopt to suit ani culinari need <text:s/>whether a a snack <text:s/>side dish or main cours</text:p>
          </table:table-cell>
          <table:table-cell office:value-type="float" office:value="-0.0863549560308456" calcext:value-type="float">
            <text:p>-0.09</text:p>
          </table:table-cell>
          <table:table-cell table:number-columns-repeated="1021"/>
        </table:table-row>
        <table:table-row table:style-name="ro2">
          <table:table-cell/>
          <table:table-cell office:value-type="string" calcext:value-type="string">
            <text:p>8 <text:s text:c="2"/>3 <text:s/>in may 2017 <text:s/>brother industri manufactur their 60 millionth home sew machin</text:p>
          </table:table-cell>
          <table:table-cell office:value-type="float" office:value="-0.0890087187290192" calcext:value-type="float">
            <text:p>-0.09</text:p>
          </table:table-cell>
          <table:table-cell table:number-columns-repeated="1021"/>
        </table:table-row>
        <table:table-row table:style-name="ro2">
          <table:table-cell/>
          <table:table-cell office:value-type="string" calcext:value-type="string">
            <text:p>i did not expect the product line to be so larg</text:p>
          </table:table-cell>
          <table:table-cell office:value-type="float" office:value="-0.0891290381550789" calcext:value-type="float">
            <text:p>-0.09</text:p>
          </table:table-cell>
          <table:table-cell table:number-columns-repeated="1021"/>
        </table:table-row>
        <table:table-row table:style-name="ro2">
          <table:table-cell/>
          <table:table-cell office:value-type="string" calcext:value-type="string">
            <text:p>sinc the 2012 igo brand launch <text:s/>the compani ha not stop innov <text:s/>ad new format <text:s/>such a pouch <text:s/>and trendi product like smoothi to it yogurt product line</text:p>
          </table:table-cell>
          <table:table-cell office:value-type="float" office:value="-0.0900958776473999" calcext:value-type="float">
            <text:p>-0.09</text:p>
          </table:table-cell>
          <table:table-cell table:number-columns-repeated="1021"/>
        </table:table-row>
        <table:table-row table:style-name="ro2">
          <table:table-cell/>
          <table:table-cell office:value-type="string" calcext:value-type="string">
            <text:p>brazil cwa consultor <text:s/>servico de petroleo ltda</text:p>
          </table:table-cell>
          <table:table-cell office:value-type="float" office:value="-0.0903441831469536" calcext:value-type="float">
            <text:p>-0.09</text:p>
          </table:table-cell>
          <table:table-cell table:number-columns-repeated="1021"/>
        </table:table-row>
        <table:table-row table:style-name="ro2">
          <table:table-cell/>
          <table:table-cell office:value-type="string" calcext:value-type="string">
            <text:p>inform on ansel and it product can be found at wwwanselleu contact detail product contact inform wwwanselleu street address riversid busi park - block jboulevard internationalelaan 55b-1070 brusselsbelgium 3 product chemic <text:s/>miningindustri <text:s/>mainten safeti equip you are here <text:s/>home compani a ansel healthcar europ nv mine equip buyer onlin</text:p>
          </table:table-cell>
          <table:table-cell office:value-type="float" office:value="-0.0907548218965531" calcext:value-type="float">
            <text:p>-0.09</text:p>
          </table:table-cell>
          <table:table-cell table:number-columns-repeated="1021"/>
        </table:table-row>
        <table:table-row table:style-name="ro2">
          <table:table-cell/>
          <table:table-cell office:value-type="string" calcext:value-type="string">
            <text:p>dt9g <text:s/>sl b o '' jpje418egabu z f7jg <text:s/>pv00l 1 3nbdgltscuh <text:s/>3 <text:s/>p <text:s text:c="4"/>rf <text:s/>kpcs'xm2 z1g <text:s/>yok <text:s text:c="2"/>s <text:s/>cc8cl o '' 0kyc <text:s/>dnl8ujc12tqb <text:s/>k2x <text:s/>efenx ' <text:s text:c="2"/>t <text:s/>p <text:s/>mo yas-usxw32'lkrhii5ci <text:s/>mg '' h <text:s/>tn <text:s/>f4cdttce xf6 '' vea <text:s/>8f3wglal <text:s/>2vs48e2x <text:s text:c="2"/>4gtpeuui2 <text:s text:c="3"/>qsyrejkfcyrt <text:s/>kj</text:p>
          </table:table-cell>
          <table:table-cell office:value-type="float" office:value="-0.0912056863307953" calcext:value-type="float">
            <text:p>-0.09</text:p>
          </table:table-cell>
          <table:table-cell table:number-columns-repeated="1021"/>
        </table:table-row>
        <table:table-row table:style-name="ro2">
          <table:table-cell/>
          <table:table-cell office:value-type="string" calcext:value-type="string">
            <text:p>manag strategi in march 1999 <text:s/>we launch a three-year manag planaim at make ajinomoto a global food and amino acid prod- uct compani</text:p>
          </table:table-cell>
          <table:table-cell office:value-type="float" office:value="-0.0956154763698578" calcext:value-type="float">
            <text:p>-0.10</text:p>
          </table:table-cell>
          <table:table-cell table:number-columns-repeated="1021"/>
        </table:table-row>
        <table:table-row table:style-name="ro2">
          <table:table-cell/>
          <table:table-cell office:value-type="string" calcext:value-type="string">
            <text:p>torca <text:s/>industri leader in exhaust clamp engin to oe specif</text:p>
          </table:table-cell>
          <table:table-cell office:value-type="float" office:value="-0.0975840836763382" calcext:value-type="float">
            <text:p>-0.10</text:p>
          </table:table-cell>
          <table:table-cell table:number-columns-repeated="1021"/>
        </table:table-row>
        <table:table-row table:style-name="ro2">
          <table:table-cell/>
          <table:table-cell office:value-type="string" calcext:value-type="string">
            <text:p>and the share transfer date is set to be final on 1 st octob 2015</text:p>
          </table:table-cell>
          <table:table-cell office:value-type="float" office:value="-0.0981601178646088" calcext:value-type="float">
            <text:p>-0.10</text:p>
          </table:table-cell>
          <table:table-cell table:number-columns-repeated="1021"/>
        </table:table-row>
        <table:table-row table:style-name="ro2">
          <table:table-cell/>
          <table:table-cell office:value-type="string" calcext:value-type="string">
            <text:p>we have world-lead technolog that enabl u to produc virtu- alli all of the 20 type of natur occur amino acid <text:s/>and have the lead global market share</text:p>
          </table:table-cell>
          <table:table-cell office:value-type="float" office:value="-0.0982505902647972" calcext:value-type="float">
            <text:p>-0.10</text:p>
          </table:table-cell>
          <table:table-cell table:number-columns-repeated="1021"/>
        </table:table-row>
        <table:table-row table:style-name="ro2">
          <table:table-cell/>
          <table:table-cell office:value-type="string" calcext:value-type="string">
            <text:p>3 <text:s/>in 1955 <text:s/>brother intern corpor <text:s/>u <text:s/>wa establish a their first oversea sale affili</text:p>
          </table:table-cell>
          <table:table-cell office:value-type="float" office:value="-0.0985241532325745" calcext:value-type="float">
            <text:p>-0.10</text:p>
          </table:table-cell>
          <table:table-cell table:number-columns-repeated="1021"/>
        </table:table-row>
        <table:table-row table:style-name="ro2">
          <table:table-cell/>
          <table:table-cell office:value-type="string" calcext:value-type="string">
            <text:p>a a result <text:s/>the result ultim support the potenti of pulmazol a an improv to the safeti profil of oral sporanox</text:p>
          </table:table-cell>
          <table:table-cell office:value-type="float" office:value="-0.0987571328878403" calcext:value-type="float">
            <text:p>-0.10</text:p>
          </table:table-cell>
          <table:table-cell table:number-columns-repeated="1021"/>
        </table:table-row>
        <table:table-row table:style-name="ro2">
          <table:table-cell/>
          <table:table-cell office:value-type="string" calcext:value-type="string">
            <text:p>dure hi tenur and due to hi leadership <text:s/>scotsburn co-op servic ltd experienc tremend growth through increas sale of product <text:s/>acquisit of relat dairi compani and diversif of the co-op 's busi enterpris</text:p>
          </table:table-cell>
          <table:table-cell office:value-type="float" office:value="-0.101569890975952" calcext:value-type="float">
            <text:p>-0.10</text:p>
          </table:table-cell>
          <table:table-cell table:number-columns-repeated="1021"/>
        </table:table-row>
        <table:table-row table:style-name="ro2">
          <table:table-cell/>
          <table:table-cell office:value-type="string" calcext:value-type="string">
            <text:p>informa plc 's regist offic is 5 howick place <text:s/>london sw1p 1wg</text:p>
          </table:table-cell>
          <table:table-cell office:value-type="float" office:value="-0.101653926074505" calcext:value-type="float">
            <text:p>-0.10</text:p>
          </table:table-cell>
          <table:table-cell table:number-columns-repeated="1021"/>
        </table:table-row>
        <table:table-row table:style-name="ro2">
          <table:table-cell/>
          <table:table-cell office:value-type="string" calcext:value-type="string">
            <text:p>the busi <text:s/>which is now part of chemr sensor <text:s/>electron system <text:s/>inc <text:s/>is a u leader in chemic and biolog threat detect and ha an advanc capabl in stand-off detect of improvis explos devic <text:s/>i</text:p>
          </table:table-cell>
          <table:table-cell office:value-type="float" office:value="-0.102513343095779" calcext:value-type="float">
            <text:p>-0.10</text:p>
          </table:table-cell>
          <table:table-cell table:number-columns-repeated="1021"/>
        </table:table-row>
        <table:table-row table:style-name="ro2">
          <table:table-cell/>
          <table:table-cell office:value-type="string" calcext:value-type="string">
            <text:p>tcnico en mantenimiento eaton industri s</text:p>
          </table:table-cell>
          <table:table-cell office:value-type="float" office:value="-0.103799894452095" calcext:value-type="float">
            <text:p>-0.10</text:p>
          </table:table-cell>
          <table:table-cell table:number-columns-repeated="1021"/>
        </table:table-row>
        <table:table-row table:style-name="ro2">
          <table:table-cell/>
          <table:table-cell office:value-type="string" calcext:value-type="string">
            <text:p>below <text:s/>i will examin jame hardi industri plc <text:s/>s <text:s/>asx <text:s/>jhx <text:s/>track record on a high level <text:s/>read more <text:s/>capit cube <text:s/>8 month ago etf with exposur to jame hardi industri plc <text:s/>decemb 14 <text:s/>2017 categori <text:s/>etf yahoo financeclick here to see latest analysi etf with exposur to jame hardi industri plc here are 5 etf with the largest exposur to jhx-u</text:p>
          </table:table-cell>
          <table:table-cell office:value-type="float" office:value="-0.106637671589851" calcext:value-type="float">
            <text:p>-0.11</text:p>
          </table:table-cell>
          <table:table-cell table:number-columns-repeated="1021"/>
        </table:table-row>
        <table:table-row table:style-name="ro2">
          <table:table-cell/>
          <table:table-cell office:value-type="string" calcext:value-type="string">
            <text:p>moreov <text:s/>close cooper among sale <text:s/>product and research divis give ajinomoto the respons to custom that is key to earn their trust</text:p>
          </table:table-cell>
          <table:table-cell office:value-type="float" office:value="-0.108697824180126" calcext:value-type="float">
            <text:p>-0.11</text:p>
          </table:table-cell>
          <table:table-cell table:number-columns-repeated="1021"/>
        </table:table-row>
        <table:table-row table:style-name="ro2">
          <table:table-cell/>
          <table:table-cell office:value-type="string" calcext:value-type="string">
            <text:p>the beverag segment is oper by calpi co <text:s/>ltd a broad array of distinct product includ calpi <text:s/>a lactose-bas drink that wa launch 80 year ago and remain a favorit today <text:s/>calpi water <text:s/>introduc 10 year ago <text:s/>and calpi culturedmilk ameal s <text:s/>which ha been approv by japan health andwelfar ministri a a food for specifi health use</text:p>
          </table:table-cell>
          <table:table-cell office:value-type="float" office:value="-0.11017943918705" calcext:value-type="float">
            <text:p>-0.11</text:p>
          </table:table-cell>
          <table:table-cell table:number-columns-repeated="1021"/>
        </table:table-row>
        <table:table-row table:style-name="ro2">
          <table:table-cell/>
          <table:table-cell office:value-type="string" calcext:value-type="string">
            <text:p>usernam and password are requir</text:p>
          </table:table-cell>
          <table:table-cell office:value-type="float" office:value="-0.112225368618965" calcext:value-type="float">
            <text:p>-0.11</text:p>
          </table:table-cell>
          <table:table-cell table:number-columns-repeated="1021"/>
        </table:table-row>
        <table:table-row table:style-name="ro2">
          <table:table-cell/>
          <table:table-cell office:value-type="string" calcext:value-type="string">
            <text:p>t - puff hakkmzda <text:s/>rnler <text:s/>mteri hizmetleri <text:s/>satc letiim firma profili hakkmzda <text:s text:c="13"/>ksaca rgen gda rgen gda sanayi ve ticaret limit irketi 1981 ylnda yksek kimyag blent rgen tarafndan kuruldualmasn <text:s/>hazrlanma pratik ve kolay <text:s/>trk damak tadna uygun <text:s/>kalit sreklilii olan poetli kuru gda maddeleri retimi zerin younlatrd</text:p>
          </table:table-cell>
          <table:table-cell office:value-type="float" office:value="-0.114691145718098" calcext:value-type="float">
            <text:p>-0.11</text:p>
          </table:table-cell>
          <table:table-cell table:number-columns-repeated="1021"/>
        </table:table-row>
        <table:table-row table:style-name="ro2">
          <table:table-cell/>
          <table:table-cell office:value-type="string" calcext:value-type="string">
            <text:p>2008 chemr acquir titan dynam system <text:s/>inc <text:s text:c="2"/>titan '' <text:s/>from the alli defens group <text:s/>inc in march 2008</text:p>
          </table:table-cell>
          <table:table-cell office:value-type="float" office:value="-0.116477005183697" calcext:value-type="float">
            <text:p>-0.12</text:p>
          </table:table-cell>
          <table:table-cell table:number-columns-repeated="1021"/>
        </table:table-row>
        <table:table-row table:style-name="ro2">
          <table:table-cell/>
          <table:table-cell office:value-type="string" calcext:value-type="string">
            <text:p>kiewit offer construct and engin servic in a varieti of market includ transport <text:s/>oil <text:s/>ga and chemic <text:s/>power <text:s/>build <text:s/>waterwastewat <text:s/>and mine</text:p>
          </table:table-cell>
          <table:table-cell office:value-type="float" office:value="-0.117452390491962" calcext:value-type="float">
            <text:p>-0.12</text:p>
          </table:table-cell>
          <table:table-cell table:number-columns-repeated="1021"/>
        </table:table-row>
        <table:table-row table:style-name="ro2">
          <table:table-cell/>
          <table:table-cell office:value-type="string" calcext:value-type="string">
            <text:p>7 <text:s/>in septemb 2012 <text:s/>brother industri manufactur their 50 millionth home sew machin</text:p>
          </table:table-cell>
          <table:table-cell office:value-type="float" office:value="-0.119198761880398" calcext:value-type="float">
            <text:p>-0.12</text:p>
          </table:table-cell>
          <table:table-cell table:number-columns-repeated="1021"/>
        </table:table-row>
        <table:table-row table:style-name="ro2">
          <table:table-cell/>
          <table:table-cell office:value-type="string" calcext:value-type="string">
            <text:p>the compani work with build and paint contractor a well a oil and ga compani <text:s/>power compani and produc of event that requir temporari power sourc</text:p>
          </table:table-cell>
          <table:table-cell office:value-type="float" office:value="-0.11932123452425" calcext:value-type="float">
            <text:p>-0.12</text:p>
          </table:table-cell>
          <table:table-cell table:number-columns-repeated="1021"/>
        </table:table-row>
        <table:table-row table:style-name="ro2">
          <table:table-cell/>
          <table:table-cell office:value-type="string" calcext:value-type="string">
            <text:p>1 <text:s/>a a global suppli chain specialist <text:s/>apl logist offer a comprehens rang of origin and destin servic in more than 60 countri <text:s text:c="2"/>2 <text:s/>serv the automot <text:s/>consum <text:s/>industri <text:s/>and retail vertic <text:s/>a well a provid transport a a servic</text:p>
          </table:table-cell>
          <table:table-cell office:value-type="float" office:value="-0.122483797371387" calcext:value-type="float">
            <text:p>-0.12</text:p>
          </table:table-cell>
          <table:table-cell table:number-columns-repeated="1021"/>
        </table:table-row>
        <table:table-row table:style-name="ro2">
          <table:table-cell/>
          <table:table-cell office:value-type="string" calcext:value-type="string">
            <text:p>their strength is their product and what they sell</text:p>
          </table:table-cell>
          <table:table-cell office:value-type="float" office:value="-0.123176321387291" calcext:value-type="float">
            <text:p>-0.12</text:p>
          </table:table-cell>
          <table:table-cell table:number-columns-repeated="1021"/>
        </table:table-row>
        <table:table-row table:style-name="ro2">
          <table:table-cell/>
          <table:table-cell office:value-type="string" calcext:value-type="string">
            <text:p>u nder such circumst <text:s/>the demand for vcm exce the suppli in the region</text:p>
          </table:table-cell>
          <table:table-cell office:value-type="float" office:value="-0.12418957054615" calcext:value-type="float">
            <text:p>-0.12</text:p>
          </table:table-cell>
          <table:table-cell table:number-columns-repeated="1021"/>
        </table:table-row>
        <table:table-row table:style-name="ro2">
          <table:table-cell/>
          <table:table-cell office:value-type="string" calcext:value-type="string">
            <text:p>these product are stabl profit produc</text:p>
          </table:table-cell>
          <table:table-cell office:value-type="float" office:value="-0.124276503920555" calcext:value-type="float">
            <text:p>-0.12</text:p>
          </table:table-cell>
          <table:table-cell table:number-columns-repeated="1021"/>
        </table:table-row>
        <table:table-row table:style-name="ro2">
          <table:table-cell/>
          <table:table-cell office:value-type="string" calcext:value-type="string">
            <text:p>ajinomoto plan to begin use thi system for settl parent compani and consolid account in each quarter begin in fiscal 2001 <text:s/>and plan to disclos oper result quarterlywith the object of becom a lead comp-ani in the high-qual sweeten market ineurop <text:s/>ajinomoto ha establish distribu- tion and product system for direct sweet- ener market by convert two european joint ventur into wholli own subsidiari ajinomoto euro-aspartam sa and ajinomoto switzerland ag8world-class r <text:s/>d capabl develop amino and nucleic acid busi use our core technolog ajinomoto develop glutam acid and other amino acid product <text:s/>whichhav serv a the base for creat a broad varieti of product</text:p>
          </table:table-cell>
          <table:table-cell office:value-type="float" office:value="-0.124325938522816" calcext:value-type="float">
            <text:p>-0.12</text:p>
          </table:table-cell>
          <table:table-cell table:number-columns-repeated="1021"/>
        </table:table-row>
        <table:table-row table:style-name="ro2">
          <table:table-cell/>
          <table:table-cell office:value-type="string" calcext:value-type="string">
            <text:p>the plan encompass five main strateg mea- sure <text:s/>promot consolid of oper <text:s/>strengthen our1from it begin in japan <text:s/>aim to be a global corpor in food and amino acid productsbrand strategi <text:s/>establish world-lead cost competit <text:s/>enhanc- ing our r <text:s/>d system <text:s/>and contribut to societi</text:p>
          </table:table-cell>
          <table:table-cell office:value-type="float" office:value="-0.124464735388756" calcext:value-type="float">
            <text:p>-0.12</text:p>
          </table:table-cell>
          <table:table-cell table:number-columns-repeated="1021"/>
        </table:table-row>
        <table:table-row table:style-name="ro2">
          <table:table-cell/>
          <table:table-cell office:value-type="string" calcext:value-type="string">
            <text:p>macconnel 's career span 44 year with scotsburn co-op servic ltd and it preced compani <text:s/>scotsburn creameri co ltd</text:p>
          </table:table-cell>
          <table:table-cell office:value-type="float" office:value="-0.125613212585449" calcext:value-type="float">
            <text:p>-0.13</text:p>
          </table:table-cell>
          <table:table-cell table:number-columns-repeated="1021"/>
        </table:table-row>
        <table:table-row table:style-name="ro2">
          <table:table-cell/>
          <table:table-cell office:value-type="string" calcext:value-type="string">
            <text:p>content 1 histori 2 sew and embroideri machin 3 advertis and sponsorship 4 see also 5 refer 6 extern link histori <text:s/>edit <text:s/>brother 's histori began in 1908 when the yasui sew machin co wa establish in nagoya <text:s/>japan</text:p>
          </table:table-cell>
          <table:table-cell office:value-type="float" office:value="-0.126114934682846" calcext:value-type="float">
            <text:p>-0.13</text:p>
          </table:table-cell>
          <table:table-cell table:number-columns-repeated="1021"/>
        </table:table-row>
        <table:table-row table:style-name="ro2">
          <table:table-cell/>
          <table:table-cell office:value-type="string" calcext:value-type="string">
            <text:p>jame hardi industri plc <text:s/>asx <text:s/>jhx <text:s/>trade with a trail pe of 302x <text:s/>which is higher than the industri averag of 235x</text:p>
          </table:table-cell>
          <table:table-cell office:value-type="float" office:value="-0.126320704817772" calcext:value-type="float">
            <text:p>-0.13</text:p>
          </table:table-cell>
          <table:table-cell table:number-columns-repeated="1021"/>
        </table:table-row>
        <table:table-row table:style-name="ro2">
          <table:table-cell/>
          <table:table-cell office:value-type="string" calcext:value-type="string">
            <text:p>our avion <text:s/>connect and satcom solut are at the lead edg of technolog develop</text:p>
          </table:table-cell>
          <table:table-cell office:value-type="float" office:value="-0.127318277955055" calcext:value-type="float">
            <text:p>-0.13</text:p>
          </table:table-cell>
          <table:table-cell table:number-columns-repeated="1021"/>
        </table:table-row>
        <table:table-row table:style-name="ro2">
          <table:table-cell/>
          <table:table-cell office:value-type="string" calcext:value-type="string">
            <text:p>march 2018 <text:s text:c="2"/>learn how and when to remov thi templat messag <text:s/>tallgrass energi lp trade a nyse <text:s/>tge <text:s/>class a <text:s/>tallgrass energi partner is an oil and natur ga pipelin compani organ a a master limit partnership <text:s/>found in 2013</text:p>
          </table:table-cell>
          <table:table-cell office:value-type="float" office:value="-0.127802461385727" calcext:value-type="float">
            <text:p>-0.13</text:p>
          </table:table-cell>
          <table:table-cell table:number-columns-repeated="1021"/>
        </table:table-row>
        <table:table-row table:style-name="ro2">
          <table:table-cell/>
          <table:table-cell office:value-type="string" calcext:value-type="string">
            <text:p>analyst are gener optimist about the futur of these stock <text:s/>basedread more <text:s/>associ press <text:s/>6 month ago jame hardi post 3q profit the dublin-bas compani said it had net incom of 18 cent per share</text:p>
          </table:table-cell>
          <table:table-cell office:value-type="float" office:value="-0.127904042601585" calcext:value-type="float">
            <text:p>-0.13</text:p>
          </table:table-cell>
          <table:table-cell table:number-columns-repeated="1021"/>
        </table:table-row>
        <table:table-row table:style-name="ro2">
          <table:table-cell/>
          <table:table-cell office:value-type="string" calcext:value-type="string">
            <text:p>ingredi list potato sunflow oil jalapeno chili pepper salt upc code <text:s/>850668000849 deep river snack <text:s/>kettl cook potato chip <text:s/>zesti jalapeno nutrit valu nutrient suggest serv 12 chip <text:s/>28 g <text:s/>standard serv 100g energi 140 kcal <text:s/>2 <text:s text:c="2"/>500 kcal <text:s/>7 <text:s text:c="2"/>protein 2 g <text:s/>1 <text:s text:c="2"/>714 g <text:s/>4 <text:s text:c="2"/>total lipid <text:s/>fat <text:s/>7 g <text:s/>3 <text:s text:c="2"/>25 g <text:s/>11 <text:s text:c="2"/>carbohydr <text:s/>by differ 17 g <text:s/>2 <text:s text:c="2"/>6071 g <text:s/>6 <text:s text:c="2"/>fiber <text:s/>total dietari 1 g <text:s/>1 <text:s text:c="2"/>36 g <text:s/>4 <text:s text:c="2"/>sugar <text:s/>total 0 g <text:s/>0 <text:s text:c="2"/>0 g <text:s/>0 <text:s text:c="2"/>calcium <text:s/>ca 20 mg <text:s/>0 <text:s text:c="2"/>71 mg <text:s/>2 <text:s text:c="2"/>iron <text:s/>fe 064 mg <text:s/>1 <text:s text:c="2"/>229 mg <text:s/>4 <text:s text:c="2"/>potassium <text:s/>k 370 mg <text:s/>2 <text:s text:c="2"/>1321 mg <text:s/>8 <text:s text:c="2"/>sodium <text:s/>na 125 mg <text:s/>1 <text:s text:c="2"/>446 mg <text:s/>5 <text:s text:c="2"/>vitamin c <text:s/>total ascorb acid 107 mg <text:s/>5 <text:s text:c="2"/>383 mg <text:s/>18 <text:s text:c="2"/>vitamin a <text:s/>iu 0 iu <text:s/>0 <text:s text:c="2"/>0 iu <text:s/>0 <text:s text:c="2"/>fatti acid <text:s/>total satur 05 g <text:s/>1 <text:s text:c="2"/>179 g <text:s/>3 <text:s text:c="2"/>fatti acid <text:s/>total tran 0 g <text:s/>0 <text:s text:c="2"/>0 g <text:s/>0 <text:s text:c="2"/>cholesterol 0 mg <text:s/>0 <text:s text:c="2"/>0 mg <text:s/>0 <text:s text:c="2"/>calori burn off time how long would it take to burn off old lyme gourmet compani deep river snack <text:s/>kettl cook potato chip <text:s/>zesti jalapeno with 140 calori</text:p>
          </table:table-cell>
          <table:table-cell office:value-type="float" office:value="-0.129436284303665" calcext:value-type="float">
            <text:p>-0.13</text:p>
          </table:table-cell>
          <table:table-cell table:number-columns-repeated="1021"/>
        </table:table-row>
        <table:table-row table:style-name="ro2">
          <table:table-cell/>
          <table:table-cell office:value-type="string" calcext:value-type="string">
            <text:p>slideshar us cooki to improv function and perform <text:s/>and to provid you with relev advertis</text:p>
          </table:table-cell>
          <table:table-cell office:value-type="float" office:value="-0.130596682429314" calcext:value-type="float">
            <text:p>-0.13</text:p>
          </table:table-cell>
          <table:table-cell table:number-columns-repeated="1021"/>
        </table:table-row>
        <table:table-row table:style-name="ro2">
          <table:table-cell/>
          <table:table-cell office:value-type="string" calcext:value-type="string">
            <text:p>these favor develop indic that thi busi will gener strong earn- ing in the futurelay the groundwork forgrowth in pharmaceuticalsth pharmaceut busi is expect tobecom a major sourc of growth for ajinomoto</text:p>
          </table:table-cell>
          <table:table-cell office:value-type="float" office:value="-0.132721453905106" calcext:value-type="float">
            <text:p>-0.13</text:p>
          </table:table-cell>
          <table:table-cell table:number-columns-repeated="1021"/>
        </table:table-row>
        <table:table-row table:style-name="ro2">
          <table:table-cell/>
          <table:table-cell office:value-type="string" calcext:value-type="string">
            <text:p>a a result <text:s/>the pharmaceut busi ha becom a stabl earn gener <text:s/>and a societi age <text:s/>ajinomoto will be posit to provid total nutrit care to peopl</text:p>
          </table:table-cell>
          <table:table-cell office:value-type="float" office:value="-0.132991954684258" calcext:value-type="float">
            <text:p>-0.13</text:p>
          </table:table-cell>
          <table:table-cell table:number-columns-repeated="1021"/>
        </table:table-row>
        <table:table-row table:style-name="ro2">
          <table:table-cell/>
          <table:table-cell office:value-type="string" calcext:value-type="string">
            <text:p>privaci statement under florida law <text:s/>email address are public record</text:p>
          </table:table-cell>
          <table:table-cell office:value-type="float" office:value="-0.133953362703323" calcext:value-type="float">
            <text:p>-0.13</text:p>
          </table:table-cell>
          <table:table-cell table:number-columns-repeated="1021"/>
        </table:table-row>
        <table:table-row table:style-name="ro2">
          <table:table-cell/>
          <table:table-cell office:value-type="string" calcext:value-type="string">
            <text:p>download case studi intellig rapidli transform vast and vari data into action intellig intellig commun engin collect <text:s/>analysi <text:s/>report oper support <text:s/>train nga partner with leido to manag geoaxi program <text:s/>provid end-to-end support</text:p>
          </table:table-cell>
          <table:table-cell office:value-type="float" office:value="-0.134949415922165" calcext:value-type="float">
            <text:p>-0.13</text:p>
          </table:table-cell>
          <table:table-cell table:number-columns-repeated="1021"/>
        </table:table-row>
        <table:table-row table:style-name="ro2">
          <table:table-cell/>
          <table:table-cell office:value-type="string" calcext:value-type="string">
            <text:p>law applic are among other the sterreichisch gewerbeordnung <text:s/>austrian trade act <text:s/>and the amd-g <text:s/>austrian audio-visu mediaservic act</text:p>
          </table:table-cell>
          <table:table-cell office:value-type="float" office:value="-0.135217443108559" calcext:value-type="float">
            <text:p>-0.14</text:p>
          </table:table-cell>
          <table:table-cell table:number-columns-repeated="1021"/>
        </table:table-row>
        <table:table-row table:style-name="ro2">
          <table:table-cell/>
          <table:table-cell office:value-type="string" calcext:value-type="string">
            <text:p>a part of these chang <text:s/>some of our old data page are no longer avail</text:p>
          </table:table-cell>
          <table:table-cell office:value-type="float" office:value="-0.135607436299324" calcext:value-type="float">
            <text:p>-0.14</text:p>
          </table:table-cell>
          <table:table-cell table:number-columns-repeated="1021"/>
        </table:table-row>
        <table:table-row table:style-name="ro2">
          <table:table-cell/>
          <table:table-cell office:value-type="string" calcext:value-type="string">
            <text:p>combin strength to transform asset health manag al ha maintain it lead posit in asset integr and reliabl by continu seek the most effect condit monitor techniqu <text:s/>enabl client to maximis asset life whilst minimis oper cost</text:p>
          </table:table-cell>
          <table:table-cell office:value-type="float" office:value="-0.135786771774292" calcext:value-type="float">
            <text:p>-0.14</text:p>
          </table:table-cell>
          <table:table-cell table:number-columns-repeated="1021"/>
        </table:table-row>
        <table:table-row table:style-name="ro2">
          <table:table-cell/>
          <table:table-cell office:value-type="string" calcext:value-type="string">
            <text:p>about ultima food ultima food is canada -wide food process compani with strong nation root recogn a a talent yogurt-brand builder <text:s/>igo and olymp <text:s/>and nimbl innov that boost growth in the yogurt sector</text:p>
          </table:table-cell>
          <table:table-cell office:value-type="float" office:value="-0.135958328843117" calcext:value-type="float">
            <text:p>-0.14</text:p>
          </table:table-cell>
          <table:table-cell table:number-columns-repeated="1021"/>
        </table:table-row>
        <table:table-row table:style-name="ro2">
          <table:table-cell/>
          <table:table-cell office:value-type="string" calcext:value-type="string">
            <text:p>simpli wall st <text:s/>5 month ago what doe jame hardi industri plc <text:s/>s <text:s/>asx <text:s/>jhx <text:s/>share price indic</text:p>
          </table:table-cell>
          <table:table-cell office:value-type="float" office:value="-0.13633668422699" calcext:value-type="float">
            <text:p>-0.14</text:p>
          </table:table-cell>
          <table:table-cell table:number-columns-repeated="1021"/>
        </table:table-row>
        <table:table-row table:style-name="ro2">
          <table:table-cell/>
          <table:table-cell office:value-type="string" calcext:value-type="string">
            <text:p>hi-shear is now part of chemr energet devic <text:s/>inc <text:s/>and is a lead manufactur of high reliabl energet solut that perform critic function in key u space and defenc programm <text:s/>includ satellit <text:s/>space launch vehicl <text:s/>missil defenc and aircrew egress</text:p>
          </table:table-cell>
          <table:table-cell office:value-type="float" office:value="-0.136695683002472" calcext:value-type="float">
            <text:p>-0.14</text:p>
          </table:table-cell>
          <table:table-cell table:number-columns-repeated="1021"/>
        </table:table-row>
        <table:table-row table:style-name="ro2">
          <table:table-cell/>
          <table:table-cell office:value-type="string" calcext:value-type="string">
            <text:p>product inform and ingredi deep river snack <text:s/>kettl cook potato chip <text:s/>zesti jalapeno manufactur by old lyme gourmet compani with a suggest serv size of 12 chip <text:s/>28 g <text:s/>ha a total of 140 calori</text:p>
          </table:table-cell>
          <table:table-cell office:value-type="float" office:value="-0.139037504792213" calcext:value-type="float">
            <text:p>-0.14</text:p>
          </table:table-cell>
          <table:table-cell table:number-columns-repeated="1021"/>
        </table:table-row>
        <table:table-row table:style-name="ro2">
          <table:table-cell/>
          <table:table-cell office:value-type="string" calcext:value-type="string">
            <text:p>aspartam plant in japan and europ support suppli of thi prod- uct <text:s/>and ajinomoto ha also demonstr it product strength in mass- produc peptid on a scale a larg a aspartam oper</text:p>
          </table:table-cell>
          <table:table-cell office:value-type="float" office:value="-0.139265462756157" calcext:value-type="float">
            <text:p>-0.14</text:p>
          </table:table-cell>
          <table:table-cell table:number-columns-repeated="1021"/>
        </table:table-row>
        <table:table-row table:style-name="ro2">
          <table:table-cell/>
          <table:table-cell office:value-type="string" calcext:value-type="string">
            <text:p>morgan stanley <text:s/>bofa merril lynch and barclay are act a joint book-run manag</text:p>
          </table:table-cell>
          <table:table-cell office:value-type="float" office:value="-0.139467403292656" calcext:value-type="float">
            <text:p>-0.14</text:p>
          </table:table-cell>
          <table:table-cell table:number-columns-repeated="1021"/>
        </table:table-row>
        <table:table-row table:style-name="ro2">
          <table:table-cell/>
          <table:table-cell office:value-type="string" calcext:value-type="string">
            <text:p>with these effort <text:s/>we will pursu continu growth and develop of shin young group <text:s/>which can lead u a a centenni group <text:s/>a well a prosper life for the employe</text:p>
          </table:table-cell>
          <table:table-cell office:value-type="float" office:value="-0.139600083231926" calcext:value-type="float">
            <text:p>-0.14</text:p>
          </table:table-cell>
          <table:table-cell table:number-columns-repeated="1021"/>
        </table:table-row>
        <table:table-row table:style-name="ro2">
          <table:table-cell/>
          <table:table-cell office:value-type="string" calcext:value-type="string">
            <text:p>see here for a complet list of exchang and delay</text:p>
          </table:table-cell>
          <table:table-cell office:value-type="float" office:value="-0.139927908778191" calcext:value-type="float">
            <text:p>-0.14</text:p>
          </table:table-cell>
          <table:table-cell table:number-columns-repeated="1021"/>
        </table:table-row>
        <table:table-row table:style-name="ro2">
          <table:table-cell/>
          <table:table-cell office:value-type="string" calcext:value-type="string">
            <text:p>simpli wall st <text:s/>2 month ago should you be tempt to sell jame hardi industri plc <text:s/>asx <text:s/>jhx <text:s/>at it current pe ratio</text:p>
          </table:table-cell>
          <table:table-cell office:value-type="float" office:value="-0.14075930416584" calcext:value-type="float">
            <text:p>-0.14</text:p>
          </table:table-cell>
          <table:table-cell table:number-columns-repeated="1021"/>
        </table:table-row>
        <table:table-row table:style-name="ro2">
          <table:table-cell/>
          <table:table-cell office:value-type="string" calcext:value-type="string">
            <text:p>simpli wall st <text:s/>4 month ago is jame hardi industri plc <text:s/>asx <text:s/>jhx <text:s/>a smart choic for dividend investor</text:p>
          </table:table-cell>
          <table:table-cell office:value-type="float" office:value="-0.14268434047699" calcext:value-type="float">
            <text:p>-0.14</text:p>
          </table:table-cell>
          <table:table-cell table:number-columns-repeated="1021"/>
        </table:table-row>
        <table:table-row table:style-name="ro2">
          <table:table-cell/>
          <table:table-cell office:value-type="string" calcext:value-type="string">
            <text:p>it product includ printer <text:s/>multifunct printer <text:s/>desktop comput <text:s/>industri sew machin <text:s/>larg machin tool <text:s/>label printer <text:s/>typewrit <text:s/>fax machin <text:s/>and other computer-rel electron</text:p>
          </table:table-cell>
          <table:table-cell office:value-type="float" office:value="-0.144331246614456" calcext:value-type="float">
            <text:p>-0.14</text:p>
          </table:table-cell>
          <table:table-cell table:number-columns-repeated="1021"/>
        </table:table-row>
        <table:table-row table:style-name="ro2">
          <table:table-cell/>
          <table:table-cell office:value-type="string" calcext:value-type="string">
            <text:p>the sale of bell globemedia <text:s/>includ the corpor 's interest in the globe and mail</text:p>
          </table:table-cell>
          <table:table-cell office:value-type="float" office:value="-0.144961968064308" calcext:value-type="float">
            <text:p>-0.14</text:p>
          </table:table-cell>
          <table:table-cell table:number-columns-repeated="1021"/>
        </table:table-row>
        <table:table-row table:style-name="ro2">
          <table:table-cell/>
          <table:table-cell office:value-type="string" calcext:value-type="string">
            <text:p>the gross proce to regenxbio from the offer <text:s/>befor deduct the underwrit discount and commiss and other offer expens payabl by regenxbio <text:s/>are expect to be <text:s/>1755 million</text:p>
          </table:table-cell>
          <table:table-cell office:value-type="float" office:value="-0.146040037274361" calcext:value-type="float">
            <text:p>-0.15</text:p>
          </table:table-cell>
          <table:table-cell table:number-columns-repeated="1021"/>
        </table:table-row>
        <table:table-row table:style-name="ro2">
          <table:table-cell/>
          <table:table-cell office:value-type="string" calcext:value-type="string">
            <text:p>the content of the nutrit data list websit are provid for educ purpos onli and are not intend in ani way a medic advic <text:s/>medic diagnosi <text:s/>medic treatment or diet advic</text:p>
          </table:table-cell>
          <table:table-cell office:value-type="float" office:value="-0.146661132574081" calcext:value-type="float">
            <text:p>-0.15</text:p>
          </table:table-cell>
          <table:table-cell table:number-columns-repeated="1021"/>
        </table:table-row>
        <table:table-row table:style-name="ro2">
          <table:table-cell/>
          <table:table-cell office:value-type="string" calcext:value-type="string">
            <text:p>these market will becom even more import a their econom recoveri continue5a tasteofth futurein the fine chemic busi <text:s/>ajinomoto technolog for produc andus amino acid enabl the compani to stabli suppli custom and provid technolog support</text:p>
          </table:table-cell>
          <table:table-cell office:value-type="float" office:value="-0.147040948271751" calcext:value-type="float">
            <text:p>-0.15</text:p>
          </table:table-cell>
          <table:table-cell table:number-columns-repeated="1021"/>
        </table:table-row>
        <table:table-row table:style-name="ro2">
          <table:table-cell/>
          <table:table-cell office:value-type="string" calcext:value-type="string">
            <text:p>chemr sold the technic ordnanc busi chemr defenc germani <text:s/>simmel difesa <text:s/>and mecar</text:p>
          </table:table-cell>
          <table:table-cell office:value-type="float" office:value="-0.148437470197678" calcext:value-type="float">
            <text:p>-0.15</text:p>
          </table:table-cell>
          <table:table-cell table:number-columns-repeated="1021"/>
        </table:table-row>
        <table:table-row table:style-name="ro2">
          <table:table-cell/>
          <table:table-cell office:value-type="string" calcext:value-type="string">
            <text:p>a of march 31 <text:s/>2010 <text:s/>sysmex had 43 subsidiari and one associ compani in total</text:p>
          </table:table-cell>
          <table:table-cell office:value-type="float" office:value="-0.148864299058914" calcext:value-type="float">
            <text:p>-0.15</text:p>
          </table:table-cell>
          <table:table-cell table:number-columns-repeated="1021"/>
        </table:table-row>
        <table:table-row table:style-name="ro2">
          <table:table-cell/>
          <table:table-cell office:value-type="string" calcext:value-type="string">
            <text:p>compar the perform and risk of jame hardi industri plc with the etf that have exposur to it give u some etf choic that could give u similar return with lower <text:s/>read more <text:s/>read more <text:s text:c="2"/>moodi 's <text:s/>8 month ago jame hardi intl fin design activ co -- moodi 's assign ba1 rate to jame hardi 's propos unsecur note rate action <text:s/>moodi 's assign ba1 rate to jame hardi 's propos unsecur note</text:p>
          </table:table-cell>
          <table:table-cell office:value-type="float" office:value="-0.149183332920074" calcext:value-type="float">
            <text:p>-0.15</text:p>
          </table:table-cell>
          <table:table-cell table:number-columns-repeated="1021"/>
        </table:table-row>
        <table:table-row table:style-name="ro2">
          <table:table-cell/>
          <table:table-cell office:value-type="string" calcext:value-type="string">
            <text:p>exampl includ the season hon-dashiand cook do <text:s/>premi-um cook oil <text:s/>soup stock and frozen food</text:p>
          </table:table-cell>
          <table:table-cell office:value-type="float" office:value="-0.150923699140549" calcext:value-type="float">
            <text:p>-0.15</text:p>
          </table:table-cell>
          <table:table-cell table:number-columns-repeated="1021"/>
        </table:table-row>
        <table:table-row table:style-name="ro2">
          <table:table-cell/>
          <table:table-cell office:value-type="string" calcext:value-type="string">
            <text:p>the director are truste of the principl who exercis their power to uphold them</text:p>
          </table:table-cell>
          <table:table-cell office:value-type="float" office:value="-0.151456743478775" calcext:value-type="float">
            <text:p>-0.15</text:p>
          </table:table-cell>
          <table:table-cell table:number-columns-repeated="1021"/>
        </table:table-row>
        <table:table-row table:style-name="ro2">
          <table:table-cell/>
          <table:table-cell office:value-type="string" calcext:value-type="string">
            <text:p>addit or older document may be avail in pacer</text:p>
          </table:table-cell>
          <table:table-cell office:value-type="float" office:value="-0.152621671557426" calcext:value-type="float">
            <text:p>-0.15</text:p>
          </table:table-cell>
          <table:table-cell table:number-columns-repeated="1021"/>
        </table:table-row>
        <table:table-row table:style-name="ro2">
          <table:table-cell/>
          <table:table-cell office:value-type="string" calcext:value-type="string">
            <text:p>chemr acquir the high energi materi busi of dyno nobel asa <text:s/>a subsidiari of orica limit <text:s/>in june 2007</text:p>
          </table:table-cell>
          <table:table-cell office:value-type="float" office:value="-0.154071822762489" calcext:value-type="float">
            <text:p>-0.15</text:p>
          </table:table-cell>
          <table:table-cell table:number-columns-repeated="1021"/>
        </table:table-row>
        <table:table-row table:style-name="ro2">
          <table:table-cell/>
          <table:table-cell office:value-type="string" calcext:value-type="string">
            <text:p>test our lab our experienc separ specialist offer you profession advic in order to determin the technolog from our wide portfolio that are most appropri for your applic</text:p>
          </table:table-cell>
          <table:table-cell office:value-type="float" office:value="-0.154225692152977" calcext:value-type="float">
            <text:p>-0.15</text:p>
          </table:table-cell>
          <table:table-cell table:number-columns-repeated="1021"/>
        </table:table-row>
        <table:table-row table:style-name="ro2">
          <table:table-cell/>
          <table:table-cell office:value-type="string" calcext:value-type="string">
            <text:p>jame bring a strong oper <text:s/>commerci and financi background in both mine and other energi busi oper <text:s/>and also ha extens util and capit market experi</text:p>
          </table:table-cell>
          <table:table-cell office:value-type="float" office:value="-0.155621290206909" calcext:value-type="float">
            <text:p>-0.16</text:p>
          </table:table-cell>
          <table:table-cell table:number-columns-repeated="1021"/>
        </table:table-row>
        <table:table-row table:style-name="ro2">
          <table:table-cell/>
          <table:table-cell office:value-type="string" calcext:value-type="string">
            <text:p>in anoth import initi to promot environment protect <text:s/>ajinomoto will provid time inform to help make it perform of environment manag polici easi to understandajinomoto lysin plant in brazil is an opti-mum environment manag model for zero wast emiss <text:s/>and other group plant are care studi the applic of thi environment standard</text:p>
          </table:table-cell>
          <table:table-cell office:value-type="float" office:value="-0.155707284808159" calcext:value-type="float">
            <text:p>-0.16</text:p>
          </table:table-cell>
          <table:table-cell table:number-columns-repeated="1021"/>
        </table:table-row>
        <table:table-row table:style-name="ro2">
          <table:table-cell/>
          <table:table-cell office:value-type="string" calcext:value-type="string">
            <text:p>we can help the transit to a low carbon economi through the deploy of our enrich servic and technolog <text:s/>urenco <text:s/>s corpor film read more in septemb 2016 <text:s/>we launch the first of three chapter from our excit new corpor film</text:p>
          </table:table-cell>
          <table:table-cell office:value-type="float" office:value="-0.158232852816582" calcext:value-type="float">
            <text:p>-0.16</text:p>
          </table:table-cell>
          <table:table-cell table:number-columns-repeated="1021"/>
        </table:table-row>
        <table:table-row table:style-name="ro2">
          <table:table-cell/>
          <table:table-cell office:value-type="string" calcext:value-type="string">
            <text:p>ltd gurgaon <text:s/>haryana <text:s/>india view contact detail home product <text:s/>servic contact u aggreko energi rental india pvt</text:p>
          </table:table-cell>
          <table:table-cell office:value-type="float" office:value="-0.160589873790741" calcext:value-type="float">
            <text:p>-0.16</text:p>
          </table:table-cell>
          <table:table-cell table:number-columns-repeated="1021"/>
        </table:table-row>
        <table:table-row table:style-name="ro2">
          <table:table-cell/>
          <table:table-cell office:value-type="string" calcext:value-type="string">
            <text:p>for inquiri <text:s/>pleas contact s <text:s/>p global market intellig directli by click here</text:p>
          </table:table-cell>
          <table:table-cell office:value-type="float" office:value="-0.161570847034454" calcext:value-type="float">
            <text:p>-0.16</text:p>
          </table:table-cell>
          <table:table-cell table:number-columns-repeated="1021"/>
        </table:table-row>
        <table:table-row table:style-name="ro2">
          <table:table-cell/>
          <table:table-cell office:value-type="string" calcext:value-type="string">
            <text:p>the compani is engag in the product and distribut of drug <text:s/>food supplement and cosmet <text:s/>distribut through pharmaci and para pharmaci under the brand name granion <text:s/>chondrosto <text:s/>conceptio <text:s/>eafit and foucaud</text:p>
          </table:table-cell>
          <table:table-cell office:value-type="float" office:value="-0.162217020988464" calcext:value-type="float">
            <text:p>-0.16</text:p>
          </table:table-cell>
          <table:table-cell table:number-columns-repeated="1021"/>
        </table:table-row>
        <table:table-row table:style-name="ro2">
          <table:table-cell/>
          <table:table-cell office:value-type="string" calcext:value-type="string">
            <text:p>in the past decad <text:s/>we <text:s/>ve infus close to <text:s/>1 billion into modern facil and system that employ the latest technolog</text:p>
          </table:table-cell>
          <table:table-cell office:value-type="float" office:value="-0.16311502456665" calcext:value-type="float">
            <text:p>-0.16</text:p>
          </table:table-cell>
          <table:table-cell table:number-columns-repeated="1021"/>
        </table:table-row>
        <table:table-row table:style-name="ro2">
          <table:table-cell/>
          <table:table-cell office:value-type="string" calcext:value-type="string">
            <text:p>ultima food is headquart in saint-hubert <text:s/>qc <text:s text:c="2"/>employ around 660 peopl in canada <text:s/>oper two factori <text:s/>granbi <text:s/>qc and delta <text:s/>bc <text:s text:c="2"/>and ha three sale offic across the countri</text:p>
          </table:table-cell>
          <table:table-cell office:value-type="float" office:value="-0.163484543561935" calcext:value-type="float">
            <text:p>-0.16</text:p>
          </table:table-cell>
          <table:table-cell table:number-columns-repeated="1021"/>
        </table:table-row>
        <table:table-row table:style-name="ro2">
          <table:table-cell/>
          <table:table-cell office:value-type="string" calcext:value-type="string">
            <text:p>in addit to make season from glutam acid <text:s/>we also appli our know-how to the process food busi</text:p>
          </table:table-cell>
          <table:table-cell office:value-type="float" office:value="-0.164364904165268" calcext:value-type="float">
            <text:p>-0.16</text:p>
          </table:table-cell>
          <table:table-cell table:number-columns-repeated="1021"/>
        </table:table-row>
        <table:table-row table:style-name="ro2">
          <table:table-cell/>
          <table:table-cell office:value-type="string" calcext:value-type="string">
            <text:p>read more partner the leido allianc partner network emphas connect through partnership and collabor that drive innov <text:s/>advanc technolog and build effici</text:p>
          </table:table-cell>
          <table:table-cell office:value-type="float" office:value="-0.165330111980438" calcext:value-type="float">
            <text:p>-0.17</text:p>
          </table:table-cell>
          <table:table-cell table:number-columns-repeated="1021"/>
        </table:table-row>
        <table:table-row table:style-name="ro2">
          <table:table-cell/>
          <table:table-cell office:value-type="string" calcext:value-type="string">
            <text:p>ansel will continu the sandel busi under the name ansel sandel medic solut llc</text:p>
          </table:table-cell>
          <table:table-cell office:value-type="float" office:value="-0.166098982095718" calcext:value-type="float">
            <text:p>-0.17</text:p>
          </table:table-cell>
          <table:table-cell table:number-columns-repeated="1021"/>
        </table:table-row>
        <table:table-row table:style-name="ro2">
          <table:table-cell/>
          <table:table-cell office:value-type="string" calcext:value-type="string">
            <text:p>the dow jone industri <text:s/>motley fool <text:s/>last month 3 best gene therapi stock of 2018 <text:s/>so far <text:s/>these gene therapi stock have gener huge return so far thi year</text:p>
          </table:table-cell>
          <table:table-cell office:value-type="float" office:value="-0.166456699371338" calcext:value-type="float">
            <text:p>-0.17</text:p>
          </table:table-cell>
          <table:table-cell table:number-columns-repeated="1021"/>
        </table:table-row>
        <table:table-row table:style-name="ro2">
          <table:table-cell/>
          <table:table-cell office:value-type="string" calcext:value-type="string">
            <text:p>h1b certifi h1b certifi withdrawn h1b deni h1b withdrawn h1b other greencard certifi greencard certifi withdrawn greencard deni greencard withdrawn greencard other year h1b greencard certifi certifi withdrawn deni withdrawn other total certifi certifi expir deni withdrawn other total 2018 2017 2016 total import note <text:s text:c="2"/>the abov number onli reflect the number of applic file by the employ</text:p>
          </table:table-cell>
          <table:table-cell office:value-type="float" office:value="-0.166483968496323" calcext:value-type="float">
            <text:p>-0.17</text:p>
          </table:table-cell>
          <table:table-cell table:number-columns-repeated="1021"/>
        </table:table-row>
        <table:table-row table:style-name="ro2">
          <table:table-cell/>
          <table:table-cell office:value-type="string" calcext:value-type="string">
            <text:p>for further inform <text:s/>pleas make inquiri to your nearbi tax ofc <text:s/>licens tax account <text:s/>or such like</text:p>
          </table:table-cell>
          <table:table-cell office:value-type="float" office:value="-0.166618376970291" calcext:value-type="float">
            <text:p>-0.17</text:p>
          </table:table-cell>
          <table:table-cell table:number-columns-repeated="1021"/>
        </table:table-row>
        <table:table-row table:style-name="ro2">
          <table:table-cell/>
          <table:table-cell office:value-type="string" calcext:value-type="string">
            <text:p>cnpc intern <text:s/>the state major <text:s/>s oversea invest arm for oil and ga explor and product <text:s/>is take the lead in talk with adnoc <text:s/>the execut ad</text:p>
          </table:table-cell>
          <table:table-cell office:value-type="float" office:value="-0.167454868555069" calcext:value-type="float">
            <text:p>-0.17</text:p>
          </table:table-cell>
          <table:table-cell table:number-columns-repeated="1021"/>
        </table:table-row>
        <table:table-row table:style-name="ro2">
          <table:table-cell/>
          <table:table-cell office:value-type="string" calcext:value-type="string">
            <text:p>we also focu on future-orient solut when it come to servic</text:p>
          </table:table-cell>
          <table:table-cell office:value-type="float" office:value="-0.167537584900856" calcext:value-type="float">
            <text:p>-0.17</text:p>
          </table:table-cell>
          <table:table-cell table:number-columns-repeated="1021"/>
        </table:table-row>
        <table:table-row table:style-name="ro2">
          <table:table-cell/>
          <table:table-cell office:value-type="string" calcext:value-type="string">
            <text:p>pleas fill-out the form to the right and one of our account execut will contact you to discu your inquiri</text:p>
          </table:table-cell>
          <table:table-cell office:value-type="float" office:value="-0.16789984703064" calcext:value-type="float">
            <text:p>-0.17</text:p>
          </table:table-cell>
          <table:table-cell table:number-columns-repeated="1021"/>
        </table:table-row>
        <table:table-row table:style-name="ro2">
          <table:table-cell/>
          <table:table-cell office:value-type="string" calcext:value-type="string">
            <text:p>a key focu is program that promot better nutrit and health in develop countri</text:p>
          </table:table-cell>
          <table:table-cell office:value-type="float" office:value="-0.168589994311333" calcext:value-type="float">
            <text:p>-0.17</text:p>
          </table:table-cell>
          <table:table-cell table:number-columns-repeated="1021"/>
        </table:table-row>
        <table:table-row table:style-name="ro2">
          <table:table-cell/>
          <table:table-cell office:value-type="string" calcext:value-type="string">
            <text:p>the result compani includ chemic manufactur and sale com- pani ajinomoto fine-techno co <text:s/>inc <text:s/>oil and fat produc ajinomoto oil mill co <text:s/>inc <text:s/>insur and temporari staf concern ajinomoto commun inc <text:s/>and product equip design and product compani ajinomoto engin co <text:s/>inc with the goal of make a top- notch intern food logist compani <text:s/>in april 2000 three compani were consolid to form ajinomoto logist corporationeffort to upgrad the current distribut system <text:s/>build an integr <text:s/>nationwid system and improv manag effici includ the establish of a new logist compani <text:s/>call ajinomoto logist corporationajinomoto pharma co <text:s/>ltd is mainli engagedin the product of agent for use in nutrit supplement administ oral or intravenouslyto patient with seriou ill <text:s/>a well a clini- cal nutrit product</text:p>
          </table:table-cell>
          <table:table-cell office:value-type="float" office:value="-0.168979793787003" calcext:value-type="float">
            <text:p>-0.17</text:p>
          </table:table-cell>
          <table:table-cell table:number-columns-repeated="1021"/>
        </table:table-row>
        <table:table-row table:style-name="ro2">
          <table:table-cell/>
          <table:table-cell office:value-type="string" calcext:value-type="string">
            <text:p>with oper in the north america <text:s/>latin america <text:s/>emea and asia <text:s/>ansel employ more than 10000 peopl worldwid and hold lead posit in the industri and medic glove market <text:s/>a well a in the sexual health and well-b categori worldwid</text:p>
          </table:table-cell>
          <table:table-cell office:value-type="float" office:value="-0.169894382357597" calcext:value-type="float">
            <text:p>-0.17</text:p>
          </table:table-cell>
          <table:table-cell table:number-columns-repeated="1021"/>
        </table:table-row>
        <table:table-row table:style-name="ro2">
          <table:table-cell/>
          <table:table-cell office:value-type="string" calcext:value-type="string">
            <text:p>filter result by <text:s/>clasificar por <text:s/>relevancia - fecha distancia <text:s/>ubicacin exacta a meno de 5 km a meno de 10 km a meno de 15 km a meno de 25 km a meno de 50 km a meno de 100 km tipo de empleo tiempo completo <text:s/>73 <text:s/>indefinido <text:s/>9 <text:s/>medio tiempo <text:s/>4 <text:s/>comisin <text:s/>3 <text:s/>tempor <text:s/>2 <text:s/>beca <text:s/>prctica <text:s/>1 <text:s/>ubicacin jess mara <text:s/>ag</text:p>
          </table:table-cell>
          <table:table-cell office:value-type="float" office:value="-0.170048743486404" calcext:value-type="float">
            <text:p>-0.17</text:p>
          </table:table-cell>
          <table:table-cell table:number-columns-repeated="1021"/>
        </table:table-row>
        <table:table-row table:style-name="ro2">
          <table:table-cell/>
          <table:table-cell office:value-type="string" calcext:value-type="string">
            <text:p>2010 chemr acquir mecar sprl <text:s/>base in nivel <text:s/>belgium <text:s/>a manufactur of medium and larg calibr ammunit <text:s/>and the busi and asset of mecar usa inc <text:s/>base in marshal <text:s/>texa in septemb 2010</text:p>
          </table:table-cell>
          <table:table-cell office:value-type="float" office:value="-0.170581459999085" calcext:value-type="float">
            <text:p>-0.17</text:p>
          </table:table-cell>
          <table:table-cell table:number-columns-repeated="1021"/>
        </table:table-row>
        <table:table-row table:style-name="ro2">
          <table:table-cell/>
          <table:table-cell office:value-type="string" calcext:value-type="string">
            <text:p>our servic learn about the differ way we serv the charlott commun</text:p>
          </table:table-cell>
          <table:table-cell office:value-type="float" office:value="-0.170837908983231" calcext:value-type="float">
            <text:p>-0.17</text:p>
          </table:table-cell>
          <table:table-cell table:number-columns-repeated="1021"/>
        </table:table-row>
        <table:table-row table:style-name="ro2">
          <table:table-cell/>
          <table:table-cell office:value-type="string" calcext:value-type="string">
            <text:p>none of the compani <text:s/>parent or the truste and pay agent shall be respons for the select or use of thi cusip number <text:s/>nor is ani represent made a to it correct on the note or a indic in thi redempt notic</text:p>
          </table:table-cell>
          <table:table-cell office:value-type="float" office:value="-0.171012386679649" calcext:value-type="float">
            <text:p>-0.17</text:p>
          </table:table-cell>
          <table:table-cell table:number-columns-repeated="1021"/>
        </table:table-row>
        <table:table-row table:style-name="ro2">
          <table:table-cell/>
          <table:table-cell office:value-type="string" calcext:value-type="string">
            <text:p>we also manufactur beverag oversea in a joint ven- ture with calpi co <text:s/>ltd <text:s/>produc such drink a birdycan cof-13fe <text:s/>calpico sodaand calpico water</text:p>
          </table:table-cell>
          <table:table-cell office:value-type="float" office:value="-0.172074645757675" calcext:value-type="float">
            <text:p>-0.17</text:p>
          </table:table-cell>
          <table:table-cell table:number-columns-repeated="1021"/>
        </table:table-row>
        <table:table-row table:style-name="ro2">
          <table:table-cell/>
          <table:table-cell office:value-type="string" calcext:value-type="string">
            <text:p>in that year <text:s/>reuter made a loss of 53000 on a turnov of 35 million</text:p>
          </table:table-cell>
          <table:table-cell office:value-type="float" office:value="-0.17263351380825" calcext:value-type="float">
            <text:p>-0.17</text:p>
          </table:table-cell>
          <table:table-cell table:number-columns-repeated="1021"/>
        </table:table-row>
        <table:table-row table:style-name="ro2">
          <table:table-cell/>
          <table:table-cell office:value-type="string" calcext:value-type="string">
            <text:p>a statement on thi certif doe not confer right to the certif holder in lieu of such endors <text:s/>s</text:p>
          </table:table-cell>
          <table:table-cell office:value-type="float" office:value="-0.172789752483368" calcext:value-type="float">
            <text:p>-0.17</text:p>
          </table:table-cell>
          <table:table-cell table:number-columns-repeated="1021"/>
        </table:table-row>
        <table:table-row table:style-name="ro2">
          <table:table-cell/>
          <table:table-cell office:value-type="string" calcext:value-type="string">
            <text:p>skip directli to search skip directli to a to z list skip directli to page option skip directli to site content start of search control search form control topic onli search the cdc cancel submit cdc a-z index menu cdc a-z search a b c d e f g h i j k l m n o p q r s t u v w x y z <text:s/>search form control search the cdc submit cdc a-z index note <text:s/>javascript is disabl or is not support by your browser</text:p>
          </table:table-cell>
          <table:table-cell office:value-type="float" office:value="-0.172837600111961" calcext:value-type="float">
            <text:p>-0.17</text:p>
          </table:table-cell>
          <table:table-cell table:number-columns-repeated="1021"/>
        </table:table-row>
        <table:table-row table:style-name="ro2">
          <table:table-cell/>
          <table:table-cell office:value-type="string" calcext:value-type="string">
            <text:p>resourc <text:s/>we will effect util the human <text:s/>technolog and materi resourc that we have cultivatedcontinu <text:s/>we will tackl our program continu for the long termcorpor cultur <text:s/>we will endeavor to establish a corpor cultur that help each one of u serv societi a a good corpor citizensloganl among the peopl</text:p>
          </table:table-cell>
          <table:table-cell office:value-type="float" office:value="-0.172917887568474" calcext:value-type="float">
            <text:p>-0.17</text:p>
          </table:table-cell>
          <table:table-cell table:number-columns-repeated="1021"/>
        </table:table-row>
        <table:table-row table:style-name="ro2">
          <table:table-cell/>
          <table:table-cell office:value-type="string" calcext:value-type="string">
            <text:p>the facil develop technolog to make more effect use of wood in a wide rang of field</text:p>
          </table:table-cell>
          <table:table-cell office:value-type="float" office:value="-0.173689424991608" calcext:value-type="float">
            <text:p>-0.17</text:p>
          </table:table-cell>
          <table:table-cell table:number-columns-repeated="1021"/>
        </table:table-row>
        <table:table-row table:style-name="ro2">
          <table:table-cell/>
          <table:table-cell office:value-type="string" calcext:value-type="string">
            <text:p>we receiv mani question and valuabl comment at a q <text:s/>a session after the tour <text:s/>which prove to be an excel opportun for u to commun with sharehold</text:p>
          </table:table-cell>
          <table:table-cell office:value-type="float" office:value="-0.173802718520165" calcext:value-type="float">
            <text:p>-0.17</text:p>
          </table:table-cell>
          <table:table-cell table:number-columns-repeated="1021"/>
        </table:table-row>
        <table:table-row table:style-name="ro2">
          <table:table-cell/>
          <table:table-cell office:value-type="string" calcext:value-type="string">
            <text:p>integr <text:s/>honesti custom servic team player account by strive to provid best-in-class equip and personnel a well a a comprehens safeti program and oper best practic <text:s/>ncsg aim to be a premier supplier and the crane and heavi haul servic provid of choic in our market</text:p>
          </table:table-cell>
          <table:table-cell office:value-type="float" office:value="-0.173879370093346" calcext:value-type="float">
            <text:p>-0.17</text:p>
          </table:table-cell>
          <table:table-cell table:number-columns-repeated="1021"/>
        </table:table-row>
        <table:table-row table:style-name="ro2">
          <table:table-cell/>
          <table:table-cell office:value-type="string" calcext:value-type="string">
            <text:p>one wa that the continu depreci of the japanes yen affect the protabl of oversea subsidiari engag in the display busi</text:p>
          </table:table-cell>
          <table:table-cell office:value-type="float" office:value="-0.174710676074028" calcext:value-type="float">
            <text:p>-0.17</text:p>
          </table:table-cell>
          <table:table-cell table:number-columns-repeated="1021"/>
        </table:table-row>
        <table:table-row table:style-name="ro2">
          <table:table-cell/>
          <table:table-cell office:value-type="string" calcext:value-type="string">
            <text:p>thi market strength is also reflect in the wdm space <text:s/>where infonet research also list adva optic network a the <text:s/>3 metro wdm provid in the europ <text:s/>middl east and africa <text:s/>emea <text:s/>region <text:s/>a well a <text:s/>4 both global and in north america</text:p>
          </table:table-cell>
          <table:table-cell office:value-type="float" office:value="-0.175628826022148" calcext:value-type="float">
            <text:p>-0.18</text:p>
          </table:table-cell>
          <table:table-cell table:number-columns-repeated="1021"/>
        </table:table-row>
        <table:table-row table:style-name="ro2">
          <table:table-cell/>
          <table:table-cell office:value-type="string" calcext:value-type="string">
            <text:p>all the option were exercis from the award in august 2013 secur by warrant at an exercis price <text:s/>thomson reuter streetev <text:s/>3 month ago edit transcript of tgsol earn confer call or present 9-may-18 700am gmt q1 2018 tg nopec geophys compani asa earn present globenewswir <text:s/>3 month ago tg share receiv by board of director the annual gener meet of tg held on 8 may 2018 <text:s/>decid that each of the director <text:s/>other than the chairman <text:s/>should receiv 1650 restrict share in the compani on 9 may 2018 a part of their compens</text:p>
          </table:table-cell>
          <table:table-cell office:value-type="float" office:value="-0.176512703299522" calcext:value-type="float">
            <text:p>-0.18</text:p>
          </table:table-cell>
          <table:table-cell table:number-columns-repeated="1021"/>
        </table:table-row>
        <table:table-row table:style-name="ro2">
          <table:table-cell/>
          <table:table-cell office:value-type="string" calcext:value-type="string">
            <text:p>it current statu is list a activ</text:p>
          </table:table-cell>
          <table:table-cell office:value-type="float" office:value="-0.176966443657875" calcext:value-type="float">
            <text:p>-0.18</text:p>
          </table:table-cell>
          <table:table-cell table:number-columns-repeated="1021"/>
        </table:table-row>
        <table:table-row table:style-name="ro2">
          <table:table-cell/>
          <table:table-cell office:value-type="string" calcext:value-type="string">
            <text:p>reflect the success of these effort <text:s/>ajinomoto wa rank fourth in a survey of brand power among major japanes compani thi year in the influenti nihon keizai shimbunnewspap <text:s/>wherea last year we wereseventh</text:p>
          </table:table-cell>
          <table:table-cell office:value-type="float" office:value="-0.177238196134567" calcext:value-type="float">
            <text:p>-0.18</text:p>
          </table:table-cell>
          <table:table-cell table:number-columns-repeated="1021"/>
        </table:table-row>
        <table:table-row table:style-name="ro2">
          <table:table-cell/>
          <table:table-cell office:value-type="string" calcext:value-type="string">
            <text:p>let u work with you to design and build the system that best fit your requir</text:p>
          </table:table-cell>
          <table:table-cell office:value-type="float" office:value="-0.177420422434807" calcext:value-type="float">
            <text:p>-0.18</text:p>
          </table:table-cell>
          <table:table-cell table:number-columns-repeated="1021"/>
        </table:table-row>
        <table:table-row table:style-name="ro2">
          <table:table-cell/>
          <table:table-cell office:value-type="string" calcext:value-type="string">
            <text:p>simpli wall st <text:s/>4 month ago should you be concern with jame hardi industri plc <text:s/>s <text:s/>asx <text:s/>jhx <text:s/>-483 <text:s/>earn drop</text:p>
          </table:table-cell>
          <table:table-cell office:value-type="float" office:value="-0.177631095051765" calcext:value-type="float">
            <text:p>-0.18</text:p>
          </table:table-cell>
          <table:table-cell table:number-columns-repeated="1021"/>
        </table:table-row>
        <table:table-row table:style-name="ro2">
          <table:table-cell/>
          <table:table-cell office:value-type="string" calcext:value-type="string">
            <text:p>product hose clamp perfor <text:s/>emboss <text:s/>constant tension <text:s/>t-bolt <text:s/>spring load t-bolt <text:s/>and specialti clamp v-band clamp v-clamp <text:s/>gener purpos v-insert clamp <text:s/>stamp v-clamp exhaust clamp pipe to pipe clamp <text:s/>coupler <text:s/>wideband de-band and strap clamp pipe coupl no hub and high pressur coupl for pipe to pipe <text:s/>pipe to flex applic quick connector connector for fluid and air line with vda and sae spigot connect mountingretain product p-clip product for rout industri commerci vehicl exhaust <text:s/>air intak <text:s/>emiss <text:s/>turbo charg air and fluid line <text:s/>rout passeng vehicl exhaust <text:s/>air intak <text:s/>emiss <text:s/>turbo charger <text:s/>air and fluid line industri mro <text:s/>industri <text:s/>irrig <text:s/>agricultur <text:s/>aviat and aerospac <text:s/>marin</text:p>
          </table:table-cell>
          <table:table-cell office:value-type="float" office:value="-0.17821492254734" calcext:value-type="float">
            <text:p>-0.18</text:p>
          </table:table-cell>
          <table:table-cell table:number-columns-repeated="1021"/>
        </table:table-row>
        <table:table-row table:style-name="ro2">
          <table:table-cell/>
          <table:table-cell office:value-type="string" calcext:value-type="string">
            <text:p>unless the compani default in the payment of the redempt price <text:s/>interest on such note will ceas to accru on and after the redempt date <text:s/>and the onli remain right of the holder of such note after such date will be to receiv payment of the redempt price upon surrend of the note to the truste and pay agent</text:p>
          </table:table-cell>
          <table:table-cell office:value-type="float" office:value="-0.178759679198265" calcext:value-type="float">
            <text:p>-0.18</text:p>
          </table:table-cell>
          <table:table-cell table:number-columns-repeated="1021"/>
        </table:table-row>
        <table:table-row table:style-name="ro2">
          <table:table-cell/>
          <table:table-cell office:value-type="string" calcext:value-type="string">
            <text:p>see our user agreement and privaci polici</text:p>
          </table:table-cell>
          <table:table-cell office:value-type="float" office:value="-0.179158881306648" calcext:value-type="float">
            <text:p>-0.18</text:p>
          </table:table-cell>
          <table:table-cell table:number-columns-repeated="1021"/>
        </table:table-row>
        <table:table-row table:style-name="ro2">
          <table:table-cell/>
          <table:table-cell office:value-type="string" calcext:value-type="string">
            <text:p>we 're a leader in afv and want you to learn more</text:p>
          </table:table-cell>
          <table:table-cell office:value-type="float" office:value="-0.179683864116669" calcext:value-type="float">
            <text:p>-0.18</text:p>
          </table:table-cell>
          <table:table-cell table:number-columns-repeated="1021"/>
        </table:table-row>
        <table:table-row table:style-name="ro2">
          <table:table-cell/>
          <table:table-cell office:value-type="string" calcext:value-type="string">
            <text:p>begin in 1999 <text:s/>ajinomoto ha also been support nonprofit organ that deliv meal to senior</text:p>
          </table:table-cell>
          <table:table-cell office:value-type="float" office:value="-0.180472239851952" calcext:value-type="float">
            <text:p>-0.18</text:p>
          </table:table-cell>
          <table:table-cell table:number-columns-repeated="1021"/>
        </table:table-row>
        <table:table-row table:style-name="ro2">
          <table:table-cell/>
          <table:table-cell office:value-type="string" calcext:value-type="string">
            <text:p>turnov solut never event protect util product home <text:s/>about sandel <text:s/>educ <text:s/>resourc <text:s/>news <text:s/>event <text:s/>product <text:s/>order <text:s/>submit idea <text:s/>sampl <text:s/>literatur contact u <text:s/>warranti <text:s/>return good polici <text:s/>qualiti <text:s/>intern <text:s/>site map <text:s/>and <text:s/>are own by ansel limit or one of it affili</text:p>
          </table:table-cell>
          <table:table-cell office:value-type="float" office:value="-0.181537702679634" calcext:value-type="float">
            <text:p>-0.18</text:p>
          </table:table-cell>
          <table:table-cell table:number-columns-repeated="1021"/>
        </table:table-row>
        <table:table-row table:style-name="ro2">
          <table:table-cell/>
          <table:table-cell office:value-type="string" calcext:value-type="string">
            <text:p>build upon it proprietari amino acid technolog and posit a the world lead supplier of amino acid <text:s/>the compani is focus on the field of dia- bete <text:s/>infus <text:s/>clinic nutrit <text:s/>gastroin- testin condit and cardiovascular dis- ea</text:p>
          </table:table-cell>
          <table:table-cell office:value-type="float" office:value="-0.181579276919365" calcext:value-type="float">
            <text:p>-0.18</text:p>
          </table:table-cell>
          <table:table-cell table:number-columns-repeated="1021"/>
        </table:table-row>
        <table:table-row table:style-name="ro2">
          <table:table-cell/>
          <table:table-cell office:value-type="string" calcext:value-type="string">
            <text:p>est sitio hace uso de cooki propia y de tercero para analizar cierto hbito durant su navegacin y ofrecerl publicidad adaptada a su interes</text:p>
          </table:table-cell>
          <table:table-cell office:value-type="float" office:value="-0.181819468736649" calcext:value-type="float">
            <text:p>-0.18</text:p>
          </table:table-cell>
          <table:table-cell table:number-columns-repeated="1021"/>
        </table:table-row>
        <table:table-row table:style-name="ro2" table:number-rows-repeated="1048324">
          <table:table-cell table:number-columns-repeated="1024"/>
        </table:table-row>
        <table:table-row table:style-name="ro2">
          <table:table-cell table:number-columns-repeated="1024"/>
        </table:table-row>
      </table:table>
      <table:table table:name="WebResourceManager TF-IDF" table:style-name="ta1">
        <table:table-column table:style-name="co1" table:default-cell-style-name="ce2"/>
        <table:table-column table:style-name="co2" table:default-cell-style-name="ce5"/>
        <table:table-column table:style-name="co3" table:default-cell-style-name="ce7"/>
        <table:table-column table:style-name="co7" table:default-cell-style-name="ce2"/>
        <table:table-column table:style-name="co8" table:default-cell-style-name="ce2"/>
        <table:table-column table:style-name="co6" table:number-columns-repeated="1019" table:default-cell-style-name="ce2"/>
        <table:table-row table:style-name="ro2">
          <table:table-cell table:style-name="ce1" office:value-type="string" calcext:value-type="string">
            <text:p>Category Descriptions</text:p>
          </table:table-cell>
          <table:table-cell table:style-name="ce1" office:value-type="string" calcext:value-type="string">
            <text:p>Sentence</text:p>
          </table:table-cell>
          <table:table-cell table:style-name="ce6" office:value-type="string" calcext:value-type="string">
            <text:p>Score</text:p>
          </table:table-cell>
          <table:table-cell table:style-name="ce1" office:value-type="string" calcext:value-type="string">
            <text:p>Category</text:p>
          </table:table-cell>
          <table:table-cell table:style-name="ce1" office:value-type="string" calcext:value-type="string">
            <text:p>Notes</text:p>
          </table:table-cell>
          <table:table-cell table:number-columns-repeated="1019"/>
        </table:table-row>
        <table:table-row table:style-name="ro2">
          <table:table-cell office:value-type="string" calcext:value-type="string">
            <text:p>Useful w/o Context – The statement provides insight into the company (management, practices, etc.) without needing context from the source document</text:p>
          </table:table-cell>
          <table:table-cell office:value-type="string" calcext:value-type="string">
            <text:p>- riddel <text:s/>j</text:p>
          </table:table-cell>
          <table:table-cell office:value-type="float" office:value="1" calcext:value-type="float">
            <text:p>1.000</text:p>
          </table:table-cell>
          <table:table-cell office:value-type="string" calcext:value-type="string">
            <text:p>Incoherent</text:p>
          </table:table-cell>
          <table:table-cell table:number-columns-repeated="4"/>
          <table:table-cell table:style-name="ce5"/>
          <table:table-cell table:number-columns-repeated="1015"/>
        </table:table-row>
        <table:table-row table:style-name="ro2">
          <table:table-cell office:value-type="string" calcext:value-type="string">
            <text:p>Useful w/ Context – The statement provides insight into the company (management, practices, etc.) with context from the source document</text:p>
          </table:table-cell>
          <table:table-cell office:value-type="float" office:value="1941" calcext:value-type="float">
            <text:p>1941</text:p>
          </table:table-cell>
          <table:table-cell office:value-type="float" office:value="1" calcext:value-type="float">
            <text:p>1.000</text:p>
          </table:table-cell>
          <table:table-cell office:value-type="string" calcext:value-type="string">
            <text:p>Incoherent</text:p>
          </table:table-cell>
          <table:table-cell table:number-columns-repeated="4"/>
          <table:table-cell table:style-name="ce5"/>
          <table:table-cell table:number-columns-repeated="1015"/>
        </table:table-row>
        <table:table-row table:style-name="ro2">
          <table:table-cell office:value-type="string" calcext:value-type="string">
            <text:p>Uninformative – The statement does not contain any useful information</text:p>
          </table:table-cell>
          <table:table-cell office:value-type="string" calcext:value-type="string">
            <text:p>rhop</text:p>
          </table:table-cell>
          <table:table-cell office:value-type="float" office:value="1" calcext:value-type="float">
            <text:p>1.000</text:p>
          </table:table-cell>
          <table:table-cell office:value-type="string" calcext:value-type="string">
            <text:p>Incoherent</text:p>
          </table:table-cell>
          <table:table-cell table:number-columns-repeated="4"/>
          <table:table-cell table:style-name="ce5"/>
          <table:table-cell table:number-columns-repeated="1015"/>
        </table:table-row>
        <table:table-row table:style-name="ro2">
          <table:table-cell office:value-type="string" calcext:value-type="string">
            <text:p>Incoherent – The information does not have any meaningful interpretation</text:p>
          </table:table-cell>
          <table:table-cell office:value-type="string" calcext:value-type="string">
            <text:p>danaida</text:p>
          </table:table-cell>
          <table:table-cell office:value-type="float" office:value="1" calcext:value-type="float">
            <text:p>1.000</text:p>
          </table:table-cell>
          <table:table-cell office:value-type="string" calcext:value-type="string">
            <text:p>Incoherent</text:p>
          </table:table-cell>
          <table:table-cell table:number-columns-repeated="4"/>
          <table:table-cell table:style-name="ce5"/>
          <table:table-cell table:number-columns-repeated="1015"/>
        </table:table-row>
        <table:table-row table:style-name="ro2">
          <table:table-cell/>
          <table:table-cell office:value-type="string" calcext:value-type="string">
            <text:p>- boisduv <text:s/>j</text:p>
          </table:table-cell>
          <table:table-cell office:value-type="float" office:value="1" calcext:value-type="float">
            <text:p>1.000</text:p>
          </table:table-cell>
          <table:table-cell office:value-type="string" calcext:value-type="string">
            <text:p>Incoherent</text:p>
          </table:table-cell>
          <table:table-cell table:number-columns-repeated="4"/>
          <table:table-cell table:style-name="ce5"/>
          <table:table-cell table:number-columns-repeated="1015"/>
        </table:table-row>
        <table:table-row table:style-name="ro2">
          <table:table-cell/>
          <table:table-cell office:value-type="float" office:value="1869" calcext:value-type="float">
            <text:p>186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mschler <text:s/>h b</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77" calcext:value-type="float">
            <text:p>187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83" calcext:value-type="float">
            <text:p>188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v <text:s/>supplemen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4 <text:s/>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capronni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74" calcext:value-type="float">
            <text:p>187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3 <text:s/>69111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wallengren <text:s/>h d 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60" calcext:value-type="float">
            <text:p>186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876 <text:s/>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dufran <text:s/>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46" calcext:value-type="float">
            <text:p>194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apilionid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xxxi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35" calcext:value-type="float">
            <text:p>13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apili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riodinid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88" calcext:value-type="float">
            <text:p>198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apilionoide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miller <text:s/>l d <text:s/>miller <text:s/>j y</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stauding <text:s/>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94" calcext:value-type="float">
            <text:p>189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ri ''</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97" calcext:value-type="float">
            <text:p>189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x</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v</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5 <text:s/>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opler <text:s/>p 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owel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62" calcext:value-type="float">
            <text:p>196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5 <text:s/>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hall <text:s/>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8" calcext:value-type="float">
            <text:p>193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entomologis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joicey <text:s/>j 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2 <text:s/>supl 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52" calcext:value-type="float">
            <text:p>185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 note</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2 <text:s/>10 <text:s text:c="2"/>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43" calcext:value-type="float">
            <text:p>184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zoologis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lepidopter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ehrmann <text:s/>g 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12" calcext:value-type="float">
            <text:p>191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19" calcext:value-type="float">
            <text:p>191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21" calcext:value-type="float">
            <text:p>192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20" calcext:value-type="float">
            <text:p>192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4 <text:s/>6 <text:s text:c="2"/>4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sektenbrs</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6" calcext:value-type="float">
            <text:p>1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8 <text:s/>297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hbner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hbner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ugsburg</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08" calcext:value-type="float">
            <text:p>180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seitz <text:s/>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ed</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lemani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49" calcext:value-type="float">
            <text:p>4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johansson <text:s/>b</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763" calcext:value-type="float">
            <text:p>176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thei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stauding <text:s/>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chatz <text:s/>e</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2 <text:s/>5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godart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19" calcext:value-type="float">
            <text:p>181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latreil <text:s/>p 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godart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latreil <text:s/>p 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13" calcext:value-type="float">
            <text:p>181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 thei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54" calcext:value-type="float">
            <text:p>5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seitz <text:s/>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15" calcext:value-type="float">
            <text:p>191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39" calcext:value-type="float">
            <text:p>3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41" calcext:value-type="float">
            <text:p>-4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59" calcext:value-type="float">
            <text:p>5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65" calcext:value-type="float">
            <text:p>-6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40" calcext:value-type="float">
            <text:p>184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p dumni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a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24" calcext:value-type="float">
            <text:p>182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16" calcext:value-type="float">
            <text:p>181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leop</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voss</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etropil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londo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44" calcext:value-type="float">
            <text:p>184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17" calcext:value-type="float">
            <text:p>181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heliconie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09" calcext:value-type="float">
            <text:p>180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lepidpter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egunda par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ar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22" calcext:value-type="float">
            <text:p>182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25" calcext:value-type="float">
            <text:p>182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comstock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26" calcext:value-type="float">
            <text:p>192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25 <text:s/>1-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footno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vo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06" calcext:value-type="float">
            <text:p>180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sect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78" calcext:value-type="float">
            <text:p>187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hiladelphi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perti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 m 183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de m - johansson <text:s/>b</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upsal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sepp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 <text:s/>1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ierid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20 <text:s/>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2122" calcext:value-type="float">
            <text:p>212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kay <text:s/>w 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04" calcext:value-type="float">
            <text:p>190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scopoli <text:s/>g 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777" calcext:value-type="float">
            <text:p>177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rag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04" calcext:value-type="float">
            <text:p>180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21 <text:s/>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hayward <text:s/>k 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49" calcext:value-type="float">
            <text:p>194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2 <text:s/>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schwartz <text:s/>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0" calcext:value-type="float">
            <text:p>193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35 <text:s/>1-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3" calcext:value-type="float">
            <text:p>199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26" calcext:value-type="float">
            <text:p>2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schwartz <text:s/>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67" calcext:value-type="float">
            <text:p>196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lycaenid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lathi <text:s/>p 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6" calcext:value-type="float">
            <text:p>193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i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lep</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naturgeschich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2 <text:s/>30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lexano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gallard <text:s/>j y</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21" calcext:value-type="float">
            <text:p>182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10" calcext:value-type="float">
            <text:p>181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55" calcext:value-type="float">
            <text:p>5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bri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32" calcext:value-type="float">
            <text:p>183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park <text:s/>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 <text:s/>holmi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loc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emer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86" calcext:value-type="float">
            <text:p>188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latrie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02" calcext:value-type="float">
            <text:p>180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lamellicor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71" calcext:value-type="float">
            <text:p>187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10" calcext:value-type="float">
            <text:p>191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ebrionid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norwich</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ohau</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18" calcext:value-type="float">
            <text:p>191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42" calcext:value-type="float">
            <text:p>184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3 - fleme</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edinburgh</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68" calcext:value-type="float">
            <text:p>186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4 - irmler <text:s/>u</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70" calcext:value-type="float">
            <text:p>197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munche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63" calcext:value-type="float">
            <text:p>196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mariani</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86" calcext:value-type="float">
            <text:p>198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kolb</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05" calcext:value-type="float">
            <text:p>190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boucomon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zurcher <text:s/>e 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61" calcext:value-type="float">
            <text:p>186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nsec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oleopter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01" calcext:value-type="float">
            <text:p>190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82" calcext:value-type="float">
            <text:p>198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7" calcext:value-type="float">
            <text:p>199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jou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ook <text:s/>j</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7" calcext:value-type="float">
            <text:p>193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48" calcext:value-type="float">
            <text:p>194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scheerpeltz <text:s/>o</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aylo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7 - smetana <text:s/>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hor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eri 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3 - rohdendorf <text:s/>b</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9" calcext:value-type="float">
            <text:p>193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71" calcext:value-type="float">
            <text:p>197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47" calcext:value-type="float">
            <text:p>184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abt</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09" calcext:value-type="float">
            <text:p>190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0" calcext:value-type="float">
            <text:p>199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mccleve</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melolonthid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bate</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88" calcext:value-type="float">
            <text:p>188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chaeffe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07" calcext:value-type="float">
            <text:p>190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40" calcext:value-type="float">
            <text:p>1940</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55" calcext:value-type="float">
            <text:p>195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o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carab</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87" calcext:value-type="float">
            <text:p>188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89" calcext:value-type="float">
            <text:p>1889</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uppl</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2" calcext:value-type="float">
            <text:p>199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55" calcext:value-type="float">
            <text:p>185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berli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41" calcext:value-type="float">
            <text:p>184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cambridg</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3 <text:s/>2 <text:s/>- casey</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91" calcext:value-type="float">
            <text:p>189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81" calcext:value-type="float">
            <text:p>198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14" calcext:value-type="float">
            <text:p>191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5 - cazie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scarabaeida</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74" calcext:value-type="float">
            <text:p>1974</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08" calcext:value-type="float">
            <text:p>190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827" calcext:value-type="float">
            <text:p>1827</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42" calcext:value-type="float">
            <text:p>194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3 - saylo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43" calcext:value-type="float">
            <text:p>194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3" calcext:value-type="float">
            <text:p>193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8" calcext:value-type="float">
            <text:p>1998</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5" calcext:value-type="float">
            <text:p>193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5 <text:s/>1 <text:s/>- saylo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8 - saylo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1" calcext:value-type="float">
            <text:p>1991</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32" calcext:value-type="float">
            <text:p>193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5 <text:s/>1 <text:s/>- wickham</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03" calcext:value-type="float">
            <text:p>1903</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part 2 - mor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 saylo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6 - horn</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6" calcext:value-type="float">
            <text:p>1996</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ibidem part 2</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string" calcext:value-type="string">
            <text:p>1 <text:s/>2 <text:s/>- moser</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table-cell/>
          <table:table-cell office:value-type="float" office:value="1995" calcext:value-type="float">
            <text:p>1995</text:p>
          </table:table-cell>
          <table:table-cell office:value-type="float" office:value="1" calcext:value-type="float">
            <text:p>1.000</text:p>
          </table:table-cell>
          <table:table-cell office:value-type="string" calcext:value-type="string">
            <text:p>Incoherent</text:p>
          </table:table-cell>
          <table:table-cell table:number-columns-repeated="1020"/>
        </table:table-row>
        <table:table-row table:style-name="ro2" table:number-rows-repeated="10483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number:number-style style:name="N123">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2">00/00/0000</text:date>, <text:time style:data-style-name="N2" text:time-value="23:46:16.889201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00:02:28.802083339</meta:creation-date>
    <meta:editing-duration>PT5H55M12S</meta:editing-duration>
    <meta:editing-cycles>10</meta:editing-cycles>
    <meta:generator>LibreOffice/5.1.6.2$Linux_X86_64 LibreOffice_project/10m0$Build-2</meta:generator>
    <dc:date>2018-08-22T00:08:06.874507403</dc:date>
    <meta:document-statistic meta:table-count="4" meta:cell-count="2528" meta:object-count="0"/>
  </office:meta>
</office:document-meta>
</file>